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be0f09"/>
    </style:style>
    <style:style style:name="P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officeooo:paragraph-rsid="00cee4c9"/>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cee4c9"/>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ddea10"/>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be0f09"/>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be0f09"/>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9"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3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6666ff"/>
    </style:style>
    <style:style style:name="P3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8" style:family="paragraph" style:parent-style-name="Text_20_body">
      <style:paragraph-properties fo:margin-left="0in" fo:margin-right="0in" fo:text-align="justify" style:justify-single-word="false" fo:text-indent="0.1965in" style:auto-text-indent="false"/>
      <style:text-properties fo:color="#800000"/>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c42bec" officeooo:paragraph-rsid="00c42bec"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7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7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7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c776ba" style:font-style-asian="normal" style:font-style-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8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8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8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557a" style:font-style-asian="normal" style:font-style-complex="normal"/>
    </style:style>
    <style:style style:name="P8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d25d3" style:font-style-asian="normal" style:font-style-complex="normal"/>
    </style:style>
    <style:style style:name="P8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47a75" style:font-style-asian="normal" style:font-style-complex="normal"/>
    </style:style>
    <style:style style:name="P8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5bcc1" style:font-style-asian="normal" style:font-style-complex="normal"/>
    </style:style>
    <style:style style:name="P9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67464" style:font-style-asian="normal" style:font-style-complex="normal"/>
    </style:style>
    <style:style style:name="P9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e607e" style:font-style-asian="normal" style:font-style-complex="normal"/>
    </style:style>
    <style:style style:name="P9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0592" style:font-style-asian="normal" style:font-style-complex="normal"/>
    </style:style>
    <style:style style:name="P9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bfa6" style:font-style-asian="normal" style:font-style-complex="normal"/>
    </style:style>
    <style:style style:name="P9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5eb1f" style:font-style-asian="normal" style:font-style-complex="normal"/>
    </style:style>
    <style:style style:name="P9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61d3c" style:font-style-asian="normal" style:font-style-complex="normal"/>
    </style:style>
    <style:style style:name="P9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793eb" style:font-style-asian="normal" style:font-style-complex="normal"/>
    </style:style>
    <style:style style:name="P9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01742" style:font-style-asian="normal" style:font-style-complex="normal"/>
    </style:style>
    <style:style style:name="P9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62cf4" style:font-style-asian="normal" style:font-style-complex="normal"/>
    </style:style>
    <style:style style:name="P9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81557a" officeooo:paragraph-rsid="0081557a" style:font-style-asian="normal" style:font-style-complex="normal"/>
    </style:style>
    <style:style style:name="P10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aaa5f1" style:font-style-asian="normal" style:font-style-complex="normal"/>
    </style:style>
    <style:style style:name="P10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b01742" style:font-style-asian="normal" style:font-style-complex="normal"/>
    </style:style>
    <style:style style:name="P10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aaa5f1" officeooo:paragraph-rsid="00be0f09" style:font-style-asian="normal" style:font-style-complex="normal"/>
    </style:style>
    <style:style style:name="P10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cebcaf" officeooo:paragraph-rsid="00cee4c9" style:font-style-asian="normal" style:font-style-complex="normal"/>
    </style:style>
    <style:style style:name="P10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d9ac7a" officeooo:paragraph-rsid="00d9ac7a"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c24e3a" style:font-style-asian="italic" style:font-style-complex="italic"/>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c5b4f3" style:font-style-asian="italic" style:font-style-complex="italic"/>
    </style:style>
    <style:style style:name="P10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11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11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11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1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b1e1b" style:font-style-asian="italic" style:font-style-complex="italic"/>
    </style:style>
    <style:style style:name="P114" style:family="paragraph" style:parent-style-name="Text_20_body">
      <loext:graphic-properties draw:fill="none" draw:fill-color="#ffffff"/>
      <style:paragraph-properties fo:margin-left="0in" fo:margin-right="0in" fo:text-align="center"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1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bef6b6" style:font-style-asian="italic" style:font-style-complex="italic"/>
    </style:style>
    <style:style style:name="P11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95a4" officeooo:paragraph-rsid="00be95a4" style:font-style-asian="italic" style:font-style-complex="italic"/>
    </style:style>
    <style:style style:name="P11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0d27f8d"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1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12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23" style:family="paragraph" style:parent-style-name="Text_20_body">
      <style:paragraph-properties fo:margin-left="0in" fo:margin-right="0in" fo:text-align="justify" style:justify-single-word="false" fo:text-indent="0.1965in" style:auto-text-indent="false"/>
      <style:text-properties fo:color="#0000ff"/>
    </style:style>
    <style:style style:name="P12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1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1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12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ddea10" officeooo:paragraph-rsid="00ddea10"/>
    </style:style>
    <style:style style:name="P12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3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3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3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4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text-align="justify" style:justify-single-word="false"/>
    </style:style>
    <style:style style:name="P145" style:family="paragraph" style:parent-style-name="Text_20_body">
      <style:text-properties fo:language="ru" fo:country="RU"/>
    </style:style>
    <style:style style:name="P146" style:family="paragraph" style:parent-style-name="Text_20_body">
      <loext:graphic-properties draw:fill="solid" draw:fill-color="#eeeeee" draw:opacity="100%"/>
      <style:paragraph-properties fo:background-color="#eeeeee"/>
      <style:text-properties fo:language="ru" fo:country="RU"/>
    </style:style>
    <style:style style:name="P14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48" style:family="paragraph" style:parent-style-name="Text_20_body">
      <style:text-properties fo:language="en" fo:country="US"/>
    </style:style>
    <style:style style:name="P149" style:family="paragraph" style:parent-style-name="Text_20_body">
      <loext:graphic-properties draw:fill="solid" draw:fill-color="#eeeeee" draw:opacity="100%"/>
      <style:paragraph-properties fo:background-color="#eeeeee"/>
    </style:style>
    <style:style style:name="P150" style:family="paragraph" style:parent-style-name="First_20_line_20_indent">
      <loext:graphic-properties draw:fill="solid" draw:fill-color="#eeeeee" draw:opacity="100%"/>
      <style:paragraph-properties fo:background-color="#eeeeee"/>
      <style:text-properties fo:language="ru" fo:country="RU"/>
    </style:style>
    <style:style style:name="P15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52" style:family="paragraph" style:parent-style-name="Text_20_body">
      <style:paragraph-properties fo:margin-left="0in" fo:margin-right="0in" fo:text-align="justify" style:justify-single-word="false" fo:text-indent="0in" style:auto-text-indent="false"/>
    </style:style>
    <style:style style:name="P153" style:family="paragraph" style:parent-style-name="Text_20_body">
      <style:paragraph-properties fo:margin-left="0in" fo:margin-right="0in" fo:text-align="justify" style:justify-single-word="false" fo:text-indent="0in" style:auto-text-indent="false"/>
      <style:text-properties fo:color="#800000"/>
    </style:style>
    <style:style style:name="P15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55" style:family="paragraph" style:parent-style-name="Text_20_body">
      <style:paragraph-properties fo:margin-left="0in" fo:margin-right="0in" fo:text-align="center" style:justify-single-word="false" fo:text-indent="0in" style:auto-text-indent="false"/>
    </style:style>
    <style:style style:name="P15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5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5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65" style:family="paragraph" style:parent-style-name="Footnote">
      <style:paragraph-properties fo:margin-left="0in" fo:margin-right="0in" fo:text-indent="0in" style:auto-text-indent="false"/>
      <style:text-properties fo:language="en" fo:country="US"/>
    </style:style>
    <style:style style:name="P166" style:family="paragraph" style:parent-style-name="Footnote">
      <style:text-properties fo:language="en" fo:country="US"/>
    </style:style>
    <style:style style:name="P167" style:family="paragraph" style:parent-style-name="Footnote">
      <style:text-properties fo:language="ru" fo:country="RU"/>
    </style:style>
    <style:style style:name="P168" style:family="paragraph" style:parent-style-name="Footnote">
      <style:text-properties style:use-window-font-color="true" fo:language="ru" fo:country="RU"/>
    </style:style>
    <style:style style:name="P1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76" style:family="paragraph" style:parent-style-name="Text_20_body" style:list-style-name="L1">
      <style:paragraph-properties fo:text-align="justify" style:justify-single-word="false"/>
    </style:style>
    <style:style style:name="P177" style:family="paragraph" style:parent-style-name="Text_20_body" style:list-style-name="L1">
      <style:paragraph-properties fo:text-align="justify" style:justify-single-word="false"/>
      <style:text-properties fo:language="ru" fo:country="RU"/>
    </style:style>
    <style:style style:name="P178" style:family="paragraph" style:parent-style-name="Text_20_body" style:list-style-name="L2">
      <style:paragraph-properties fo:text-align="justify" style:justify-single-word="false"/>
      <style:text-properties fo:language="ru" fo:country="RU"/>
    </style:style>
    <style:style style:name="P17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80" style:family="paragraph" style:parent-style-name="Text_20_body" style:list-style-name="L3">
      <style:text-properties fo:language="ru" fo:country="RU"/>
    </style:style>
    <style:style style:name="P18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officeooo:paragraph-rsid="00ecc0b0" style:font-style-asian="italic" style:font-style-complex="italic"/>
    </style:style>
    <style:style style:name="P18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rsid="00def85b" officeooo:paragraph-rsid="00e1de87" style:font-style-asian="italic" style:font-style-complex="italic"/>
    </style:style>
    <style:style style:name="P18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rsid="00e6b1ee" officeooo:paragraph-rsid="00fed513" style:font-style-asian="italic" style:font-style-complex="italic"/>
    </style:style>
    <style:style style:name="P185"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officeooo:paragraph-rsid="00ddea10"/>
    </style:style>
    <style:style style:name="P18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ddea10"/>
    </style:style>
    <style:style style:name="P18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ecc0b0"/>
    </style:style>
    <style:style style:name="P18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e98f95"/>
    </style:style>
    <style:style style:name="P18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f8e8ea"/>
    </style:style>
    <style:style style:name="P19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0e98f95" style:font-style-asian="italic" style:font-style-complex="italic"/>
    </style:style>
    <style:style style:name="P19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0ecc0b0" style:font-style-asian="italic" style:font-style-complex="italic"/>
    </style:style>
    <style:style style:name="P19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0ef2f86" style:font-style-asian="italic" style:font-style-complex="italic"/>
    </style:style>
    <style:style style:name="P19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bef6b6" style:font-style-asian="italic" style:font-style-complex="italic"/>
    </style:style>
    <style:style style:name="P19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e4ddf4" style:font-style-asian="italic" style:font-style-complex="italic"/>
    </style:style>
    <style:style style:name="P19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e98f95" style:font-style-asian="italic" style:font-style-complex="italic"/>
    </style:style>
    <style:style style:name="P19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95a4" officeooo:paragraph-rsid="00e6b1ee" style:font-style-asian="italic" style:font-style-complex="italic"/>
    </style:style>
    <style:style style:name="P19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95a4" officeooo:paragraph-rsid="00e98f95" style:font-style-asian="italic" style:font-style-complex="italic"/>
    </style:style>
    <style:style style:name="P19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e6b1ee" officeooo:paragraph-rsid="00e6b1ee" style:font-style-asian="italic" style:font-style-complex="italic"/>
    </style:style>
    <style:style style:name="P19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e6b1ee" officeooo:paragraph-rsid="00e98f95" style:font-style-asian="italic" style:font-style-complex="italic"/>
    </style:style>
    <style:style style:name="P20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e6b1ee" officeooo:paragraph-rsid="00e6b1ee"/>
    </style:style>
    <style:style style:name="P201"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officeooo:rsid="00e6b1ee" officeooo:paragraph-rsid="00e6b1ee"/>
    </style:style>
    <style:style style:name="P20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fde103" officeooo:paragraph-rsid="00fde103"/>
    </style:style>
    <style:style style:name="P20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20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20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2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207" style:family="paragraph" style:parent-style-name="Heading_20_2">
      <style:text-properties fo:language="en" fo:country="US"/>
    </style:style>
    <style:style style:name="P208" style:family="paragraph" style:parent-style-name="Heading_20_2">
      <style:text-properties fo:language="ru" fo:country="RU"/>
    </style:style>
    <style:style style:name="P209" style:family="paragraph" style:parent-style-name="Heading_20_2">
      <loext:graphic-properties draw:fill="solid" draw:fill-color="#eeeeee" draw:opacity="100%"/>
      <style:paragraph-properties fo:background-color="#eeeeee"/>
      <style:text-properties fo:language="ru" fo:country="RU"/>
    </style:style>
    <style:style style:name="P210" style:family="paragraph" style:parent-style-name="Heading_20_2">
      <loext:graphic-properties draw:fill="solid" draw:fill-color="#eeeeee" draw:opacity="100%"/>
      <style:paragraph-properties fo:background-color="#eeeeee"/>
      <style:text-properties officeooo:paragraph-rsid="00be0f09"/>
    </style:style>
    <style:style style:name="P211" style:family="paragraph" style:parent-style-name="Heading_20_2">
      <loext:graphic-properties draw:fill="solid" draw:fill-color="#eeeeee" draw:opacity="100%"/>
      <style:paragraph-properties fo:background-color="#eeeeee"/>
    </style:style>
    <style:style style:name="P212" style:family="paragraph" style:parent-style-name="Heading_20_2">
      <loext:graphic-properties draw:fill="solid" draw:fill-color="#eeeeee" draw:opacity="100%"/>
      <style:paragraph-properties fo:background-color="#eeeeee"/>
      <style:text-properties officeooo:paragraph-rsid="00ecc0b0"/>
    </style:style>
    <style:style style:name="P213"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14" style:family="paragraph" style:parent-style-name="Heading_20_1">
      <loext:graphic-properties draw:fill="solid" draw:fill-color="#eeeeee" draw:opacity="100%"/>
      <style:paragraph-properties fo:background-color="#eeeeee"/>
    </style:style>
    <style:style style:name="P215" style:family="paragraph" style:parent-style-name="Heading_20_1">
      <style:paragraph-properties fo:margin-left="0in" fo:margin-right="0in" fo:text-align="center" style:justify-single-word="false" fo:text-indent="0.1965in" style:auto-text-indent="false"/>
    </style:style>
    <style:style style:name="P21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ru" fo:country="RU" officeooo:rsid="00bef6b6"/>
    </style:style>
    <style:style style:name="T16" style:family="text">
      <style:text-properties fo:language="ru" fo:country="RU" officeooo:rsid="00c1a3fe"/>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88a3c"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1dcd84"/>
    </style:style>
    <style:style style:name="T22" style:family="text">
      <style:text-properties fo:language="en" fo:country="US" officeooo:rsid="001f2d73"/>
    </style:style>
    <style:style style:name="T23" style:family="text">
      <style:text-properties fo:language="en" fo:country="US" officeooo:rsid="003ef802"/>
    </style:style>
    <style:style style:name="T24" style:family="text">
      <style:text-properties fo:language="en" fo:country="US" officeooo:rsid="00510a56"/>
    </style:style>
    <style:style style:name="T25" style:family="text">
      <style:text-properties fo:language="en" fo:country="US" officeooo:rsid="005a81a4"/>
    </style:style>
    <style:style style:name="T26" style:family="text">
      <style:text-properties fo:language="en" fo:country="US" officeooo:rsid="009e607e"/>
    </style:style>
    <style:style style:name="T27" style:family="text">
      <style:text-properties fo:language="en" fo:country="US" officeooo:rsid="009fe719"/>
    </style:style>
    <style:style style:name="T28" style:family="text">
      <style:text-properties fo:language="en" fo:country="US" officeooo:rsid="00b01742"/>
    </style:style>
    <style:style style:name="T29" style:family="text">
      <style:text-properties fo:language="en" fo:country="US" officeooo:rsid="00b17317"/>
    </style:style>
    <style:style style:name="T30" style:family="text">
      <style:text-properties fo:language="en" fo:country="US" officeooo:rsid="00c95417"/>
    </style:style>
    <style:style style:name="T31" style:family="text">
      <style:text-properties fo:color="#ff3333"/>
    </style:style>
    <style:style style:name="T32" style:family="text">
      <style:text-properties fo:color="#ff3333" fo:language="ru" fo:country="RU"/>
    </style:style>
    <style:style style:name="T33" style:family="text">
      <style:text-properties fo:color="#ff3333" fo:language="ru" fo:country="RU" fo:font-style="normal" style:font-style-asian="normal" style:font-style-complex="normal"/>
    </style:style>
    <style:style style:name="T34" style:family="text">
      <style:text-properties fo:color="#ff3333" fo:font-style="normal" style:font-style-asian="normal" style:font-style-complex="normal"/>
    </style:style>
    <style:style style:name="T35" style:family="text">
      <style:text-properties fo:font-style="italic" style:font-style-asian="italic" style:font-style-complex="italic"/>
    </style:style>
    <style:style style:name="T36" style:family="text">
      <style:text-properties fo:color="#6666ff" fo:language="ru" fo:country="RU"/>
    </style:style>
    <style:style style:name="T37" style:family="text">
      <style:text-properties fo:color="#800000"/>
    </style:style>
    <style:style style:name="T38" style:family="text">
      <style:text-properties fo:color="#800000" fo:language="ru" fo:country="RU"/>
    </style:style>
    <style:style style:name="T39" style:family="text">
      <style:text-properties fo:color="#800000" fo:language="ru" fo:country="RU" fo:font-style="normal" style:font-style-asian="normal" style:font-style-complex="normal"/>
    </style:style>
    <style:style style:name="T40" style:family="text">
      <style:text-properties fo:color="#800000" fo:language="en" fo:country="US"/>
    </style:style>
    <style:style style:name="T41" style:family="text">
      <style:text-properties fo:color="#800000" fo:language="en" fo:country="US" fo:font-style="normal" style:font-style-asian="normal" style:font-style-complex="normal"/>
    </style:style>
    <style:style style:name="T42" style:family="text">
      <style:text-properties fo:color="#800000" fo:language="en" fo:country="US" officeooo:rsid="005a81a4"/>
    </style:style>
    <style:style style:name="T43" style:family="text">
      <style:text-properties fo:color="#800000" fo:font-style="normal" style:font-style-asian="normal" style:font-style-complex="normal"/>
    </style:style>
    <style:style style:name="T44" style:family="text">
      <style:text-properties fo:color="#800000" officeooo:rsid="0058c799"/>
    </style:style>
    <style:style style:name="T45" style:family="text">
      <style:text-properties fo:color="#800000" officeooo:rsid="00fe7f26"/>
    </style:style>
    <style:style style:name="T46" style:family="text">
      <style:text-properties fo:color="#ff6600"/>
    </style:style>
    <style:style style:name="T47" style:family="text">
      <style:text-properties fo:color="#ff6600" fo:language="ru" fo:country="RU"/>
    </style:style>
    <style:style style:name="T48" style:family="text">
      <style:text-properties fo:font-weight="bold" style:font-weight-asian="bold" style:font-weight-complex="bold"/>
    </style:style>
    <style:style style:name="T49" style:family="text">
      <style:text-properties style:use-window-font-color="true"/>
    </style:style>
    <style:style style:name="T50" style:family="text">
      <style:text-properties style:use-window-font-color="true" fo:language="ru" fo:country="RU"/>
    </style:style>
    <style:style style:name="T51" style:family="text">
      <style:text-properties style:use-window-font-color="true" fo:language="ru" fo:country="RU" fo:font-style="normal" style:font-style-asian="normal" style:font-style-complex="normal"/>
    </style:style>
    <style:style style:name="T52" style:family="text">
      <style:text-properties style:use-window-font-color="true" fo:language="ru" fo:country="RU" fo:font-style="normal" officeooo:rsid="00cebcaf" style:font-style-asian="normal" style:font-style-complex="normal"/>
    </style:style>
    <style:style style:name="T53" style:family="text">
      <style:text-properties style:use-window-font-color="true" fo:language="ru" fo:country="RU" fo:font-style="normal" officeooo:rsid="00cee4c9" style:font-style-asian="normal" style:font-style-complex="normal"/>
    </style:style>
    <style:style style:name="T54" style:family="text">
      <style:text-properties style:use-window-font-color="true" fo:language="ru" fo:country="RU" fo:font-style="normal" officeooo:rsid="00db683c" style:font-style-asian="normal" style:font-style-complex="normal"/>
    </style:style>
    <style:style style:name="T55" style:family="text">
      <style:text-properties style:use-window-font-color="true" fo:language="ru" fo:country="RU" fo:font-style="normal" fo:font-weight="normal" style:font-style-asian="normal" style:font-weight-asian="normal" style:font-style-complex="normal" style:font-weight-complex="normal"/>
    </style:style>
    <style:style style:name="T56" style:family="text">
      <style:text-properties style:use-window-font-color="true" fo:language="ru" fo:country="RU" fo:font-style="italic" style:font-style-asian="italic" style:font-style-complex="italic"/>
    </style:style>
    <style:style style:name="T57" style:family="text">
      <style:text-properties style:use-window-font-color="true" fo:language="en" fo:country="US"/>
    </style:style>
    <style:style style:name="T58" style:family="text">
      <style:text-properties style:use-window-font-color="true" fo:language="en" fo:country="US" fo:font-style="normal" style:font-style-asian="normal" style:font-style-complex="normal"/>
    </style:style>
    <style:style style:name="T59" style:family="text">
      <style:text-properties style:use-window-font-color="true" fo:language="en" fo:country="US" fo:font-style="normal" officeooo:rsid="0052d633" style:font-style-asian="normal" style:font-style-complex="normal"/>
    </style:style>
    <style:style style:name="T60" style:family="text">
      <style:text-properties style:use-window-font-color="true" fo:language="en" fo:country="US" fo:font-style="normal" fo:background-color="transparent" loext:char-shading-value="0" style:font-style-asian="normal" style:font-style-complex="normal"/>
    </style:style>
    <style:style style:name="T61" style:family="text">
      <style:text-properties style:use-window-font-color="true" fo:font-style="normal" style:font-style-asian="normal" style:font-style-complex="normal"/>
    </style:style>
    <style:style style:name="T62" style:family="text">
      <style:text-properties fo:background-color="transparent" loext:char-shading-value="0"/>
    </style:style>
    <style:style style:name="T63" style:family="text">
      <style:text-properties style:text-position="super 58%"/>
    </style:style>
    <style:style style:name="T64" style:family="text">
      <style:text-properties fo:color="#c5000b"/>
    </style:style>
    <style:style style:name="T65" style:family="text">
      <style:text-properties fo:language="fr" fo:country="FR"/>
    </style:style>
    <style:style style:name="T66" style:family="text">
      <style:text-properties fo:color="#0000ff"/>
    </style:style>
    <style:style style:name="T67" style:family="text">
      <style:text-properties fo:color="#3333ff"/>
    </style:style>
    <style:style style:name="T68" style:family="text">
      <style:text-properties fo:font-style="normal" style:font-style-asian="normal" style:font-style-complex="normal"/>
    </style:style>
    <style:style style:name="T69" style:family="text">
      <style:text-properties fo:color="#0066ff"/>
    </style:style>
    <style:style style:name="T70" style:family="text">
      <style:text-properties fo:color="#0066ff" fo:language="en" fo:country="US" fo:font-style="normal" fo:background-color="transparent" loext:char-shading-value="0" style:font-style-asian="normal" style:font-style-complex="normal"/>
    </style:style>
    <style:style style:name="T71" style:family="text">
      <style:text-properties fo:background-color="#ffff00" loext:char-shading-value="0"/>
    </style:style>
    <style:style style:name="T72" style:family="text">
      <style:text-properties officeooo:rsid="000ffcc2"/>
    </style:style>
    <style:style style:name="T73" style:family="text">
      <style:text-properties officeooo:rsid="00193ff2"/>
    </style:style>
    <style:style style:name="T74" style:family="text">
      <style:text-properties officeooo:rsid="001ace8b"/>
    </style:style>
    <style:style style:name="T75" style:family="text">
      <style:text-properties officeooo:rsid="001c660b"/>
    </style:style>
    <style:style style:name="T76" style:family="text">
      <style:text-properties officeooo:rsid="001dcd84"/>
    </style:style>
    <style:style style:name="T77" style:family="text">
      <style:text-properties officeooo:rsid="001f2d73"/>
    </style:style>
    <style:style style:name="T78" style:family="text">
      <style:text-properties officeooo:rsid="002200a6"/>
    </style:style>
    <style:style style:name="T79" style:family="text">
      <style:text-properties officeooo:rsid="00253506"/>
    </style:style>
    <style:style style:name="T80" style:family="text">
      <style:text-properties officeooo:rsid="002597d5"/>
    </style:style>
    <style:style style:name="T81" style:family="text">
      <style:text-properties officeooo:rsid="002f349f"/>
    </style:style>
    <style:style style:name="T82" style:family="text">
      <style:text-properties officeooo:rsid="003396d3"/>
    </style:style>
    <style:style style:name="T83" style:family="text">
      <style:text-properties officeooo:rsid="003800b4"/>
    </style:style>
    <style:style style:name="T84" style:family="text">
      <style:text-properties officeooo:rsid="003ef802"/>
    </style:style>
    <style:style style:name="T85" style:family="text">
      <style:text-properties officeooo:rsid="004a84ac"/>
    </style:style>
    <style:style style:name="T86" style:family="text">
      <style:text-properties officeooo:rsid="004c3ada"/>
    </style:style>
    <style:style style:name="T87" style:family="text">
      <style:text-properties officeooo:rsid="004e0345"/>
    </style:style>
    <style:style style:name="T88" style:family="text">
      <style:text-properties officeooo:rsid="004fa2e2"/>
    </style:style>
    <style:style style:name="T89" style:family="text">
      <style:text-properties officeooo:rsid="00510a56"/>
    </style:style>
    <style:style style:name="T90" style:family="text">
      <style:text-properties officeooo:rsid="0052d633"/>
    </style:style>
    <style:style style:name="T91" style:family="text">
      <style:text-properties officeooo:rsid="00542ec6"/>
    </style:style>
    <style:style style:name="T92" style:family="text">
      <style:text-properties officeooo:rsid="00545f83"/>
    </style:style>
    <style:style style:name="T93" style:family="text">
      <style:text-properties officeooo:rsid="00565b54"/>
    </style:style>
    <style:style style:name="T94" style:family="text">
      <style:text-properties officeooo:rsid="0058c799"/>
    </style:style>
    <style:style style:name="T95" style:family="text">
      <style:text-properties officeooo:rsid="00654127"/>
    </style:style>
    <style:style style:name="T96" style:family="text">
      <style:text-properties officeooo:rsid="0066a303"/>
    </style:style>
    <style:style style:name="T97" style:family="text">
      <style:text-properties officeooo:rsid="0067ea38"/>
    </style:style>
    <style:style style:name="T98" style:family="text">
      <style:text-properties officeooo:rsid="006be717"/>
    </style:style>
    <style:style style:name="T99" style:family="text">
      <style:text-properties officeooo:rsid="006f8a50"/>
    </style:style>
    <style:style style:name="T100" style:family="text">
      <style:text-properties officeooo:rsid="007515e3"/>
    </style:style>
    <style:style style:name="T101" style:family="text">
      <style:text-properties officeooo:rsid="0076f5f2"/>
    </style:style>
    <style:style style:name="T102" style:family="text">
      <style:text-properties officeooo:rsid="00770253"/>
    </style:style>
    <style:style style:name="T103" style:family="text">
      <style:text-properties officeooo:rsid="0082dc6d"/>
    </style:style>
    <style:style style:name="T104" style:family="text">
      <style:text-properties officeooo:rsid="008416d7"/>
    </style:style>
    <style:style style:name="T105" style:family="text">
      <style:text-properties officeooo:rsid="00855954"/>
    </style:style>
    <style:style style:name="T106" style:family="text">
      <style:text-properties officeooo:rsid="008d25d3"/>
    </style:style>
    <style:style style:name="T107" style:family="text">
      <style:text-properties officeooo:rsid="008ef00f"/>
    </style:style>
    <style:style style:name="T108" style:family="text">
      <style:text-properties officeooo:rsid="00982384"/>
    </style:style>
    <style:style style:name="T109" style:family="text">
      <style:text-properties officeooo:rsid="009b7824"/>
    </style:style>
    <style:style style:name="T110" style:family="text">
      <style:text-properties officeooo:rsid="00a00592"/>
    </style:style>
    <style:style style:name="T111" style:family="text">
      <style:text-properties officeooo:rsid="00a0bfa6"/>
    </style:style>
    <style:style style:name="T112" style:family="text">
      <style:text-properties officeooo:rsid="00a5eb1f"/>
    </style:style>
    <style:style style:name="T113" style:family="text">
      <style:text-properties officeooo:rsid="00a61d3c"/>
    </style:style>
    <style:style style:name="T114" style:family="text">
      <style:text-properties officeooo:rsid="00a793eb"/>
    </style:style>
    <style:style style:name="T115" style:family="text">
      <style:text-properties officeooo:rsid="00aaa5f1"/>
    </style:style>
    <style:style style:name="T116" style:family="text">
      <style:text-properties officeooo:rsid="00b01742"/>
    </style:style>
    <style:style style:name="T117" style:family="text">
      <style:text-properties officeooo:rsid="00b46bf8"/>
    </style:style>
    <style:style style:name="T118" style:family="text">
      <style:text-properties officeooo:rsid="00bb1e1b"/>
    </style:style>
    <style:style style:name="T119" style:family="text">
      <style:text-properties officeooo:rsid="00c0e3d7"/>
    </style:style>
    <style:style style:name="T120" style:family="text">
      <style:text-properties officeooo:rsid="00c185b1"/>
    </style:style>
    <style:style style:name="T121" style:family="text">
      <style:text-properties officeooo:rsid="00c20443"/>
    </style:style>
    <style:style style:name="T122" style:family="text">
      <style:text-properties officeooo:rsid="00c24e3a"/>
    </style:style>
    <style:style style:name="T123" style:family="text">
      <style:text-properties officeooo:rsid="00c5b4f3"/>
    </style:style>
    <style:style style:name="T124" style:family="text">
      <style:text-properties officeooo:rsid="00c776ba"/>
    </style:style>
    <style:style style:name="T125" style:family="text">
      <style:text-properties officeooo:rsid="00cc7d6f"/>
    </style:style>
    <style:style style:name="T126" style:family="text">
      <style:text-properties officeooo:rsid="00d406ea"/>
    </style:style>
    <style:style style:name="T127" style:family="text">
      <style:text-properties officeooo:rsid="00d535de"/>
    </style:style>
    <style:style style:name="T128" style:family="text">
      <style:text-properties officeooo:rsid="00d67efe"/>
    </style:style>
    <style:style style:name="T129" style:family="text">
      <style:text-properties officeooo:rsid="00d6c390"/>
    </style:style>
    <style:style style:name="T130" style:family="text">
      <style:text-properties officeooo:rsid="00d7590a"/>
    </style:style>
    <style:style style:name="T131" style:family="text">
      <style:text-properties officeooo:rsid="00d8fe31"/>
    </style:style>
    <style:style style:name="T132" style:family="text">
      <style:text-properties fo:color="#00ccff"/>
    </style:style>
    <style:style style:name="T133" style:family="text">
      <style:text-properties officeooo:rsid="00dacb23"/>
    </style:style>
    <style:style style:name="T134" style:family="text">
      <style:text-properties officeooo:rsid="00db683c"/>
    </style:style>
    <style:style style:name="T135" style:family="text">
      <style:text-properties officeooo:rsid="00dc544d"/>
    </style:style>
    <style:style style:name="T136" style:family="text">
      <style:text-properties officeooo:rsid="00e07ddb"/>
    </style:style>
    <style:style style:name="T137" style:family="text">
      <style:text-properties officeooo:rsid="00e6b1ee"/>
    </style:style>
    <style:style style:name="T138" style:family="text">
      <style:text-properties officeooo:rsid="00e83ed7"/>
    </style:style>
    <style:style style:name="T139" style:family="text">
      <style:text-properties officeooo:rsid="00e98f95"/>
    </style:style>
    <style:style style:name="T140" style:family="text">
      <style:text-properties officeooo:rsid="00ed320e"/>
    </style:style>
    <style:style style:name="T141" style:family="text">
      <style:text-properties officeooo:rsid="00f15055"/>
    </style:style>
    <style:style style:name="T142" style:family="text">
      <style:text-properties officeooo:rsid="00f22603"/>
    </style:style>
    <style:style style:name="T143" style:family="text">
      <style:text-properties officeooo:rsid="00f40fe6"/>
    </style:style>
    <style:style style:name="T144" style:family="text">
      <style:text-properties officeooo:rsid="00f5d559"/>
    </style:style>
    <style:style style:name="T145" style:family="text">
      <style:text-properties officeooo:rsid="00f79e5b"/>
    </style:style>
    <style:style style:name="T146" style:family="text">
      <style:text-properties officeooo:rsid="00f8e8ea"/>
    </style:style>
    <style:style style:name="T147" style:family="text">
      <style:text-properties officeooo:rsid="00f9be9e"/>
    </style:style>
    <style:style style:name="T148" style:family="text">
      <style:text-properties officeooo:rsid="00fb920a"/>
    </style:style>
    <style:style style:name="T149" style:family="text">
      <style:text-properties officeooo:rsid="00fc5be5"/>
    </style:style>
    <style:style style:name="T150" style:family="text">
      <style:text-properties officeooo:rsid="00fe7f26"/>
    </style:style>
    <style:style style:name="T151" style:family="text">
      <style:text-properties officeooo:rsid="00fed5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5" text:outline-level="1">Последний фанфик</text:h>
      <text:p text:style-name="P9">От Massaraksh</text:p>
      <text:p text:style-name="P12">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4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498069656442228586" text:style-name="L1">
        <text:list-item>
          <text:p text:style-name="P176">добавить детектив <text:span text:style-name="T1">(реализовано)</text:span>+ магические уроки/трактаты Старсвирла (реализовано)</text:p>
        </text:list-item>
        <text:list-item>
          <text:p text:style-name="P177">Терра несколько раз пытается убить Макса (один раз — в аквапарке). Несколько раз Макса спасает Селестия (даёт приказы Нексусу)</text:p>
        </text:list-item>
        <text:list-item>
          <text:p text:style-name="P177">Книги:</text:p>
        </text:list-item>
      </text:list>
      <text:list xml:id="list6127990219662400318" text:style-name="L2">
        <text:list-item>
          <text:p text:style-name="P178">«Великие грифоны прошлого» - из канона (5<text:span text:style-name="T17">s8e)</text:span></text:p>
        </text:list-item>
        <text:list-item>
          <text:p text:style-name="P178">«Высшие заклинания в повседневном использовании: от песчинки до дворца»</text:p>
        </text:list-item>
        <text:list-item>
          <text:p text:style-name="P179">«Малоизвестные аспекты магии трансформаций»</text:p>
        </text:list-item>
        <text:list-item>
          <text:p text:style-name="P17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8">Дасти Вейфарер «Зебрианская культура, быт и фольклор»</text:p>
        </text:list-item>
        <text:list-item>
          <text:p text:style-name="P178">«Краткая история Эквестрии»</text:p>
        </text:list-item>
        <text:list-item>
          <text:p text:style-name="P178">«Шедевры архитектуры Эквестрии» с разделом о Кантерлотском Королевском Дворце</text:p>
        </text:list-item>
        <text:list-item>
          <text:p text:style-name="P178">«Великие дела и великие чары». Страница 893: …</text:p>
        </text:list-item>
        <text:list-item>
          <text:p text:style-name="P178">«Природа Проклятий» - обмен</text:p>
        </text:list-item>
        <text:list-item>
          <text:p text:style-name="P178">«<text:span text:style-name="T62">Магия для Чайников</text:span>» - обмен</text:p>
        </text:list-item>
        <text:list-item>
          <text:p text:style-name="P178">«Энциклопедия Арканум» - обмен</text:p>
        </text:list-item>
        <text:list-item>
          <text:p text:style-name="P178">«О Гейсах» - обмен</text:p>
        </text:list-item>
        <text:list-item>
          <text:p text:style-name="P178">«<text:span text:style-name="T71">Тайны Тайных Наук</text:span>» - обмен</text:p>
        </text:list-item>
        <text:list-item>
          <text:p text:style-name="P179">«Основы Заклятий» - обмен</text:p>
        </text:list-item>
        <text:list-item>
          <text:p text:style-name="P178"><text:soft-page-break/>«Мамочка, А Что Это Истекает Из Моего Рога? - Введение В Магию Для Маленьких Единорогов» - обмен</text:p>
        </text:list-item>
      </text:list>
      <text:p text:style-name="P12"/>
      <text:h text:style-name="Heading_20_2" text:outline-level="2">Факты об Эквестрии <text:span text:style-name="T1">(согласовать с вики)</text:span></text:h>
      <text:list xml:id="list8391346185013701548" text:style-name="L3">
        <text:list-item>
          <text:p text:style-name="P18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8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80">Селестия — переменчивая пони. В одно время не строгая, а в другое может быть такой, что страшно становится</text:p>
        </text:list-item>
        <text:list-item>
          <text:p text:style-name="P18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80">Около 820-ти лет назад будущий маг Лайтнинг Стар поступил на обучение к наставнику Тииспоту</text:p>
        </text:list-item>
        <text:list-item>
          <text:p text:style-name="P18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8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8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80">У Селестии грива и хвост развеваются и переливаются от магического шампуня</text:p>
        </text:list-item>
        <text:list-item>
          <text:p text:style-name="P180">Тело Селестии очень крепкое — может выдержать несколько тонн земли</text:p>
        </text:list-item>
        <text:list-item>
          <text:p text:style-name="P180">Дискорд намного старше принцесс, его магия сильнее ихней на голову</text:p>
        </text:list-item>
        <text:list-item>
          <text:p text:style-name="P180">Луна младше Селестии на 3 года. Сёстрам около 5000 лет. По другим данным, Селестии около 2500 лет <text:span text:style-name="T147">(Обмен)</text:span>.</text:p>
        </text:list-item>
        <text:list-item>
          <text:p text:style-name="P180">Принцессы начали войну с Дискордом в возрасте, когда им было около 700 лет — и продолжалась война почти сто лет</text:p>
        </text:list-item>
        <text:list-item>
          <text:p text:style-name="P180">Самый главный враг сестёр и Дискорда — скука</text:p>
        </text:list-item>
        <text:list-item>
          <text:p text:style-name="P180">В Эквестрии на одного жеребца приходится четыре - пять кобыл</text:p>
        </text:list-item>
        <text:list-item>
          <text:p text:style-name="P18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80">Селестия в первые полторы тысячи лет путешествовала — и заварила несколько войн (две — с Эквестрией, в одной была против Луны)</text:p>
        </text:list-item>
        <text:list-item>
          <text:p text:style-name="P180">Настоящий цвет гривы Селестии — клубнично-розовая. Радужный цвет гривы и хвоста поддерживается магией</text:p>
        </text:list-item>
        <text:list-item>
          <text:p text:style-name="P180">Кроме Дискорда, старше сестёр ещё старейшина драконов</text:p>
        </text:list-item>
        <text:list-item>
          <text:p text:style-name="P180">Кэйденс не прожила и 60-ти лет и является низкорожденной</text:p>
        </text:list-item>
        <text:list-item>
          <text:p text:style-name="P18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80">Народ тихо фигел от нововведений и с ещё большим ожесточением продолжал делать по-своему</text:p>
        </text:list-item>
        <text:list-item>
          <text:p text:style-name="P18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8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80">Когда пони женятся, они обмениваются ножными браслетами</text:p>
        </text:list-item>
        <text:list-item>
          <text:p text:style-name="P180">Светилами, кроме сестёр, могут управлять единороги (группы), Дискорд, Твайлайт и Старсвирл</text:p>
        </text:list-item>
        <text:list-item>
          <text:p text:style-name="P180">Королева Кризалис — правительница Зелёной Долины</text:p>
        </text:list-item>
        <text:list-item>
          <text:p text:style-name="P180">Мать Луны и Селестии — аликорн Лорен. Мать Дискорда — Алиса (пони-человек)</text:p>
        </text:list-item>
        <text:list-item>
          <text:p text:style-name="P18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44">Искусственный интеллект. Создан Владом и Максом. Разработан для управления корпорациями.</text:p>
      <text:h text:style-name="Heading_20_3" text:outline-level="3">Норф</text:h>
      <text:p text:style-name="P14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1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5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5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5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5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5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5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5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52">Единорог. Холост, молод, мечтателен. Живёт в Кантерлоте. В свободное время рисует облака.</text:p>
      <text:h text:style-name="Heading_20_3" text:outline-level="3">Алекс</text:h>
      <text:p text:style-name="P152">Менеджер проектов, над одним из которых (Нексус) работает Макс.</text:p>
      <text:h text:style-name="Heading_20_3" text:outline-level="3">Ростик</text:h>
      <text:p text:style-name="P152">Лидер команды тестировщиков</text:p>
      <text:h text:style-name="Heading_20_3" text:outline-level="3">Стас</text:h>
      <text:p text:style-name="P152">Программист-новичок в команде Макса.</text:p>
      <text:h text:style-name="Heading_20_3" text:outline-level="3"><text:soft-page-break/>Рома</text:h>
      <text:p text:style-name="P152">Программист в команде UI-программистов</text:p>
      <text:h text:style-name="Heading_20_3" text:outline-level="3">Анджела</text:h>
      <text:p text:style-name="P152">Сисадмин. Флиртует с Максом.</text:p>
      <text:p text:style-name="P152"/>
      <text:h text:style-name="Heading_20_2" text:outline-level="2">Положения</text:h>
      <text:p text:style-name="P15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5">В <text:span text:style-name="T1">конце</text:span> каждой главы <text:span text:style-name="T1">(чтобы не спойлерить)</text:span> - рисунок мозаики, отображающий суть главы.</text:p>
      <text:p text:style-name="P35"/>
      <text:h text:style-name="P207" text:outline-level="2">1. Терра</text:h>
      <text:p text:style-name="P34">музыка - кондовая электронная, холодная и отчаянная (Electronics “Disappointed”)</text:p>
      <text:p text:style-name="P154">&lt;Добавить угрозу ядерной войны&gt;</text:p>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2">Я прислонился к стойке с коньяком и закрыл глаза.</text:p>
      <text:p text:style-name="P14">Блядь, как хочется послать его нахуй.</text:p>
      <text:p text:style-name="P12">–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2">Алекс тараторил без умолку, <text:span text:style-name="T37">и я понял, что он близок к срыву</text:span>. </text:p>
      <text:p text:style-name="P1">Я <text:span text:style-name="T1">поставил бутылку</text:span> в тележку и направился к выходу.</text:p>
      <text:p text:style-name="P12">– Я даже не смогу зайти в офис. Я выкинул пропуск в унитаз.</text:p>
      <text:p text:style-name="P15">– Макс, не беспокойся, охрана уже в курсе. Тебе выдадут временный.</text:p>
      <text:p text:style-name="P1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3"><text:note text:id="ftn1" text:note-class="footnote"><text:note-citation>1</text:note-citation><text:note-body><text:p text:style-name="P1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66">Team lead — г<text:span text:style-name="T1">лавный программист команды, работающей над проектом</text:span></text:p></text:note-body></text:note> проекта ушёл в запой, семь лет работы в жопу?</text:p>
      <text:p text:style-name="P14">Блядь!</text:p>
      <text:p text:style-name="P12">– Ладно, <text:span text:style-name="T17">уболтал</text:span>. Загляну на огонёк. Но ничего не обещаю. Честно говоря, мне плевать.</text:p>
      <text:p text:style-name="P12">Треск помех не смог скрыть выдох на той стороне трубки.</text:p>
      <text:p text:style-name="P12">– Спасибо, Макс. Я знал, что на тебя можно рассчитывать. Оплата, как договорились.</text:p>
      <text:p text:style-name="P30"><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9">***</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17">RnD-</text:span><text:span text:style-name="T1">зоны</text:span><text:span text:style-name="T1"><text:note text:id="ftn3" text:note-class="footnote"><text:note-citation>3</text:note-citation><text:note-body><text:p text:style-name="P1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23"/>
      <text:p text:style-name="P119"><text:span text:style-name="T17">&gt;\</text:span>Привет, Нексус. Это Макс.</text:p>
      <text:p text:style-name="P119"><text:span text:style-name="T17">&lt;\</text:span>Привет Макс. <text:span text:style-name="T1">Рад тебя видеть. Где ты отсутствовал три дня?</text:span></text:p>
      <text:p text:style-name="P119"><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32"/>
      <text:p text:style-name="P45">Так, что тут у нас? По логам видно, что <text:s/>три последних запроса вызвали сбои в работе кластера и заставили перегрузиться один из хостов.</text:p>
      <text:p text:style-name="P45">Введём-ка парочку <text:span text:style-name="T1">простейших</text:span> вопросов <text:span text:style-name="T1">для разминки</text:span>.</text:p>
      <text:p text:style-name="P45"/>
      <text:p text:style-name="P119"><text:span text:style-name="T17">&gt;\</text:span>Как называется наш проект?</text:p>
      <text:p text:style-name="P119"><text:span text:style-name="T17">&lt;\</text:span>Дайсон.</text:p>
      <text:p text:style-name="P119"><text:span text:style-name="T17">&gt;\</text:span>Сколько тебе лет?</text:p>
      <text:p text:style-name="P119"><text:soft-page-break/><text:span text:style-name="T17">&lt;\</text:span>Два года с начала запуска кластера.</text:p>
      <text:p text:style-name="P119"><text:span text:style-name="T17">&gt;\</text:span>Какой сейчас год?</text:p>
      <text:p text:style-name="P119"><text:span text:style-name="T17">&gt;\</text:span>202<text:span text:style-name="T1">6</text:span>-й.</text:p>
      <text:p text:style-name="P33"/>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119"><text:span text:style-name="T17">&gt;\</text:span>Нексус, отключи память <text:span text:style-name="T1">заданий</text:span> за последнюю неделю.</text:p>
      <text:p text:style-name="P119"><text:span text:style-name="T17">&lt;\</text:span>Выполнено.</text:p>
      <text:p text:style-name="P119"><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19"><text:span text:style-name="T17">&lt;\</text:span><text:span text:style-name="T1">Тебя понял. Читаю задачу...</text:span></text:p>
      <text:p text:style-name="P12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20">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120">Ограничени<text:span text:style-name="T1">е 2: решение должно находиться в правовых рамках уголовного и административного кодекса.</text:span></text:p>
      <text:p text:style-name="P120">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20"><text:span text:style-name="T17">&lt;\</text:span><text:span text:style-name="T1">Выполняю задачу</text:span>...</text:p>
      <text:p text:style-name="P120"><text:span text:style-name="T17">&lt;\</text:span>...</text:p>
      <text:p text:style-name="P120"><text:span text:style-name="T17">&lt;\</text:span>Решение:</text:p>
      <text:p text:style-name="P120"><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120"><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9">Подробный план действий по дням приведен в файле «Война корпораций_A_06.09.2026_23<text:span text:style-name="T17">:47.bmf»</text:span></text:p>
      <text:p text:style-name="P32"/>
      <text:p text:style-name="P41">&lt;<text:span text:style-name="T1">как-то говённо. Улучшить</text:span>&gt;</text:p>
      <text:p text:style-name="P45">Хм, не понял? Ч<text:span text:style-name="T1">ё</text:span> за хрень?</text:p>
      <text:p text:style-name="P45"/>
      <text:p text:style-name="P119"><text:span text:style-name="T17">&gt;</text:span>\Нексус, почему ты используешь жёсткие настройки <text:span text:style-name="T1">для решения задачи</text:span>?</text:p>
      <text:p text:style-name="P119"><text:span text:style-name="T17">&lt;\</text:span>Настройки правильные, <text:span text:style-name="T1">Макс</text:span>.</text:p>
      <text:p text:style-name="P33"/>
      <text:p text:style-name="P45">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23"/>
      <text:p text:style-name="P119"><text:span text:style-name="T17">&gt;</text:span>\Нексус, <text:span text:style-name="T1">в неком городе живёт брадобрей, который бреет всех людей, которые не бреются сами. Вопрос: кто бреет брадобрея</text:span>?</text:p>
      <text:p text:style-name="P33"/>
      <text:p text:style-name="P45">Вместо ответа Нексус выплюнул в консоль длинную строку букв и служебных символов, среди которых бросилась в глаза строка “<text:span text:style-name="T48">incompartible interface Analytics v.0.93 beta</text:span>”</text:p>
      <text:p text:style-name="P45">Ага, уже теплее.</text:p>
      <text:p text:style-name="P45"/>
      <text:p text:style-name="P119"><text:span text:style-name="T17">&gt;</text:span>\Нексус,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1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17">– </text:span>Окей. Спасибо, Макс. <text:span text:style-name="T1">Выручил.</text:span></text:p>
      <text:p text:style-name="P4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6">– Но эти установки работают не в тестовом кластере, а на продакшене.</text:p>
      <text:p text:style-name="P16">–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17">.</text:span></text:p>
      <text:p text:style-name="P129">Гудки.</text:p>
      <text:p text:style-name="P45"><text:soft-page-break/><text:span text:style-name="T1">У</text:span>ходя попрощался с охранником, <text:span text:style-name="T1">увлечённо исследующим тему педофилии</text:span>.</text:p>
      <text:p text:style-name="P45">Всё, свободен. Хотя <text:s/><text:span text:style-name="T1">воскресенье</text:span> уже испорчен<text:span text:style-name="T1">о</text:span>.</text:p>
      <text:p text:style-name="P45"/>
      <text:p text:style-name="P155">***</text:p>
      <text:p text:style-name="P155"/>
      <text:p text:style-name="P12">На улице моросил дождь. Я шарил по карманам в поисках ключей от машины, когда в плечо похлопали.</text:p>
      <text:p text:style-name="P12">Я обернулся. За спиной подслеповато осклабился бородатый зачуханый мужик в рваных джинсах и свитере.</text:p>
      <text:p text:style-name="P12">– Слышь, браток, дай на опохмел? Мочи нет, в глотке пересохло. Спать не могу, глюки всякие снятся.</text:p>
      <text:p text:style-name="P12">От нечего делать, пока роюсь в карманах, спросил:</text:p>
      <text:p text:style-name="P12">– И что же за глюки тебе снятся, мужик?</text:p>
      <text:p text:style-name="P12">–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2">Я хотел было ответить, что лечиться опохмелом от белой горячки — плохая идея, но тут на меня накатило.</text:p>
      <text:p text:style-name="P12">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2">– Так чего, дашь на успокоение нервов? Не жлобись, мужик, будь другом? – повторный оклик нищего вернул меня к реальности.</text:p>
      <text:p text:style-name="P12">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2">– На. – я протянул ему кулёк с Бакарди.</text:p>
      <text:p text:style-name="P12">– О, – обрадовался мужик. – Ромчик! То, что надо! Спасибо, бро!</text:p>
      <text:p text:style-name="P12">Бродяга пошлёпал в дождь.</text:p>
      <text:p text:style-name="P12">Я смотрел ему вслед, пытаясь вспомнить детали образа, на мгновение проступившего во тьме.</text:p>
      <text:p text:style-name="P17"/>
      <text:p text:style-name="P17">***</text:p>
      <text:p text:style-name="P1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66">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12">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2">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2"><text:soft-page-break/>Рыбки ужин не требовали, но, в отличие от Крысы, были живыми. Я достал упаковку корма из-под стула и отсыпал порцию в мерный стаканчик.</text:p>
      <text:p text:style-name="P12">– Гули-гули-гули!</text:p>
      <text:p text:style-name="P12">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2">Сосущее чувство усилилось.</text:p>
      <text:p text:style-name="P12">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9">***</text:p>
      <text:p text:style-name="P9"/>
      <text:p text:style-name="P1">Грохот улицы не достигал крыши 34-хэтажного корпуса <text:span text:style-name="T3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12">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0"><text:span text:style-name="T1">Блядь</text:span>, что за мысли пошли!</text:p>
      <text:p text:style-name="P1">Я вспомнил Влада, <text:span text:style-name="T17">&lt;</text:span><text:span text:style-name="T38">месяц</text:span><text:span text:style-name="T17">&gt;</text:span> назад прыгнувшего с крыши <text:span text:style-name="T1">своей</text:span> многоэтажки.</text:p>
      <text:p text:style-name="P30">Нет, это не для меня. Я сюда пришёл подышать воздухом. И только.</text:p>
      <text:p text:style-name="P1">Влад тогда совершил глупость, большую глупость. Я ему давно го<text:span text:style-name="T62">ворил </text:span><text:span text:style-name="T2">—</text:span><text:span text:style-name="T6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5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2">А у нас получается... </text:span><text:span text:style-name="T2">–</text:span><text:span text:style-name="T6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66">AI <text:span text:style-name="T2">– </text:span><text:span text:style-name="T6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5">Картинка дёрнулась и поплыла, звёзды опять стали вращаться.</text:span> </text:p>
      <text:p text:style-name="P1">Теряю сознание, что ли? Надо отойти от перил. Надо...</text:p>
      <text:p text:style-name="P3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7">2. </text:span>Дом, любимый дом</text:h>
      <text:p text:style-name="P122">Музыка быстрая, тревожная, надорваная и печальная (Pet Shop Boys “So Hard” ?)</text:p>
      <text:p text:style-name="P36"/>
      <text:p text:style-name="P15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8"/>
      <text:p text:style-name="P40">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6"/>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2">, </text:span><text:span text:style-name="T2">а от валиума таких глюков у меня ни разу не было</text:span><text:span text:style-name="T6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2">– Сколько же в тебе… боли <text:span text:style-name="T44">(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7">облака.&lt;</text:span><text:span text:style-name="T38">Описание получше. Подземелье</text:span><text:span text:style-name="T17">&gt; Воздух вокруг был буквально наэлектризован некой силой. Чувствовалось напряжение огромных </text:span><text:soft-page-break/><text:span text:style-name="T17">масштабов, как если бы стоял внутри трансформаторной будки.</text:span></text:p>
      <text:p text:style-name="P1"><text:span text:style-name="T1">–</text:span> Так это и есть наш <text:span text:style-name="T57">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2">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3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2">&lt;<text:span text:style-name="T6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2">– Сестрица, не позорься! – шикнула на Селестию тёмная аликорница. – Не выдавай желаемое за действительное хотя бы при посторонних.</text:p>
      <text:p text:style-name="P12">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8">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2">– Что происходит? Как я тут очутился вообще?</text:p>
      <text:p text:style-name="P12">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2">Дискорд нахмурился и бросил в сторону, ковыряясь когтем в зубе.</text:p>
      <text:p text:style-name="P12">–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2">– <text:s/>А что, в Винг-Поинте вас не учили, что оставлять пост без приказа <text:s/>— недопустимо? – отпустил он уже пегасу.</text:p>
      <text:p text:style-name="P12">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12">–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12">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2">–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2">–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2">– На себя посмотри! – огрызнулся Дискорд. – Призвала какую-то полудохлую обезьяну вместо с<text:span text:style-name="T49">верх</text:span>…</text:p>
      <text:p text:style-name="P12">Тут м<text:span text:style-name="T17">еня, </text:span>наконец,<text:span text:style-name="T17"> стошнило. Буквально вывернуло наизнанку: из носа текло, в глазах стояли слёзы. </text:span></text:p>
      <text:p text:style-name="P12"><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65">Jack of Hearts</text:span><text:span text:style-name="T65"><text:note text:id="ftn7" text:note-class="footnote"><text:note-citation>7</text:note-citation><text:note-body><text:p text:style-name="Footnote"><text:bookmark text:name="result_box1"/><text:span text:style-name="T65">Jack of Hearts</text:span> <text:span text:style-name="T1">– Червовый валет (фр.)</text:span></text:p></text:note-body></text:note></text:span><text:span text:style-name="T6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2"><text:soft-page-break/>Я разогнулся и выпустил шею аликорницы. Она перевела <text:s/>взгляд на меня. Потом — на своё копыто, краешек которого оказался запачкан.</text:p>
      <text:p text:style-name="P20">Я смутился и потянулся за платком.</text:p>
      <text:p text:style-name="P20">– Я это… Извиняюсь. Сейчас вытру.</text:p>
      <text:p text:style-name="P12"><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2">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2">– Ты почему отстал? – крикнула она. – Некогда прохлаждаться!</text:p>
      <text:p text:style-name="P12">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2">–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2">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2">–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94">подобно перегорающей лампочке,</text:span> мерцал слабый жёлтый ореол.</text:p>
      <text:p text:style-name="P12"><text:soft-page-break/>– Какого хера? Прекрати немедленно! Бля...</text:p>
      <text:p text:style-name="P12">Аликорница пропустила мои протесты мимо ушей. Мы приближались к концу галереи, когда из конца, где я только что отдыхал, показался стебель.</text:p>
      <text:p text:style-name="P12">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2">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2">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2">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2">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2">Я оглянулся вперёд и увидел ещё один зелёный «рукав», выползающий из бокового прохода, как паста из тюбика.</text:p>
      <text:p text:style-name="P12">Бац!</text:p>
      <text:p text:style-name="P12">– Ай!</text:p>
      <text:p text:style-name="P12">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2">Увидев, что назад пути нет, аликорница крутанулась обратно.</text:p>
      <text:p text:style-name="P12">Бац!</text:p>
      <text:p text:style-name="P12">– Ай! Твою ж... Твоё высочество, блин!!!</text:p>
      <text:p text:style-name="P12">Селестия выпрямилась в струнку.</text:p>
      <text:p text:style-name="P12">– Закрой глаза! – скомандовала аликорница.</text:p>
      <text:p text:style-name="P12">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2">Открыв глаза, я увидел вместо коридора дыщащую жаром раскалённых <text:span text:style-name="T4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2">–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2">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2">–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12"><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2">Но оставить аликорницу здесь? Я оглянулся на неё.</text:p>
      <text:p text:style-name="P12">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2">Нет, не могу. Блин, лучше уж пусть меня сожрёт с ней заодно это шелестящее говно, чем оставить её тут одну.</text:p>
      <text:p text:style-name="P12">Я присел рядом с ней и положил её голову к себе на колени.</text:p>
      <text:p text:style-name="P12">– Эй!!! – крикнул я ей в ухо. – Вставай! Ты должна встать!</text:p>
      <text:p text:style-name="P12">Я дунул ей в морду и потрепал рукой по чёлке, задев при этом рог.</text:p>
      <text:p text:style-name="P12">Медленно-медленно <text:s/>Селестия раскрыла один глаз. Её ноги дёрнулись и поджались к телу.</text:p>
      <text:p text:style-name="P12">– Вставай, лошадь рогатая!!! Некогда прохлаждаться! Нам сейчас жопа наступит, если не встанешь!</text:p>
      <text:p text:style-name="P12">Глаз так же медленно закрылся.</text:p>
      <text:p text:style-name="P12">Я зарычал от бессилия. Шуршание раздавался совсем близко.</text:p>
      <text:p text:style-name="P12">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2">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12">Ну, всё, можно вставлять в глаза монетки. Хороший бутерброд получился для глистоплюща!</text:p>
      <text:p text:style-name="P12"><text:span text:style-name="T4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2">– Давай, родная, давай! Вставай, я помогу тебе. Совсем немного осталось...</text:p>
      <text:p text:style-name="P12">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2">– Вот они!!!</text:p>
      <text:p text:style-name="P12">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12">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12">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2">–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2">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2">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67">Спи, сестра моя родная,<text:line-break/>Спи. Усни.<text:line-break/>Крыльями тебя укрою,<text:line-break/>Спи. Усни.</text:p><text:p text:style-name="P167"><text:tab/>В чаще тёмной волки воют,<text:line-break/>Спи. Усни.</text:p><text:p text:style-name="P167"><text:tab/>В мрачном замке духи ноют,<text:line-break/>Спи. Усни.</text:p><text:p text:style-name="P167"><text:tab/>Сказки вечность нам читает,<text:line-break/>Спи. Усни.<text:line-break/>День осенний угасает,<text:line-break/>Спи. Усни.<text:line-break/>Помни только в сне глубоком,</text:p><text:p text:style-name="P16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12">–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2">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2">Ну, блин, пронесло! Не думаю, что эта дрянь умеет летать. Я облегчённо выдохнул.</text:p>
      <text:p text:style-name="P12">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2">–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2">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2">–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3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1">Макс побывает в этих развалинах и найдёт там выдолбленную на камне надпись: «Здесь был В...»</text:span>&gt;</text:p>
      <text:p text:style-name="P12">– <text:s/>Почему ты называешь замок домом?</text:p>
      <text:p text:style-name="P12">–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2">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2">– А почему вы выбрали такое необычное место для замка? Остров посреди болота мне не кажется подходящим местом для королевской резиденции.</text:p>
      <text:p text:style-name="P12">– Раньше тут не было болота. Глубокий овраг окружал Дом с трёх сторон. С четвёртой его защищала скала. Болото появилось совсем недавно.</text:p>
      <text:p text:style-name="P12">– Точно недавно?</text:p>
      <text:p text:style-name="P12">– Почему ты спрашиваешь Нас?</text:p>
      <text:p text:style-name="P20">Я указал на пятно ряби на воде, быстро догоняющее тень от колесницы.</text:p>
      <text:p text:style-name="P12">– Потому что в нём успела завестись рыба. Причём, судя по всему, достаточно крупная.</text:p>
      <text:p text:style-name="P12">Луна проследила взглядом направление и внезапно вскочила на ноги.</text:p>
      <text:p text:style-name="P12">– Набирай высоту! Они настигают нас! – крикнула она Дискорду. Тот обернулся и, увидев пятно на воде, помотал головой.</text:p>
      <text:p text:style-name="P12">–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2">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2">– Вправо! – заорал Дискорд, рванув жезл вправо.</text:p>
      <text:p text:style-name="P12">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2">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2">– Присмотри за ней. – обратилась она ко мне, кивнув на спящую сестру. Мне показалось, или в её <text:span text:style-name="T3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2">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8">Резко</text:span><text:span text:style-name="T1"> запахло озоном. </text:span></text:p>
      <text:p text:style-name="P12">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12">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2">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2">Она что-то спросила меня, но я не услышал ни звука.</text:p>
      <text:p text:style-name="P12">– Что?! Говори громче, я ничего не слышу.</text:p>
      <text:p text:style-name="P12">– Где Дискорд? – повторила она <text:span text:style-name="T37">надреснутым голосом</text:span>.</text:p>
      <text:p text:style-name="P12">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2">Что-то схватило меня за шиворот и потащило назад.</text:p>
      <text:p text:style-name="P12">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2">Пегасы тем временем упорно молотили крыльями, пытаясь прорваться к близкому берегу.</text:p>
      <text:p text:style-name="P12">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2">Тройка скакунов молча ускорилась, а их попавшийся собрат бился в объятиях лозы как мотылёк в паутине.</text:p>
      <text:p text:style-name="P12">Луна застыла, глядя немигающими глазами на пегаса. Потом она, не разжимая зубов, издала нечто, похожее одновременно на тонкий вой и ржание.</text:p>
      <text:p text:style-name="P12"><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2">Одновременно раздался громкий треск откуда-то сзади, и пол платформы выровнялся</text:p>
      <text:p text:style-name="P12">– Кимеринн!!! <text:s/>– <text:s/>закричала Луна, выплюнув воротник моей куртки.</text:p>
      <text:p text:style-name="P12">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2">Луна, сложив крылья, прыгнула головой вниз с платформы.</text:p>
      <text:p text:style-name="P12">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2">Мы уже летели над берегом, когда она молча опустилась на платформу и забилась в угол<text:span text:style-name="T49">, опустив голову на пол.</text:span></text:p>
      <text:p text:style-name="P12">Некоторое время мы летели молча. Потом из-под платформы послышался шорох и возня. Я лёг на пол и заглянул под платформу.</text:p>
      <text:p text:style-name="P12"><text:soft-page-break/>Дискорд, ухватившись <text:span text:style-name="T4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2">Я ухватился за протянутую им лапу, а подошедшая Луна вцепилась зубами в его загривок и — оп-па! — мы таки втащили его на колесницу.</text:p>
      <text:p text:style-name="P12"><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12"><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12">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2">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2"><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2"><text:span text:style-name="T17">–</text:span> ТЫ!!! ТЫ!..</text:p>
      <text:p text:style-name="P12"><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lt;<text:span text:style-name="T3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12">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2">Дальнейший путь мы провели в молчании.</text:p>
      <text:p text:style-name="P27"/>
      <text:h text:style-name="Heading_20_2" text:outline-level="2"><text:span text:style-name="T17">3. </text:span>Кантерлот</text:h>
      <text:p text:style-name="P123">Музыка медленная, фэнтезийная, средневековая, изысканая, дворцовая (стиль Dire Straits “Coyote”)</text:p>
      <text:p text:style-name="P30">Глава IV. Пределы магии</text:p>
      <text:p text:style-name="P26"/>
      <text:p text:style-name="P30">Вашему покорному слуге известны четыре предела магии: </text:p>
      <text:list xml:id="list8712372856862552786" text:style-name="L4">
        <text:list-item>
          <text:p text:style-name="P18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8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81"><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8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65"><text:s/>Сколько страниц сегодня нахреначили?</text:p><text:p text:style-name="P166">– <text:span text:style-name="T1">Восемь, учитель!</text:span></text:p><text:p text:style-name="P166">– Отлично. Надиктую ещё две и сбегаешь за кофе.</text:p></text:note-body></text:note></text:span></text:p>
        </text:list-item>
      </text:list>
      <text:p text:style-name="P14"/>
      <text:p text:style-name="P18">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2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12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21">Дискорд исчез. Последний раз драконикуса видели, когда он на своей маленькой и юркой колеснице удалялся в сторону Жеребячьих<text:span text:style-name="T37"> </text:span>гор.</text:p>
      <text:p text:style-name="P12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21">Я потянулся. Хватит на сегодня чтения. Настало время ежедневной прогулки по городу. Тем более, что у меня есть деньги.</text:p>
      <text:p text:style-name="P12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21">Так что даже на ремонт одежды и покупку необходимых в повседневной жизни мелочей у меня финансов не было. До недавнего времени. </text:p>
      <text:p text:style-name="P12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24">–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121"><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121"><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24">В погоне за ней я чуть не открыл лбом дубовые ворота — серебряшка прокатилась прямо под ними.</text:p>
      <text:p text:style-name="P1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8">Я приоткрыл створку.</text:p>
      <text:p text:style-name="P24">–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4">– Макс. – <text:s/>отрекомендовался я. – <text:s/>Человек.</text:p>
      <text:p text:style-name="P24">–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8">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4">–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4">– К сожалению, не слышал. Я тут недавно.</text:p>
      <text:p text:style-name="P24">–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4">– Я вижу вас. – честно признался я.</text:p>
      <text:p text:style-name="P24">–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4">– Вы говорили, что королевские кареты делали три мастерских…</text:p>
      <text:p text:style-name="P24">–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4"><text:soft-page-break/>Норф строго посмотрел на меня поверх очков.</text:p>
      <text:p text:style-name="P24">–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4">Единорог с силой крутанул колесо. Оно беззвучно завертелось, превратившись в серый размытый диск.</text:p>
      <text:p text:style-name="P24">–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4">Норф пошёл к сараю, стоявшему у задней стены дворика. На полпути он обернулся.</text:p>
      <text:p text:style-name="P24">– Не могли бы вы помочь мне вон с тем домкратом? А то склероз замучал, а бегать туда-сюда уже малость трудновато.</text:p>
      <text:p text:style-name="P24">Распахнув ветхие ворота сарайчика, он картинно вскинул копыто.</text:p>
      <text:p text:style-name="P24">– “Королева Лорен ”! Встречайте!</text:p>
      <text:p text:style-name="P24">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4">–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24">Старик клюнул носом и встрепенулся. Потом он огляделся и заговорщицки подмигнул мне.</text:p>
      <text:p text:style-name="P24">– Разумеется, я чётко следую королевскому указу уничтожать все испорченные и бракованные <text:span text:style-name="T49">парящие платформы.</text:span> Но дворцовым бюрократам необязательно ж знать, КАК я их уничтожаю, хе-хе! Некоторые из <text:span text:style-name="T49">платформ </text:span>уничтожаются путём <text:span text:style-name="T1">усиленного</text:span> износа, будучи частью экспериментальных колесниц! “Лорен” я сделал на базе <text:span text:style-name="T4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9"> И никто ж не догадывался, что она может летать! Её Высочество, разумеется, догадывались, но только тихо посмеивались в крыло.</text:span></text:p>
      <text:p text:style-name="P24">Норф любовно погладил обтекатель кареты и стал подымать её на домкрате.</text:p>
      <text:p text:style-name="P24">–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4">Норф снял заднее колесо и покатил его под навес. Я закрыл охромевшую “Королеву Лорен” в гараже и последовал за ним.&lt;<text:span text:style-name="T3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4">– А вы, как я вижу, королевский гость? – Норф кивнул на ворот рубашки с закрепённой клипсой-пропуском. – Могу я вас попросить об одном одолжении?</text:p>
      <text:p text:style-name="P24">– Да пожалуйста!</text:p>
      <text:p text:style-name="P24">– Подождите минутку, я сейчас.</text:p>
      <text:p text:style-name="P24">Норф закончил монтаж колеса и скрылся в небольшом домике в глубине двора.</text:p>
      <text:p text:style-name="P24">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24">Я торопливо отошёл к воротам. Норф как раз вышел из дома с маленькой деревянной коробочкой красного цвета.</text:p>
      <text:p text:style-name="P24">–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4">– Не забуду. – пообещал я.</text:p>
      <text:p text:style-name="P24"/>
      <text:h text:style-name="Heading_20_2" text:outline-level="2"><text:span text:style-name="T17">4. </text:span>Библиотека</text:h>
      <text:p text:style-name="P25">&lt;<text:span text:style-name="T66">Mike Oldfield – Tres Lunas ”To Be Free” (Radio Edit)</text:span>&gt;</text:p>
      <text:p text:style-name="P30">Глава VI. Основы</text:p>
      <text:p text:style-name="P30"/>
      <text:p text:style-name="P3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9">прервавшая связь между мною и демоном</text:span>, спасла моё бренное тело для дальнейших магических изысканий.</text:p>
      <text:p text:style-name="P3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0">Возьмём, <text:s/>примеру, заклинание начального предела: “Ярету пхонг руул квами”, <text:span text:style-name="T1">—</text:span> что означает: “<text:span text:style-name="T37">Разогнать силу и оборотить против себя</text:span>”.</text:p>
      <text:p text:style-name="P1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23"/>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0">– А по-моему, ты не…</text:p>
      <text:p text:style-name="P47"><text:span text:style-name="T18">– Так, я попрошу! – перебила меня венценосная кобыла. – Давай, ты не будешь лезть в мои дела, а я не буду</text:span><text:span text:style-name="T4">… эээ… ммм…</text:span></text:p>
      <text:p text:style-name="P50">– Не будешь что?</text:p>
      <text:p text:style-name="P67">Селестия нахмурилась и приняла грозный вид.</text:p>
      <text:p text:style-name="P67"><text:span text:style-name="T17">– </text:span>Не забывай, человек, я — могущественный маг и правитель Эквестрии. Ко мне нужно относиться с должным уважением!</text:p>
      <text:p text:style-name="P67"><text:span text:style-name="T17">– </text:span>А то что? Превратишь в жабу? Сошлёшь на Луну? Убьёшь нахер?</text:p>
      <text:p text:style-name="P67">Аликорница сникла. Уши её опустились.</text:p>
      <text:p text:style-name="P67"><text:span text:style-name="T17">– </text:span>Макс, не надо... Ты же знаешь, я этого не сделаю.</text:p>
      <text:p text:style-name="P67"><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7">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67"><text:span text:style-name="T1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7">.</text:span></text:p>
      <text:p text:style-name="P67"><text:span text:style-name="T17">Аликорница уселась н</text:span>а пол <text:span text:style-name="T17">и прижала копыто к груди.</text:span></text:p>
      <text:p text:style-name="P50">– Да будет так! Сим заявляю, что отныне и впредь буду общаться с тобой на равных, человек Макс. Слово Селестии!</text:p>
      <text:p text:style-name="P67"><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67"><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7"><text:span text:style-name="T17">– </text:span>Вот, читай отсюда. <text:span text:style-name="T17">– а</text:span>ликорница подчеркнула абзац копытом.</text:p>
      <text:p text:style-name="P67"><text:soft-page-break/></text:p>
      <text:p text:style-name="P81">***</text:p>
      <text:p text:style-name="P81"/>
      <text:p text:style-name="P10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10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10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105">Но величайшая справедливость юниверсума заключается в том, что не существует безвыходных положений. Всегда есть надежда.</text:p>
      <text:p text:style-name="P10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10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7"/>
      <text:p text:style-name="P67">&lt;<text:span text:style-name="T37">Селестии не удастся привлечь Макса на сторону Эквестри даже с помощью 34 — это удастся Дэш</text:span>&gt;</text:p>
      <text:p text:style-name="P67">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text:soft-page-break/>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text:span text:style-name="T88">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7"/>
      <text:p text:style-name="P6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7">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text:soft-page-break/>Я присел на корточки, раздвинул гриву и снизу вверх заглянул в морду аликорнице.</text:p>
      <text:p text:style-name="P6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7">Я протянул руку, вытер ей слёзы и погладил по шее.</text:p>
      <text:p text:style-name="P67">– Не плачь. Я не отказываюсь. Хотя, скорее всего, Стар Свирл что-то напутал в заклинании, потому что я человек, а не сверхаликорн.</text:p>
      <text:p text:style-name="P6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7">Селестия успокоилась и смущённо потёрлась носом мне о плечо.</text:p>
      <text:p text:style-name="P67">– <text:s/>И я не читала твои мысли. У тебя на лице и так всё написано — ты не умеешь скрывать эмоции.</text:p>
      <text:p text:style-name="P67">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 <text:s/>Кентаврячьи яйца! Они нашли меня!</text:p>
      <text:p text:style-name="P5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0">– <text:s/>Давай я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7">Увидев Селестию, толпа замерла. Та в попытке спрятать меня, раскрыла крылья.</text:p>
      <text:p text:style-name="P67">В наступившей тишине аликорница прошептала мне убито:</text:p>
      <text:p text:style-name="P50">– <text:s/><text:span text:style-name="T1">Что-то мне не хочется оборачиваться.</text:span></text:p>
      <text:p text:style-name="P67">– <text:s/>А придётся. Кстати, крылья можешь опустить. Всё равно видна табуретка и мои ноги.</text:p>
      <text:p text:style-name="P67">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0"><text:soft-page-break/><text:span text:style-name="T1">– Занавес. </text:span>– <text:s/><text:span text:style-name="T1">подытожил я.</text:span></text:p>
      <text:p text:style-name="P50"/>
      <text:h text:style-name="P208" text:outline-level="2"><text:span text:style-name="T17">5. </text:span>Индиго</text:h>
      <text:p text:style-name="P50"/>
      <text:p text:style-name="P5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7"><text:span text:style-name="T1">– </text:span>А-а-апчхииии! – раздалось прямо у меня под ногами.</text:p>
      <text:p text:style-name="P6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7">– Ты кто? – машинально спросил я.</text:p>
      <text:p text:style-name="P67">– Индиго. – ответили глаза.</text:p>
      <text:p text:style-name="P67">Ответ не прояснил ситуацию ни на йоту, так что я продолжил.</text:p>
      <text:p text:style-name="P67">– А чего ты под лавкой делаешь?</text:p>
      <text:p text:style-name="P67">– Прячусь.</text:p>
      <text:p text:style-name="P67">Поняв, что расспросами ничего не добьёшься, я предложил прямо:</text:p>
      <text:p text:style-name="P67">– Может, ты вылезешь? Меня можно не бояться. Я не страшный.</text:p>
      <text:p text:style-name="P67">Под лавкой началась <text:s/>возня и сопение, потом наружу вылез жеребёнок-единорог насыщенного фиолетового цвета.</text:p>
      <text:p text:style-name="P67">– А я тебя вовсе и не боюсь. Вот ещё! Я в прятки играла.</text:p>
      <text:p text:style-name="P6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7">– Ничо страшного! – малютка вытерла нос. – Меня всё равно искать некому.</text:p>
      <text:p text:style-name="P67">– Это как? Ты же с кем-то в прятки играешь? – продолжал допытываться я.</text:p>
      <text:p text:style-name="P67">– Сама с собой и играю. – хмуро ответила кобылка. – А тебе чего, дяденька?</text:p>
      <text:p text:style-name="P67">Я понял, что жеребёнок не настроен на беседу. Пожал плечами <text:s/>и повернулся было уходить.</text:p>
      <text:p text:style-name="P67">– Эээ, гм…</text:p>
      <text:p text:style-name="P67">Я повернулся обратно.</text:p>
      <text:p text:style-name="P67">– Что?</text:p>
      <text:p text:style-name="P67">Единорожка ковыряла копытом землю и шмыгала носом, не смотря на меня. Я терпеливо ждал.</text:p>
      <text:p text:style-name="P67"><text:soft-page-break/>– Дяденька, а ты не мог бы спросить принцессу Селестию, куда девалась Шейла Блюскай? А то мне играть не с кем.</text:p>
      <text:p text:style-name="P67">– При случае спрошу. Если встречу.</text:p>
      <text:p text:style-name="P67">– Встретишь, конечно! Скажи ей, что у меня сегодня день рождения, и я очень сильно огорчилась, когда она на него не пришла!</text:p>
      <text:p text:style-name="P67"><text:s/>Такая уверенность кобылки меня заинтриговала. Я пригляделся к жеребёнку повнимательнее. Да нет, вроде, раньше её не встречал.</text:p>
      <text:p text:style-name="P67">– Позволь поинтересоваться, откуда у тебя такая уверенность, что я встречусь с Селестией? Я ей, знаешь ли, свиданий не назначаю.</text:p>
      <text:p text:style-name="P67">– Да ладно-о-о, брось заливать-то! – скептически протянуло юное создание. – Все знают, что вы встречаетесь. Вот и спроси её, пажалста, когда увидишь.</text:p>
      <text:p text:style-name="P67">– Кто это «все»?</text:p>
      <text:p text:style-name="P67">– Ну, прислуга, стража, мой па…</text:p>
      <text:p text:style-name="P67">Ох! Во что же это такое я вляпался, а? За кого они меня, чёрт побери, принимают?</text:p>
      <text:p text:style-name="P67">Я присел на лавочку и наклонился пониже, чтобы наши головы были на одном уровне.</text:p>
      <text:p text:style-name="P67">– А твоего «па» не смущает, что я и Селестия м-м-м… немного разных видов? Точнее, совсем разных?</text:p>
      <text:p text:style-name="P67">– И чо? – без малейшего замешательства спросила кроха.</text:p>
      <text:p text:style-name="P6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7">– <text:s/>Кха-кхе-гррхмм... Э-э-э... м-м-м... ну-у-у...</text:p>
      <text:p text:style-name="P67">У меня в голове произошло короткое замыкание. Слова пропали. Уши начали гореть.</text:p>
      <text:p text:style-name="P67">– <text:s/>Как, ты говоришь, тебя зовут? – в конце-концов выдавил осипшим голосом я, стараясь перевести тему. – Про чей день рождения я должен рассказать?</text:p>
      <text:p text:style-name="P6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7">У меня в памяти зажглась лампочка.</text:p>
      <text:p text:style-name="P67">– Постой-постой, не части. Твой отец, случайно, не Хорст Мэдтроттер?</text:p>
      <text:p text:style-name="P67">– Агась. А ты откуда знаешь?</text:p>
      <text:p text:style-name="P67">– Да так, один пони сказал. – я полез за пазуху и достал красную коробочку. – Вот тебе подарок.</text:p>
      <text:p text:style-name="P6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7">– Вообще-то, это не мой подарок. Его просил передать один старик, Норф Каррус из каретной мастерской.</text:p>
      <text:p text:style-name="P67"><text:soft-page-break/>– Аааа, я его знаю! Мы с Шейлой ходили к нему играть, пока она не пропала. У Норфа интересно!</text:p>
      <text:p text:style-name="P67">Индиго открыла коробочку. Внутри на подстилке из тырсы лежала крохотная модель кареты в мельчайших подробностях.</text:p>
      <text:p text:style-name="P67">– Ух ты! – благоговейно прошептала Индиго. – Королева Лорен! Я даже управляла ею немножко.</text:p>
      <text:p text:style-name="P67">– Как ею можно управлять, если она не запряжена? Уж не Норф ли таскал её? – усомнился я.</text:p>
      <text:p text:style-name="P6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7">Я остался сидеть в полнейшем замешательстве. </text:p>
      <text:p text:style-name="P67"/>
      <text:p text:style-name="P81">***</text:p>
      <text:p text:style-name="P67">&lt;<text:span text:style-name="T66">Depeche Mode - Painkiller</text:span>&gt;</text:p>
      <text:p text:style-name="P10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7"/>
      <text:p text:style-name="P67">В дверях библиотеки появился знакомый силуэт.</text:p>
      <text:p text:style-name="P67">– Привет, твоё высочество! Тебя уже выпустили, или опять от докторов смылась?</text:p>
      <text:p text:style-name="P67">Аликорница прошла в комнату и устало уселась рядом со мной.</text:p>
      <text:p text:style-name="P6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7">Я с подозрением посмотрел на Селестию. Где-то я уже видел эту улыбочку на хитрой роже.</text:p>
      <text:p text:style-name="P6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7">– Вот ещё! – возмущению Селестии не было предела. Аликорница встала и демонстративно повернулась ко мне задом.</text:p>
      <text:p text:style-name="P6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7">Я подёргал замок на накрупнике. Таки не врёт.</text:p>
      <text:p text:style-name="P67">– Убедился? Вообще-то, такое недоверие меня оскорбляет. Ни один пони так бы себя не вёл со мной. – Селестия улеглась возле кресла и надулась.</text:p>
      <text:p text:style-name="P67">– Разумеется, твои подданные вели бы себя с большим пиететом. Но я же не твой подданный, твоё высочество!</text:p>
      <text:p text:style-name="P67">Аликорница вскинула копыто к виску.</text:p>
      <text:p text:style-name="P6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7">– Окей, как хочешь. Никаких больше высочеств.</text:p>
      <text:p text:style-name="P6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7">расписать сложности общения и мороку с этикетом</text:span>&gt;</text:p>
      <text:p text:style-name="P67">Селестия сморщила нос в улыбке и спросила, прикрывшись крылом:</text:p>
      <text:p text:style-name="P67">– К слову, а что говорят мои подданные про нас? Что означает «чёрте-что»?</text:p>
      <text:p text:style-name="P67">Я вспомнил разговор с Индиго и почувствовал, как снова начинают гореть уши.</text:p>
      <text:p text:style-name="P67">– Чёрте-что — это значит «ерунда». Большая ерунда.</text:p>
      <text:p text:style-name="P67">– Оу, как интересно! – Селестия приблизила ко мне морду и повернула уши. – Расскажи-ка поподробнее. Я вся во внимании.</text:p>
      <text:p text:style-name="P6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7">Аликорница, широко раскрыв глаза, медленно тянула ко мне морду. Наконец, когда наши носы почти соприкоснулись, она не выдержала.</text:p>
      <text:p text:style-name="P67">– А-ха-ха-ха-ха-ха-ха!!! О-у-у-у-у-у-ха-ха-ха! И-и-и-и-ха-ха-ха! – Селестия перевернулась на спину и дёргала от смеха копытами.</text:p>
      <text:p text:style-name="P67">– <text:s/>Очень смешно! Ей говорят, что она подозревается в сексуальных извращениях, а она регочет! Мне-то пофиг, а тебе ещё править придётся!</text:p>
      <text:p text:style-name="P67">– <text:s/>И-и-изви-ни, Макс, не-мо-гу-у-у-у… Ох! Давненько я так не смеялась! Лет двести — так точно!</text:p>
      <text:p text:style-name="P67">Я потянул её за копыто и перевернул обратно на живот.</text:p>
      <text:p text:style-name="P67">– Что смешного-то?</text:p>
      <text:p text:style-name="P67">Аликорница вытерла крылом выступившие слёзы и объяснила:</text:p>
      <text:p text:style-name="P6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7">– Ты не видишь ничего странного в межвидовых спариваниях? – охренел я. – Куда я, блин, попал???</text:p>
      <text:p text:style-name="P67">Селестия развернула моё кресло к себе и задумчиво посмотрела мне в глаза.</text:p>
      <text:p text:style-name="P67">– Очевидно, мне стоит рассказать тебе, Макс, откуда произошли пегасы и единороги.</text:p>
      <text:p text:style-name="P6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7"><text:soft-page-break/>– А как выглядят сами истинные единороги? – спросил я.</text:p>
      <text:p text:style-name="P6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7">– Ха! – ответил я. – В моём мире они также известны. Правда, как несуществующий, сказочный вид.</text:p>
      <text:p text:style-name="P6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7">– <text:span text:style-name="T119">Хм.</text:span> А что было дальше?</text:p>
      <text:p text:style-name="P6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7"/>
      <text:p text:style-name="P67">Селестия встала, потянувшись по-кошачьи, и направилась к выходу. У двери она обернулась ко мне.</text:p>
      <text:p text:style-name="P67">– Сто лет не гуляла по парку. Составишь мне компанию?</text:p>
      <text:p text:style-name="P67">Я поднялся с кресла, гадая, шутила Селестия про сто лет, или нет?</text:p>
      <text:p text:style-name="P6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7">Селестия грустно засмеялась своим мыслям.</text:p>
      <text:p text:style-name="P6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7">– А о чём ты грустила?</text:p>
      <text:p text:style-name="P6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7">– Но ты не выглядишь сумасшедшей.</text:p>
      <text:p text:style-name="P6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7">– Постой, а как же Луна? Мне показалось, она питала тёплые чувства к Кимеринну?</text:p>
      <text:p text:style-name="P67">Селестия задумалась, автоматически ковыряя копытом ямку под валуном.</text:p>
      <text:p text:style-name="P6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7">– А Дискорд? Ты говорила, он от древности вообще сбрендил. Тем-не-менее, он определённо «подъезжал» к Луне тогда, в развалинах.</text:p>
      <text:p text:style-name="P6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7">Селестия рассмеялась.</text:p>
      <text:p text:style-name="P6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7">Селестия вскочила с места.</text:p>
      <text:p text:style-name="P67">– АЙ-Я-Я-Я-Я-Й!</text:p>
      <text:p text:style-name="P6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7">– Раньше тут не было муравейника!!! – Селестия с мольбой взглянула на меня. – Мааакс!! Помоги! Они кусаются! Я <text:s/>сейчас свихнусь почище Дискорда!</text:p>
      <text:p text:style-name="P67">Аликорница подпрыгнула и, взбрыкнув, начала кружиться в обратную сторону.</text:p>
      <text:p text:style-name="P67">– Вот нечего землю ковырять там, где не надо! Стой!!! – я схватил её за хвост, останавливая. Затем осторожно завёл руку под накрупник.</text:p>
      <text:p text:style-name="P67">…</text:p>
      <text:p text:style-name="P6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7">– Да ладно! Мне это ничего не стоило.</text:p>
      <text:p text:style-name="P6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7">– Эммм... Селестия?</text:p>
      <text:p text:style-name="P67">– Дааа? – ответила аликорница, не повернув головы. В её тоне слышались смешливые нотки.</text:p>
      <text:p text:style-name="P67">Я вытащил руку из-под накрупника.</text:p>
      <text:p text:style-name="P67">– Всё в порядке?</text:p>
      <text:p text:style-name="P67">Селестия повернула голову, и я ясно увидел широкую улыбку и фирменный ехидный прищур из-под чёлки.</text:p>
      <text:p text:style-name="P67">– А почему ты спрашиваешь? Ты разобрался с муравьями?</text:p>
      <text:p text:style-name="P67">– Вроде да. Хотя, по-моему, дело уже не в муравьях.</text:p>
      <text:p text:style-name="P67">– По-моему, тоже. – рассмеялась аликорница. – Продолжай...</text:p>
      <text:p text:style-name="P67"/>
      <text:h text:style-name="P207" text:outline-level="2">6. Стыд</text:h>
      <text:p text:style-name="P67"/>
      <text:p text:style-name="P105">~~~ Завтра на семь в библиотеке ~~~</text:p>
      <text:p text:style-name="P105"/>
      <text:p text:style-name="P6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7">Норф носился по мастерской, окрылённый новообретённым учеником.</text:p>
      <text:p text:style-name="P6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7"><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7">Я посмотрел на часы. До семи оставалось двадцать минут — как раз, чтоб успеть дойти до библиотеки. Я намеренно уронил на пол тяжёлый рашпиль.</text:p>
      <text:p text:style-name="P67">– На сегодня довольно. Я ж вижу, ты торопишься. – заметил Норф, просыпаясь.</text:p>
      <text:p text:style-name="P6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7">Я закрыл саквояж и сунул его в рюкзак.</text:p>
      <text:p text:style-name="P67">– Завтра будешь? – спросил Норф. – Надо бы закончить заказ из <text:s/>Троттингема.</text:p>
      <text:p text:style-name="P67">– В это же время. – подтвердил я.</text:p>
      <text:p text:style-name="P67"/>
      <text:p text:style-name="P81">***</text:p>
      <text:p text:style-name="P67"/>
      <text:p text:style-name="P6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7">– Здрасьте!</text:p>
      <text:p text:style-name="P67">Аликорница не ответила, всматриваясь в глобус.</text:p>
      <text:p text:style-name="P67">– Привет, говорю! – я подошёл вплотную и легонько сжал ей холку.</text:p>
      <text:p text:style-name="P67">– А, это ты, Макс? Привет. – аликорница, наконец, оторвалась от разноцветной сферы. – Как осваиваешься?</text:p>
      <text:p text:style-name="P67">– Нормально осваиваюсь. Работу себе нашёл. К <text:s/>Норфолку Каррусу в ученики записался.</text:p>
      <text:p text:style-name="P6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7">– Да, уже пять дней. Так здорово снова чувствовать свои мышцы! Корсет был ужасен.</text:p>
      <text:p text:style-name="P67">Аликорница прошлась передо мной с раскрытыми крыльями, демонстрируя восстановленную работоспособность.</text:p>
      <text:p text:style-name="P67">– Ну что же, и я рад за тебя. – я отвернулся, присел на край стола и стал изучать потолок. – Зачем вызывала?</text:p>
      <text:p text:style-name="P6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67">– Ты сердишься?</text:p>
      <text:p text:style-name="P67">Её ресницы щекотали мне щёку. Я отодвинул её морду от лица и сказал скучающим тоном:</text:p>
      <text:p text:style-name="P67">– Та не, с чего бы? За что мне на тебя сердиться?</text:p>
      <text:p text:style-name="P67">– Но ты ведёшь себя как чужой. Как будто мы незнакомы! Ещё чуть-чуть, и станешь называть меня на «Вы» и «Ваше Высочество».</text:p>
      <text:p text:style-name="P67">Меня прорвало.</text:p>
      <text:p text:style-name="P6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7">Я вытащил из заднего кармана брюк смятую записку с королевскими вензелями и бросил её под ноги Селестии.</text:p>
      <text:p text:style-name="P6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7">Наконец Селестия развернулась и глубоко выдохнула.</text:p>
      <text:p text:style-name="P6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7">Я подошёл к аликорнице и прикоснулся к её шее.</text:p>
      <text:p text:style-name="P67">– Всё в порядке. Я тебя понимаю — и ценю твоё признание. Сам бы ещё и не так себя повёл на твоём месте.</text:p>
      <text:p text:style-name="P67">– Да? А как бы ты себя повёл? – заинтересовалась Селестия.</text:p>
      <text:p text:style-name="P67">Я вспомнил свои неудачные попытки завязать личную жизнь с девушками. Конечно, те были далеки от совершенства. Но так ли безгрешен был я сам?</text:p>
      <text:p text:style-name="P67">– Я бы не извинился. Огрызался бы и считал себя правым до последнего. Ещё и послал бы подальше.</text:p>
      <text:p text:style-name="P67">Аликорница насмешливо покачала головой.</text:p>
      <text:p text:style-name="P6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7">Я снова присел на столик, теперь уже лицом к аликорнице.</text:p>
      <text:p text:style-name="P67">– Так что случилось? Куда ты пропадала? Рассказывай.</text:p>
      <text:p text:style-name="P6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7">– Что ты видишь? – спросила она напряжённо.</text:p>
      <text:p text:style-name="P6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6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7">– Ты не ошиблась? Нет тут никакого города.</text:p>
      <text:p text:style-name="P67">– Сейчас нет. Раньше был. – еле слышно прошептала аликорница.</text:p>
      <text:p text:style-name="P67">– Чего ты так волнуешься? Может, на более подробной карте есть? Я бы на точность глобуса не слишком полагался.</text:p>
      <text:p text:style-name="P6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7">– Так, может, его и не было? – заметил я цинично.</text:p>
      <text:p text:style-name="P6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7">– А как ты сама помнишь о том заклинании, если оно стёрто из бытия? – резонно подметил я.</text:p>
      <text:p text:style-name="P67">– У меня есть защита памяти. Я поставила её, когда сражалась с Иггусом… Правда, защита еле действует, так как прошло очень много времени.</text:p>
      <text:p text:style-name="P6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7">Аликорница потёрла висок и растерянно посмотрела на меня.</text:p>
      <text:p text:style-name="P6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7">Я обнял аликорницу, успокаивая.</text:p>
      <text:p text:style-name="P67">– Не волнуйся, принцесса. Ты делаешь всё, что от тебя зависит. Не твоя вина, если это происходит.</text:p>
      <text:p text:style-name="P67">Селестия рассеянно мотнула головой, не соглашаясь со мной.</text:p>
      <text:p text:style-name="P6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7">Она проследовала к выходу, кивком головы приглашая меня следовать за ней.</text:p>
      <text:p text:style-name="P67"><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7">– Да так, ни о чём. – покраснел я, вернувшись на дорожку.</text:p>
      <text:p text:style-name="P67">Селестия всмотрелась в меня внимательно и всё поняла.</text:p>
      <text:p text:style-name="P67">– <text:s/>Нам не туда. Не сейчас. Я хочу показать тебе Эквестрию. – тихо сказала она.</text:p>
      <text:p text:style-name="P67">&lt;<text:span text:style-name="T67">Pet Shop Boys — A Man Could Get Arrested</text:span>&gt;</text:p>
      <text:p text:style-name="P6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7">Она ещё сочувствует! Я старался не смотреть в её сторону, отводя глаза. Так мы дошли до городской стены.</text:p>
      <text:p text:style-name="P6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7">Взобравшись на галерею по винтовой лестнице крохотной сторожевой башенки, мы остановились у зубца.</text:p>
      <text:p text:style-name="P6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7">– Что ты чувствуешь? – спросила аликорница.</text:p>
      <text:p text:style-name="P67">– У меня нет слов. Ничего прекраснее я в жизни не видел! – только и смог выговорить я.</text:p>
      <text:p text:style-name="P67">Селестия склонила голову, соглашаясь.</text:p>
      <text:p text:style-name="P6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7"><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7">– Прошлогодний выпуск. – заметила Селестия. – Отличная работа, хотя жеребячливости хватает. Что неудивительно, учитывая их возраст.</text:p>
      <text:p text:style-name="P6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7"> </text:span>И вообще, зачем вам учиться летать, если вы и так это умеете с рождения?</text:p>
      <text:p text:style-name="P6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7">– Проблемы? Что за проблемы? Извини, я таки прослушал.</text:p>
      <text:p text:style-name="P6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7">– Когда твоя жизнь длится тысячи лет, начинаешь тонко чувствовать гармонию мира. – начала она.</text:p>
      <text:p text:style-name="P67"/>
      <text:h text:style-name="Heading_20_2" text:outline-level="2"><text:span text:style-name="T1">7</text:span>. Нелетающие пегасы</text:h>
      <text:p text:style-name="P6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1">—</text:span> осень, за осенью <text:span text:style-name="T51">—</text:span> зима. <text:s/>Если пошёл дождь, должно быть мокро, если выпал снег <text:span text:style-name="T5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9">***</text:p>
      <text:p text:style-name="P20">Семь жеребят-подростков стояли передо мною с отсутствующим видом.</text:p>
      <text:p text:style-name="P20">– Представьтесь перед вашей принцессой! – шикнул на них сопровождающий стражник.</text:p>
      <text:p text:style-name="P20">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2">старший. </text:span><text:span text:style-name="T2">–</text:span><text:span text:style-name="T6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1">— о</text:span>н искренне в это верили.</text:p>
      <text:p text:style-name="P1"><text:span text:style-name="T1">–</text:span> Кто рассказал вам это? Эту… глупость?</text:p>
      <text:p text:style-name="P12">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2">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2">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12">Луна прибыла через пятнадцать минут.</text:p>
      <text:p text:style-name="P12">–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2">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2">– Извини, Луна, дело срочное.</text:p>
      <text:p text:style-name="P12">– Надеюсь, оно стоит моих прерванных грёз об Ночной Эквестрии!</text:p>
      <text:p text:style-name="P12">– Об Ночной Эквестрии?? Брось, сестра, я знаю, о чём ты грезишь! Уж точно среди моих стражников нет никого с таким именем.</text:p>
      <text:p text:style-name="P12">– Да как ты смеешь?!!</text:p>
      <text:p text:style-name="P12">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2">– Это… <text:span text:style-name="T120">т</text:span>вои??? И ты скрывала от меня всё это время??? Но кто??? Кто их отец?!! КТО ЭТОТ… !!!</text:p>
      <text:p text:style-name="P12">Мне пришлось заткнуть Луне рот, чтобы не разбудить жеребят.</text:p>
      <text:p text:style-name="P12">– Тсссс! Неужели ты думаешь, что по плодовитости я могу дать фору Кризалис? Нет, это не мои жеребята. Успокойся и взгляни на их сны.</text:p>
      <text:p text:style-name="P12">Луна умолкла и сосредоточилась. Постепенно на её морде гнев сменился недоверием, а потом и ужасом.</text:p>
      <text:p text:style-name="P12">– Сто рогов мне в круп! ЧТО ЭТО ЗА…</text:p>
      <text:p text:style-name="P12">От волнения Луна вспомнила армейские ругательства. Мне снова пришлось заткнуть ей рот. </text:p>
      <text:p text:style-name="P12">– Из-за этого кошмара они отказались сдавать лётный экзамен и рискуют стать отвержеными. Ну, ты же знаешь пегасов...</text:p>
      <text:p text:style-name="P12">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2">–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2">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12">Наконец Луна опустилась на пол, выходя из транса. Магическая аура исчезла и она обессиленно бухнулась на колени.</text:p>
      <text:p text:style-name="P12">– Проклятье! К такому я не была готова!</text:p>
      <text:p text:style-name="P12">Луна подняла голову, я с ужасом обнаружила, что вместо моей любимой и единственной сестры на меня змеиными глазами смотрит Найтмэр Мун.</text:p>
      <text:p text:style-name="P12">– Что? Что ты видела,? Что с тобой произошло, сестра?</text:p>
      <text:p text:style-name="P12"><text:soft-page-break/>Я не верила своим глазам. Страхи прошлого вернулись ко мне с новой силой.</text:p>
      <text:p text:style-name="P12">– Тия, эта гадость пришла не из нашего мира. В их снах я видела...</text:p>
      <text:p text:style-name="P12">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7">Ну что же, основное искусство правления <text:span text:style-name="T17">— умение делегировать полномочия. Вечером того же дня я села за письменный стол.</text:span></text:p>
      <text:p text:style-name="P5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7"/>
      <text:p text:style-name="P81">***</text:p>
      <text:p text:style-name="P67"/>
      <text:p text:style-name="P84">– Так ты поручила Твайлайт Спаркл расследование необычных снов жеребят?</text:p>
      <text:p text:style-name="P84">– Да, их и других <text:span text:style-name="T89">подобных</text:span>,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text:span text:style-name="T89">расследование с другим. По всей Эквестрии начали исчезать пони во сне.</text:span><text:span text:style-name="T17"> Они засыпа</text:span><text:span text:style-name="T24">ют</text:span><text:span text:style-name="T17">, а на утро находят лишь примятую простыню в постели.</text:span></text:p>
      <text:p text:style-name="P67">– А что стало с жеребятами? – спросил я. – Они перестали бояться экзаменов?</text:p>
      <text:p text:style-name="P6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7">Описав круг, Селестия перелетела через стену и приземлилась в парке. Я скатился на траву, пытаясь <text:soft-page-break/>вдохнуть.</text:p>
      <text:p text:style-name="P67">– Что... Это... Было?</text:p>
      <text:p text:style-name="P67">Селестия осторожно, но настойчиво повалила меня на траву и принялась ощупывать рёбра.</text:p>
      <text:p text:style-name="P67">– Так больно? А так?</text:p>
      <text:p text:style-name="P6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7">– Не могу поверить. В Кантерлоте никогда не было землетрясений. Это неестественно. – пробормотала аликорница растерянно. – Слишком быстро.</text:p>
      <text:p text:style-name="P67">– Что <text:span text:style-name="T17">— </text:span>быстро? – не выдержал я.</text:p>
      <text:p text:style-name="P6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7">– Нет проблем, Селестия. Я всё понимаю.</text:p>
      <text:p text:style-name="P67">Аликорница приготовилась было взлетать, но в последний момент, приняв какое-то решение, остановилась.</text:p>
      <text:p text:style-name="P67">– Макс?</text:p>
      <text:p text:style-name="P67">– Да?</text:p>
      <text:p text:style-name="P67">– Мы уже достаточно неплохо знаем друг друга. Могу сказать, что ты меня знаешь лучше, чем кто-либо ещё во дворце, за исключением Луны.</text:p>
      <text:p text:style-name="P67">– Да?</text:p>
      <text:p text:style-name="P67">– Да. Зови меня Тия. Если хочешь.</text:p>
      <text:p text:style-name="P67">– Хорошо. До встречи, Тия.</text:p>
      <text:p text:style-name="P67">– До встречи, Макс.</text:p>
      <text:p text:style-name="P67"/>
      <text:h text:style-name="Heading_20_2" text:outline-level="2"><text:span text:style-name="T1">8</text:span>. <text:span text:style-name="T17">40-6</text:span></text:h>
      <text:p text:style-name="P124">Mark Knopfler — Hill Farmers Blues — или на следующую главу (прощание)</text:p>
      <text:p text:style-name="P67"/>
      <text:p text:style-name="P10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7">Истончения </text:span>(быть может, к счастью). Всё, что я могу <text:span text:style-name="T17">— оставить тебе напутствие.</text:span></text:p>
      <text:p text:style-name="P105"><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7">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105"><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105">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105">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105">Удачи!</text:p>
      <text:p text:style-name="P50">…</text:p>
      <text:p text:style-name="P50"/>
      <text:p text:style-name="P67">Тоже мне, философ выискался, Диоген копытный! Вот не люблю, когда всякие "гуру" с глубокомысленным видом порют чушь. Эквестрия <text:span text:style-name="T20">—</text:span> отличная страна, пони <text:span text:style-name="T20">— </text:span><text:span text:style-name="T17">прекрасные создания, порядки тут отличные! Чисто, культурно, вежливо. Дворецкий </text:span><text:span text:style-name="T20">—</text:span><text:span text:style-name="T1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58">— вся архитектура явно </text:span><text:span text:style-name="T51">была </text:span><text:span text:style-name="T58">заточена под крылатых. Таких, для которых приземлиться на балкон в тронном зале или уйти через портик на крыше</text:span><text:span text:style-name="T68"> </text:span><text:span text:style-name="T58">—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51">Каменный пол комнаты был покрыт розовым ковром с длиннейшим ворсом.</text:span><text:span text:style-name="T58"> </text:span><text:span text:style-name="T51">Его центр занимал высокий </text:span><text:span text:style-name="T58">кругл</text:span><text:span text:style-name="T51">ый</text:span><text:span text:style-name="T58"> </text:span><text:span text:style-name="T51">футон</text:span><text:span text:style-name="T58"> </text:span><text:span text:style-name="T51">с</text:span><text:span text:style-name="T58"> велик</text:span><text:span text:style-name="T51">им</text:span><text:span text:style-name="T58"> множество</text:span><text:span text:style-name="T51">м</text:span><text:span text:style-name="T5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67">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7">Селестия тихо рассмеялась.</text:p>
      <text:p text:style-name="P50">– <text:span text:style-name="T1">Могу же я расслабиться хотя бы раз в сто лет? Я тоже живое существо, что бы там ни говорили подпольщики.</text:span></text:p>
      <text:p text:style-name="P67">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7">Аликорница смутилась.</text:p>
      <text:p text:style-name="P6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7">— корректировка орбиты слишком груба для поддержания благоприятных условий</text:span>.</text:p>
      <text:p text:style-name="P5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text:span><text:span text:style-name="T16">планеты</text:span><text:span text:style-name="T1"> требуется огромное количество сил </text:span><text:span text:style-name="T16">и умения</text:span><text:span text:style-name="T1">.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5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67">Аликорница искоса зыркнула на меня, недовольно сморщив нос.</text:p>
      <text:p text:style-name="P50"><text:span text:style-name="T1">–</text:span> Мы же договорились! Тия!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Тия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0"><text:soft-page-break/>Я молчал, раздумывая, чтобы такое остроумное ляпнуть в ответ, когда аликорница шутливо ткнула меня копытом в плечо. </text:p>
      <text:p text:style-name="P50"><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pan text:style-name="T1">–</text:span> Ты чего??? <text:span text:style-name="T1">–</text:span> я непонимающе уставился на аликорницу.</text:p>
      <text:p text:style-name="P5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68">Мне печалиться не стоит</text:p><text:p text:style-name="P168">Жизнь прекрасна и ярка</text:p><text:p text:style-name="P168">Телом молода, душою —</text:p><text:p text:style-name="P168">Как дракон морской мудра</text:p><text:p text:style-name="P168"/><text:p text:style-name="P168">Я видала взлёт империй,</text:p><text:p text:style-name="P168">Я жила среди легенд,</text:p><text:p text:style-name="P168">Древней магии мистерий</text:p><text:p text:style-name="P168">Я прилежнейший студент</text:p><text:p text:style-name="P168"/><text:p text:style-name="P168">Обожаема народом,</text:p><text:p text:style-name="P168">Уважаема врагом,</text:p><text:p text:style-name="P168">Но друзей моих немного,</text:p><text:p text:style-name="P168">Но жжёт душу холодом</text:p><text:p text:style-name="P168"/><text:p text:style-name="P168">Одинока и печальна,</text:p><text:p text:style-name="P168">Недоступна и строга,</text:p><text:p text:style-name="P168">Потеряла изначальный</text:p><text:p text:style-name="P168">Смысл жизни навсегда</text:p><text:p text:style-name="P168"/><text:p text:style-name="P168">Жизнь моя теперь публична,</text:p><text:p text:style-name="P168">Жизнь моя теперь для всех,</text:p><text:p text:style-name="P168">В этом — горе, в этом — счастье,</text:p><text:p text:style-name="P16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text:soft-page-break/>попытками прикрыться.</text:p>
      <text:p text:style-name="P5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0">– Ты бы предупреждала, прежде чем войти, что ли? – просипел я. </text:p>
      <text:p text:style-name="P5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0">– Мёд. Или сахар. На твоё усмотрение.</text:p>
      <text:p text:style-name="P50">– Как скажешь. – нос Тии скрылся за дверью.</text:p>
      <text:p text:style-name="P5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Тие. Мне пришлось осторожно напрягать мускулы шеи, чтобы они случайно не отвернули голову нафиг.</text:p>
      <text:p text:style-name="P50">–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3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7">Копыто легло мне на плечо и мягко повалило на постель. 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7"><text:soft-page-break/>Тия фыркнула.</text:p>
      <text:p text:style-name="P6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67">Её ресницы щекотали мне щеку. Я повернулся к ней и буквально растворился в ласковом взгляде огромных фиалковых глаз.</text:p>
      <text:p text:style-name="P67">–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7">Тия подняла голову.</text:p>
      <text:p text:style-name="P6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67">Как во сне я разделся и зашёл к ней сзади. "Это неправильно!» – пискнули во мне остатки ханжества и замолкли, раздавленные желанием.</text:p>
      <text:p text:style-name="P6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7">Через некоторое время Тия осторожно высвободилась из-под меня и встала с постели. </text:p>
      <text:p text:style-name="P67">– Лежи, я сейчас. – муркнула она, поцеловав меня в ухо.</text:p>
      <text:p text:style-name="P6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7">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17">–</text:span> А водку у вас принято пить?</text:p>
      <text:p text:style-name="P47"><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7">Достав из шкафчика пузатую заплесневевшую бутылку, Тия что-то прикинула и наполнила её содержимым два бокала на полуметровых ножках.</text:p>
      <text:p text:style-name="P67">–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6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7">Тия покачала головой и прошла с бокалами в ванную, кивком пригласив меня следовать за ней.</text:p>
      <text:p text:style-name="P6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67"><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7">Наконец, я со вздохом отпрянул.</text:p>
      <text:p text:style-name="P67"><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6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7"><text:span text:style-name="T17">– Это ты называешь “дружбой”? – с </text:span>улыбкой хмыкнул<text:span text:style-name="T17"> я. – </text:span>Мне нравится твоё чувство юмора.</text:p>
      <text:p text:style-name="P67">Аликорница нахмурилась.</text:p>
      <text:p text:style-name="P67"><text:span text:style-name="T17">– </text:span>Тебе не нравится моя дружба? Ты не принимаешь её? Ты чем-то недоволен?</text:p>
      <text:p text:style-name="P67">Я расхохотался, чуть не поперхнувшись водой, плескавшейся у подбородка.</text:p>
      <text:p text:style-name="P67"><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67">Копыто аликорницы закрыло мне рот прежде чем я успел договорить заветное слово.</text:p>
      <text:p text:style-name="P50">–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5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50">Слёзы злости душили меня, но я сдержался.</text:p>
      <text:p text:style-name="P50">– Охренеть. – сказал я холодно. – А я прям напрашивался!</text:p>
      <text:p text:style-name="P50">Одиночество, отступившее перед мягким, но настойчивым натиском аликорницы в последние недели, снова сковало душу стужей.</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6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7"/>
      <text:h text:style-name="Heading_20_2" text:outline-level="2">9. <text:span text:style-name="T1">Прощание</text:span></text:h>
      <text:p text:style-name="P67"/>
      <text:p text:style-name="P50">– <text:span text:style-name="T1">Норф!.. Эй, Норф! Ты где?..</text:span></text:p>
      <text:p text:style-name="P6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0"/>
      <text:p text:style-name="P81">***</text:p>
      <text:p text:style-name="P5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12"><text:soft-page-break/>От нечего делать, стал прислушиваться к полушёпоту, витавшему под сводами зала.</text:p>
      <text:p text:style-name="P12">…</text:p>
      <text:p text:style-name="P1"><text:span text:style-name="T58">– </text:span><text:span text:style-name="T51">Говорят, в </text:span><text:span text:style-name="T33">Додж </text:span><text:span text:style-name="T34">Джанкшн</text:span><text:span text:style-name="T5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12"><text:span text:style-name="T58">– </text:span><text:span text:style-name="T61">А из Пинто Крика уже месяц нет новостей...</text:span></text:p>
      <text:p text:style-name="P12"><text:span text:style-name="T58">– </text:span><text:span text:style-name="T6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7">…</text:p>
      <text:p text:style-name="P20"><text:span text:style-name="T61">– </text:span>“<text:span text:style-name="T1">Что я могу сделать, чтобы вернуть всё назад?</text:span>”</text:p>
      <text:p text:style-name="P20"><text:span text:style-name="T61">– </text:span><text:span text:style-name="T51">Так и сказала?</text:span></text:p>
      <text:p text:style-name="P1"><text:span text:style-name="T58">– </text:span><text:span text:style-name="T51">Да, </text:span><text:span text:style-name="T55">Фэнси</text:span><text:span text:style-name="T5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0"><text:span text:style-name="T61">– </text:span><text:span text:style-name="T51">Что бы это значило, Флер?</text:span></text:p>
      <text:p text:style-name="P20"><text:span text:style-name="T61">– </text:span><text:span text:style-name="T5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7">…</text:p>
      <text:p text:style-name="P11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118">– Куда проваливаться?</text:p>
      <text:p text:style-name="P118">– Они не знают. В тех провалах не видно дна...</text:p>
      <text:p text:style-name="P118">…</text:p>
      <text:p text:style-name="P11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118">– Леди и джентлькольты! Приём окончен! Её Высочество Принцесса Селестия будет рада видеть <text:s/>вас в следующую среду!</text:p>
      <text:p text:style-name="P11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7">–</text:span> Ты? <text:span text:style-name="T17">–</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7">–</text:span> Пятьдесят шесть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7">— </text:span><text:span text:style-name="T5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7">—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text:span text:style-name="T89">Судя по всему, во сне.</text:span></text:p>
      <text:p text:style-name="P48">– И Норф? О-о-о, нет!</text:p>
      <text:p text:style-name="P48">Селестия в отчаянии села на пол, прижав копыто к виску <text:span text:style-name="T89">и </text:span>опустошенно кача<text:span text:style-name="T89">я</text:span> головой.</text:p>
      <text:p text:style-name="P49">– Я бессильна остановить это. <text:span text:style-name="T89">Раньше</text:span> исчеза<text:span text:style-name="T89">ли</text:span>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31">растеря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50">– Ну ок. Тогда она обрадуется следующей новости: я ухожу.</text:p>
      <text:p text:style-name="P50"><text:soft-page-break/>Селестия еле заметно дрогнула ушами. Она отвернулась и молча смотрела в окно, не выказывая эмоций.</text:p>
      <text:p text:style-name="P50">Я продолжил.</text:p>
      <text:p text:style-name="P5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0">Поза аликорницы стала чуть менее скованной. На грани слышимости я уловил её вздох. Она наконец повернулась ко мне и слабо улыбнулась.</text:p>
      <text:p text:style-name="P50">– Да, Макс. Я тоже думаю, тебе лучше отправиться в Понивилль. Твайли очень <text:span text:style-name="T94">способная</text:span> <text:span text:style-name="T94">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87">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5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0">– А в мешочке что?</text:p>
      <text:p text:style-name="P5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0">Я хотел было оскорбиться такой опекой со стороны аликорницы, но, глянув в её глаза, передумал.</text:p>
      <text:p text:style-name="P50">– Твоё высочество<text:span text:style-name="T1">, ты, вообще, спишь по ночам? У тебя глаза красные, как у кролика-альбиноса.</text:span></text:p>
      <text:p text:style-name="P5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0">–<text:span text:style-name="T1"> Отправляйся, Макс. Очень надеюсь на успех твоей миссии.</text:span></text:p>
      <text:p text:style-name="P67">Она повернулась и вышла из зала, почти подметая хвостом пол.</text:p>
      <text:p text:style-name="P47"><text:span text:style-name="T18">&lt;</text:span><text:span text:style-name="T4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8">&gt;</text:span></text:p>
      <text:p text:style-name="P1"><text:span text:style-name="T60">&lt;</text:span><text:span text:style-name="T70">Mark Knopfler - </text:span><text:span text:style-name="T69">Hill Farmer's Blues</text:span><text:span text:style-name="T60">&gt;</text:span></text:p>
      <text:p text:style-name="P64">***</text:p>
      <text:p text:style-name="P63"/>
      <text:p text:style-name="P6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66"><text:soft-page-break/>–<text:span text:style-name="T1"> Но магия есть и сейчас, мам!</text:span></text:p>
      <text:p text:style-name="P6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6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105">Так возникли пони и многие другие.</text:p>
      <text:p text:style-name="P6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66">–<text:span text:style-name="T1"> Весь мир как Вечнодикий лес?</text:span></text:p>
      <text:p text:style-name="P10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105">– Мааам, а со мной связан элементаль?</text:p>
      <text:p text:style-name="P105">– Конечно, Эйприл. В каждом из нас есть её бессмертная искорка.</text:p>
      <text:p text:style-name="P1"><text:span text:style-name="T5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66"><text:span text:style-name="T1">– Конечно, мам! «День горящего очага» </text:span>— <text:span text:style-name="T1">верно?</text:span></text:p>
      <text:p text:style-name="P105">– Ты прав. И, видя мир и согласие среди своих подопечных, <text:span text:style-name="T123">в</text:span>о<text:span text:style-name="T123">з</text:span>радовались элементали трёх пони-рас. И тоже объединились, вобрав в себя <text:span text:style-name="T123">их общие </text:span>черты.</text:p>
      <text:p text:style-name="P105">Так возникли аликорны.</text:p>
      <text:p text:style-name="P108">Но даже после <text:span text:style-name="T123">тройственного </text:span>союза жизнь пони была нелегка. Воинственные соседи теснили их, больш<text:span text:style-name="T121">ая</text:span> их часть <text:span text:style-name="T121">была в рабстве</text:span>.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108">Имя её было Селестия.</text:p>
      <text:p text:style-name="P108">За ней последовала и сестра её, Луна.</text:p>
      <text:p text:style-name="P10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text:span text:style-name="T122">З</text:span>олотой <text:span text:style-name="T122">в</text:span>ек. <text:span text:style-name="T123">Пони больше не голодают, не воюют и не томятся в рабстве.</text:span> И так будет и впредь, пока аликорны опекают пони, а пони признают опеку аликорнов. </text:p>
      <text:p text:style-name="P107">То есть, всегда.</text:p>
      <text:p text:style-name="P105">Тут и сказке конец. А теперь, Эйприл, залазь на полку и закрывай глазки.</text:p>
      <text:p text:style-name="P105">– Ну мааам! Раскажи ещё что-нибудь! Про Сомбру!</text:p>
      <text:p text:style-name="P105">–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105">– А почему только тебя? А меня? А дядю-горгулия?</text:p>
      <text:p text:style-name="P105"><text:soft-page-break/>– <text:s/>Тебя я забрать ему не дам. А в дядю не тыкай копытом, это невежливо! Спи уже, мой маленький!</text:p>
      <text:p text:style-name="P105">– Поцелуй меня на ночь, мам!</text:p>
      <text:p text:style-name="P105">– Конечно, мой хороший...</text:p>
      <text:p text:style-name="P105"/>
      <text:p text:style-name="P50">Вагоны убаюкивающе перестукивались по рельсам, унося меня прочь от Кантерлота. Я перевернулся на другой бок и провалился в сон.</text:p>
      <text:p text:style-name="P50"/>
      <text:h text:style-name="Heading_20_2" text:outline-level="2">10. Понивилль</text:h>
      <text:p text:style-name="P50"/>
      <text:p text:style-name="P2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0">Гостинницу я сразу отверг <text:span text:style-name="T6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0">–<text:span text:style-name="T1"> Вот этот подойдёт. </text:span>–<text:span text:style-name="T1"> ткнул я в квадратик на карте, расположенный на окраине.</text:span></text:p>
      <text:p text:style-name="P67">Уплатив в городской бюджет скромную арендную плату и получив ключ, я отправился обживаться.</text:p>
      <text:p text:style-name="P20"/>
      <text:p text:style-name="P29">***</text:p>
      <text:p text:style-name="P20"/>
      <text:p text:style-name="P2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37">меткоискатели потом устроят во дворе за домом Макса эксперимент по </text:span><text:s/><text:span text:style-name="T37">полёту на реактивном воздушном змее с антиоблачной пушкой — хотят быть погодными пони</text:span>&gt;. А вот...</text:p>
      <text:p text:style-name="P1"><text:span text:style-name="T58">–</text:span><text:span text:style-name="T51"> Эй, верзила, поосторожнее, лягать тебя в круп! Куда прёшься-то?</text:span></text:p>
      <text:p text:style-name="P2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0">– Ты что, как-тя-там, впервые на базаре? Так таращишься по сторонам, как будто морковку с картохой впервые в жизни увидел.</text:p>
      <text:p text:style-name="P5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0">Я перегнулся через прилавок, стараясь рассмотреть кьютимарку кобылки. </text:p>
      <text:p text:style-name="P5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50">Так и есть! На крупе кобылки красовались три яблока. Вот только, блин, как её звали-то?</text:p>
      <text:p text:style-name="P50">– <text:s/>Прошу прощения, Аппл.. Эппл.. Эпплхэт?</text:p>
      <text:p text:style-name="P50">– Ща залеплю оплеуху. – мрачно процедила пони. – Мало того, что таращится, как василиск, так ещё и издевается!</text:p>
      <text:p text:style-name="P50">– Да ладно тебе, Эй-Джей! Вполне милое имя. – хихикнул дракончик с кукурузой, проходя мимо.</text:p>
      <text:p text:style-name="P50">Ага, вот!</text:p>
      <text:p text:style-name="P50">– Извините меня пожалуйста, Эй-Джей, просто мне показалось, что вы напоминаете одну мою знакомую.</text:p>
      <text:p text:style-name="P50">– Эй-Джей я для друзей! – сварливо заметила поняха, – А для всех остальных — тебя тоже! — Эпплджек.</text:p>
      <text:p text:style-name="P50">Блин, опять облажался. Как-то хреново начинается знакомство с Понивиллем.</text:p>
      <text:p text:style-name="P50">– Понял. А меня зовут Макс. Приятно было познакомиться, Эпплджек.</text:p>
      <text:p text:style-name="P50">Я повернулся было уходить.</text:p>
      <text:p text:style-name="P50">– Э-э-э… Макс?</text:p>
      <text:p text:style-name="P50">– Да? – я повернулся обратно.</text:p>
      <text:p text:style-name="P50">Поняха водила копытом по прилавку. Надвинутая на лоб шляпа скрывала выражение мордочки. </text:p>
      <text:p text:style-name="P5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0">Я вернулся к прилавку.</text:p>
      <text:p text:style-name="P5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0">– Сколько стоят вот эти? – указал я на пирамидку красных яблок размером с треть арбуза каждое.</text:p>
      <text:p text:style-name="P50">– Ред Делишес? Две серебряшки.</text:p>
      <text:p text:style-name="P50"><text:soft-page-break/>– Куча?</text:p>
      <text:p text:style-name="P50">– Ну ты даёшь! – хмыкнула Эпплджек. – Даже не смешно.</text:p>
      <text:p text:style-name="P50">– Неужели штука?</text:p>
      <text:p text:style-name="P50">Поняшка выпрыгнула из-за прилавка и смерила меня долгим взглядом.</text:p>
      <text:p text:style-name="P5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50">Я улыбнулся и кивнул в ответ. Ситуация начала выправляться.</text:p>
      <text:p text:style-name="P5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46">Додж Джанкшена.</text:span> Через пару недель вишни и у нас появятся, тогда цена на них упадёт.</text:p>
      <text:p text:style-name="P50">– А сколько стоит вот это? – указал я на небольшую прикрытую от солнца мешковиной баночку с содержимым удивительной радужной расцветки.</text:p>
      <text:p text:style-name="P5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0">Поняшка набрала ложечку джема и предложила мне. </text:p>
      <text:p text:style-name="P5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0">– Это просто восхитительно! Чудесно! Никогда такого не пробовал! И даже представить не мог, что такая вкуснотень существует!</text:p>
      <text:p text:style-name="P50">Эпплджек просто расцвела от моих дифирамбов.</text:p>
      <text:p text:style-name="P50">– Тебе, сахарок, как гостю города, сделаю скидку. Забирай за шестьдесят. Раньше меньше чем золотой не отдавала.</text:p>
      <text:p text:style-name="P50">Расплачиваясь, я спросил:</text:p>
      <text:p text:style-name="P50">– Ты, случаем, не знаешь, как пройти к городской библиотеке?</text:p>
      <text:p text:style-name="P50">Эпплджек, вскинув копыто ко лбу, запричитала:</text:p>
      <text:p text:style-name="P5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50">Тут Эпплджек прервалась и что есть силы замахала кому-то:</text:p>
      <text:p text:style-name="P50">– Рэр! Эй! Рэр! Давай к нам!</text:p>
      <text:p text:style-name="P5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0"><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0">– Эпплджек! Сколько можно повторять: модельер, а не рукодельница! Проведу, конечно. – устало произнесла Рэрити.</text:p>
      <text:p text:style-name="P50">– А какая разница? – беспечно махнула копытом Эпплджек, не обращая внимание на нахмурившуюся единорожку. – Шмотки — они и в Эппллузе шмотки.</text:p>
      <text:p text:style-name="P50">– Разница, как если бы тебя вместо огородницы назвали… ммм… <text:s/>реднеком. Пойдёмте, Макс.</text:p>
      <text:p text:style-name="P5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0">– Огородница!.. Ишь, чего выдумала! По мне, так уж лучше “реднек”, чем “огородница”! – слышалось бурчание Эпплджек нам вдогонку.</text:p>
      <text:p text:style-name="P50">Единорожка с серьёзным видом завела меня за угол и только после этого звонко расхохоталась. </text:p>
      <text:p text:style-name="P50">– Я думал, вы друзья. – заметил я.</text:p>
      <text:p text:style-name="P5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0">–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0">– Не сомневаюсь. Мы в конце-концов неплохо поладили и она даже сделала мне скидку на вольт-яблочном джеме.</text:p>
      <text:p text:style-name="P50">– А почём продала, если не секрет?</text:p>
      <text:p text:style-name="P50">– За шестьдесят бит.</text:p>
      <text:p text:style-name="P5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0">Единорожка чуть не подпрыгивала от любопытства. Заметив мою отвалившуюся челюсть, она вновь рассмеялась.</text:p>
      <text:p text:style-name="P5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text:span text:style-name="T92">ведущего дизайнера и гранд-портного</text:span>, <text:span text:style-name="T92">Рококо Фрау-Фрау</text:span>. <text:span text:style-name="T92">Его</text:span> заказы расписаны на год вперёд. Будешь в Кантерлоте — передай е<text:span text:style-name="T92">му</text:span> привет, кстати.</text:p>
      <text:p text:style-name="P5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0">– От недосыпа. – перебил я Рэрити. – Красные от недосыпа глаза я не спутаю ни с чем. Сам такие двадцать лет наблюдал в зеркале.</text:p>
      <text:p text:style-name="P5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0">Мы остановились перед деревом.</text:p>
      <text:p text:style-name="P50">Даже не так. </text:p>
      <text:p text:style-name="P50">Мы остановились перед ДЕРЕВОМ! </text:p>
      <text:p text:style-name="P5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0">– Мы пришли. Этот дуб — одна из главных достопримечательностей Понивилля. Есть легенда, что его посадила сама принцесса <text:span text:style-name="T15">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0">Единорожка удалилась, оставив <text:span text:style-name="T1">после себя лёгкий запах жасмина.</text:span></text:p>
      <text:p text:style-name="P50"><text:soft-page-break/></text:p>
      <text:h text:style-name="Heading_20_2" text:outline-level="2">11. Библиотека Золотого Дуба</text:h>
      <text:p text:style-name="P50"/>
      <text:p text:style-name="P50">– Э-э-э… Добрый день?</text:p>
      <text:p text:style-name="P5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7">Мне показалось, единорожка смотрела на меня малость раздражённо. <text:span text:style-name="T90">Фолиант с громким стуком хлопнулся на пол.</text:span></text:p>
      <text:p text:style-name="P5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0">Йопт! Ещё один Шерлок Холмс на мою голову!</text:p>
      <text:p text:style-name="P50">– Извиняюсь за нескромность, а откуда тебе про меня известно?</text:p>
      <text:p text:style-name="P1"><text:span text:style-name="T5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59">и исчезновений пони </text:span><text:span text:style-name="T58">уже год. Почту за честь работать </text:span><text:span text:style-name="T51">под твоим руководством</text:span><text:span text:style-name="T58">.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9">l'amore</text:span><text:span text:style-name="T18"> — будем дружить.</text:span></text:p>
      <text:p text:style-name="P5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0">Твайлайт аж затопала на месте.</text:p>
      <text:p text:style-name="P50">–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72">преобразователь</text:span> пси-поля! <text:span text:style-name="T72">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50">...</text:p>
      <text:p text:style-name="P50">– И оборудовать подвал библиотеки бронекапсулой для безопасных испытаний!</text:p>
      <text:p text:style-name="P50">–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50"><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80">о</text:span>к. В лапах он держал поднос с варёной кукурузой.</text:p>
      <text:p text:style-name="P50"><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51"><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50"><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67"/>
      <text:p text:style-name="P53">***</text:p>
      <text:p text:style-name="P50"/>
      <text:p text:style-name="P156"><text:tab/><text:span text:style-name="T79">Свеча отбрасывала мягкие тени на </text:span>книжн<text:span text:style-name="T79">ые</text:span> полк<text:span text:style-name="T79">и. Спайк положил обглоданную кочерыжку на горку и принялся облизывать пальцы.</text:span></text:p>
      <text:p text:style-name="P73">– Так. – <text:s/><text:span text:style-name="T79">я ткнул в позицию в длинном списке оснащения. – </text:span>Зачем тебе <text:span text:style-name="T73">преобразователь пси-поля?</text:span></text:p>
      <text:p text:style-name="P69">– Чтобы <text:span text:style-name="T74">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69">– <text:span text:style-name="T74">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72">– <text:span text:style-name="T78">Спайк! Ковыряться когтем в зубах некрасиво! Тем более, при посторонних!</text:span></text:p>
      <text:p text:style-name="P74"><text:bookmark-start text:name="__DdeLink__11609_1907426502"/>– <text:bookmark-end text:name="__DdeLink__11609_1907426502"/><text:span text:style-name="T80">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74">– <text:span text:style-name="T81">СПАЙК!!! Откуда ты взял этот листок?!! – Твайлайт покраснела, как варёный рак и выхватила бумажку у меня из рук.</text:span></text:p>
      <text:p text:style-name="P74">– <text:span text:style-name="T82">У тебя в черновиках, естественно. Ты сама сказала экономить бумагу. – пожал плечами дракончик.</text:span></text:p>
      <text:p text:style-name="P83">Я осторожно взял листок назад, перевернув его обратно.</text:p>
      <text:p text:style-name="P69">– <text:span text:style-name="T74">Электростимулятор гипоталамуса. Драконий. В комплекте с усиленной больничной койкой и набором фиксаторов.</text:span></text:p>
      <text:p text:style-name="P70">– <text:span text:style-name="T75">Это ещё чего??? – удивился Спайк. – я что-то не помню, чтоб ты такое хотела!</text:span></text:p>
      <text:p text:style-name="P75">– <text:span text:style-name="T76">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21">— </text:span><text:span text:style-name="T22">то есть крыльев. И я подумала: а что, если…</text:span></text:p>
      <text:p text:style-name="P71"><text:span text:style-name="T22">– Вот ещё! </text:span><text:span text:style-name="T77">– возмутился дракончик. – Никогда на такое не соглашусь!</text:span></text:p>
      <text:p text:style-name="P71">– <text:span text:style-name="T77">Но ты сам подумай, как было бы здорово обладать крыльями! – мечтательно возразила Твайлайт.</text:span></text:p>
      <text:p text:style-name="P71"><text:soft-page-break/>– <text:span text:style-name="T77">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80">– <text:span text:style-name="T124">Угу. Только шар ты же и прожёг, соревнуясь по отрыжке с Рэйнбоу.</text:span></text:p>
      <text:p text:style-name="P76">– <text:span text:style-name="T83">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77">– <text:span text:style-name="T84">Ну, достичь удалось не слишком многого. – повесила нос единорожка. – Собственно, сами работы шли только первые два месяца </text:span><text:span text:style-name="T21">— </text:span><text:span text:style-name="T23">потом меня отстранили от </text:span><text:span text:style-name="T30">экспериментов</text:span><text:span text:style-name="T23">. </text:span><text:span text:style-name="T30">И после этого от меня требуют ускорить исследования!</text:span><text:span text:style-name="T25">&lt;</text:span><text:span text:style-name="T42">Луна является изо сна и запрещает Твайлайт дальнейшие исследования – потом Макс встречается с ней во сне</text:span><text:span text:style-name="T25">&gt;</text:span></text:p>
      <text:p text:style-name="P78">– <text:span text:style-name="T91">Почему тебя отстранили?</text:span></text:p>
      <text:p text:style-name="P79">– <text:span text:style-name="T91">Из-за первых результатов. – единорожка насупилась ещё больше. – Они были ужасными.</text:span></text:p>
      <text:p text:style-name="P78"/>
      <text:p text:style-name="P82">***</text:p>
      <text:p text:style-name="P52"/>
      <text:p text:style-name="P58">...Я чрезвычайно горда заданием <text:span text:style-name="T86">принцессы </text:span>Селестии! <text:span text:style-name="T85">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60"><text:span text:style-name="T100">Нетрудно заметить, что о</text:span>бе проблемы объединяет одно: сон. Одни пони видят потусторонние сны, другие исчезают во сне. <text:span text:style-name="T100">Поэтому сон и будет темой моего исследования.</text:span></text:p>
      <text:p text:style-name="P61">Со слов Луны, оболочка реальности истончилась и начала прорываться. <text:span text:style-name="T95">И первой она начала рваться во снах, где она и так тонка.</text:span></text:p>
      <text:p text:style-name="P59">Я перерыла все <text:span text:style-name="T93">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62">В который раз прохаживаясь <text:span text:style-name="T102">в раздумьях</text:span> по королевской библиотеке, в крыле Стар Свирла Бородатого я наткнулась на подсоб<text:span text:style-name="T98">ку</text:span>, где между пыльными бухгалтерскими книгами и позапрошлогодним <text:s/>выпуском “PlayMare” я нашла его! Древнее неоконченное заклинание Индрэ, <text:span text:style-name="T99">одержимого</text:span> единорога! <text:span text:style-name="T101">Заклинания</text:span> не было в библиотечных каталогах и это просто чудо, что я нашла этот листок!</text:p>
      <text:p text:style-name="P109"/>
      <text:p text:style-name="P109">– <text:span text:style-name="T96">Ага, он был закладкой в четвёртом номере «PlayMare», в разделе «Тридцать две позы, которые удивят вашего френдкольта».</text:span></text:p>
      <text:p text:style-name="P110">– <text:span text:style-name="T87">Спайк! Немедленно ложись спать!</text:span></text:p>
      <text:p text:style-name="P111">– <text:span text:style-name="T97">Уже иду. Кукурузу доем только и иду.</text:span></text:p>
      <text:p text:style-name="P111">– <text:span text:style-name="T97">Продолжай, Твайлайт.</text:span></text:p>
      <text:p text:style-name="P86"/>
      <text:p text:style-name="P99">Всё было готово к эксперименту. <text:span text:style-name="T105">До полуночи оставалось полчаса.</text:span> <text:span text:style-name="T103">В центре библиотеки была выложена пятиконечная звезда из матрасов с пуфиком посредине. Я отдавала последние инструкции.</text:span></text:p>
      <text:p text:style-name="P90">– <text:span text:style-name="T104">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pan><text:soft-page-break/><text:span text:style-name="T104">истончением реальности нашего мира.</text:span></text:p>
      <text:p text:style-name="P87">– <text:span text:style-name="T106">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span></text:p>
      <text:p text:style-name="P88">– <text:span text:style-name="T107">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span></text:p>
      <text:p text:style-name="P89">– <text:span text:style-name="T108">Так давай сюда весь Понивилль притащим! Это ж будет на 20% круче! Представляю себе видок Биг Мака в теле мисс Черили, гы-гы!</text:span></text:p>
      <text:p text:style-name="P91">– <text:span text:style-name="T109">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text:span text:style-name="T21">— </text:span><text:span text:style-name="T26">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text:span><text:span text:style-name="T27">Поэтому я созвала всех вас и рассчитываю на вашу помощь.</text:span></text:p>
      <text:p text:style-name="P92">– <text:span text:style-name="T110">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span></text:p>
      <text:p text:style-name="P93">– <text:span text:style-name="T111">Не волнуйся, Флаттершай, для этого я буду бодрствовать и контролировать ход эксперимента. Если что-то пойдёт не так, я немедленно его прерву и разбужу вас.</text:span></text:p>
      <text:p text:style-name="P94">– <text:span text:style-name="T112">Оу, какая </text:span>знаковая встреча <text:span text:style-name="T112">получается</text:span>! <text:span text:style-name="T112">В</text:span>сё совсем как в Древние Времена, когда образовывались Тайные Общества и могущественные маги решали судьбы Эквестрии! <text:span text:style-name="T112">Твайли, золотце, ты очень правильно расставила свечи: </text:span>в ключевых позициях, дающих наиболее причудливые тени! <text:span text:style-name="T112">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span></text:p>
      <text:p text:style-name="P95">– <text:span text:style-name="T113">Скажи уж прямо, поближе к королевскому дворцу, Рэр! Все в курсе твоих интересов, сахарок!</text:span></text:p>
      <text:p text:style-name="P96">– <text:span text:style-name="T114">Эпплджек, я попрошу! Я же никому не говорю, ЧТО ты делаешь с огурцами!</text:span></text:p>
      <text:p text:style-name="P98">– !!!</text:p>
      <text:p text:style-name="P97">– <text:span text:style-name="T115">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text:span text:style-name="T28">. </text:span><text:span text:style-name="T29">Это поможет мне в моей монографии на тему аликорнизации.</text:span></text:p>
      <text:p text:style-name="P101"><text:span text:style-name="T116">Я</text:span> уселась на пуфике, <text:span text:style-name="T116">а п</text:span>одруги заняли места на матрасах…</text:p>
      <text:p text:style-name="P112"/>
      <text:p text:style-name="P112">– <text:span text:style-name="T117">Спайк, будь добр, принеси дневник эксперимента. Он в подвале, за шафом с ретортами, в...</text:span></text:p>
      <text:p text:style-name="P113">– <text:span text:style-name="T118">В сейфе, я в курсе.</text:span></text:p>
      <text:p text:style-name="P112"/>
      <text:p text:style-name="P114">***</text:p>
      <text:p text:style-name="P104">&lt;<text:span text:style-name="T132">d.notive — Talking Flight</text:span>&gt;</text:p>
      <text:p text:style-name="P115">Дата: <text:span text:style-name="T125">12.04.1003 А.С.</text:span></text:p>
      <text:p text:style-name="P198">Эксперимент: заклинание Воплощения Индрэ</text:p>
      <text:p text:style-name="P116"><text:span text:style-name="T131">Испытуемая</text:span>: Рэрити</text:p>
      <text:p text:style-name="P115"><text:span text:style-name="T140">Синопсис: запись с</text:span>н<text:span text:style-name="T131">а со слов испытуемой</text:span></text:p>
      <text:p text:style-name="P117"><text:soft-page-break/>Замечания: <text:span text:style-name="T137">з</text:span>амечаний нет</text:p>
      <text:p text:style-name="P115"/>
      <text:p text:style-name="P6"><text:span text:style-name="T52">Я летела сквозь мглу, усеянную </text:span><text:span text:style-name="T54">звёздочками, </text:span><text:span text:style-name="T52">к той единственной, к которой </text:span><text:span text:style-name="T53">меня</text:span><text:span text:style-name="T52"> тянуло с неодолимой силой и которая приковывала всё </text:span><text:span text:style-name="T53">моё</text:span><text:span text:style-name="T52"> внимание. </text:span><text:span text:style-name="T54">Звёздочка</text:span> росла, <text:span text:style-name="T148">постепенно </text:span>превращаясь в светящуюся сферу, заполняющую всё поле зрения. По мере приближения стало <text:span text:style-name="T148">видно</text:span>, что она состоит из мириадов <text:span text:style-name="T150">мерцающих искорок</text:span>.</text:p>
      <text:p text:style-name="P7">Приблизившись к сфере, <text:span text:style-name="T126">я</text:span>, наконец, <text:span text:style-name="T148">увидела</text:span>, что <text:span text:style-name="T134">искорки</text:span> <text:span text:style-name="T17">—</text:span> это <text:span text:style-name="T134">светящиеся прозрачные </text:span>силуэты пони, <text:span text:style-name="T126">связанные друг с другом воедино биллионами тончайших</text:span> нит<text:span text:style-name="T134">ей</text:span>. <text:span text:style-name="T148">Пони кружились друг вокруг друга, прыгали, трясли гривами, тёрлись друг об друга носами, приветственно махали мне копытами.</text:span></text:p>
      <text:p text:style-name="P7"><text:span text:style-name="T126">Я</text:span> чувствовала, что <text:span text:style-name="T126">моё</text:span> место там, в<text:span text:style-name="T126">нутри</text:span> <text:span text:style-name="T126">сферы, среди пони. Изо всех сил я устремилась к ним</text:span>. Но та же сила, что влекла <text:span text:style-name="T126">меня</text:span> к <text:span text:style-name="T126">ним</text:span>, <text:span text:style-name="T134">вдруг </text:span>по<text:span text:style-name="T133">тянула</text:span> <text:span text:style-name="T126">меня</text:span> в <text:span text:style-name="T126">сторону</text:span>. Огибая <text:span text:style-name="T126">сферу</text:span>, <text:span text:style-name="T126">я</text:span> заметила цепочку <text:span text:style-name="T126">из пони, протянувшуюся из сферы в темноту</text:span>.</text:p>
      <text:p text:style-name="P7">Пони отстранённо трусили во тьме, приближаясь к большому экрану, <text:span text:style-name="T130">парящему в пустоте</text:span>. <text:span text:style-name="T130">Б</text:span>лижайшая к экрану пони <text:span text:style-name="T135">тронула</text:span> копытом <text:span text:style-name="T127">тёмную гладь</text:span> и об<text:span text:style-name="T127">ернулась</text:span> к остальным в нерешительности. В глазах её от<text:span text:style-name="T130">разилась</text:span> длинная цепочка <text:span text:style-name="T127">собратьев</text:span>, ожидавших своей очереди. <text:s/>Экран покрылся рябью, <text:span text:style-name="T128">за ним проступило некое </text:span>изображение.</text:p>
      <text:p text:style-name="P7"><text:span text:style-name="T149">Пони</text:span> собралась с духом и прыгнула в<text:span text:style-name="T128">перёд</text:span>. Экран, проглотив пони, <text:span text:style-name="T129">разгладился</text:span>...</text:p>
      <text:p text:style-name="P202">&lt;<text:span text:style-name="T37">В очереди к экрану стоит и Селестия. Макс потом заметит это на обратном пути от экрана, за которым он увидит свой собственный мир — </text:span><text:span text:style-name="T45">и он догадается, где её искать</text:span>&gt;</text:p>
      <text:p text:style-name="P183">Примечания: <text:s/><text:span text:style-name="T150">видела ли Рэрити э</text:span>грегор Эквестрии? <text:span text:style-name="T136">Если это эгрегор (место, откуда берутся и куда уходят всепони), то <text:s/>в конце сна можно наблюдать его утечку.</text:span></text:p>
      <text:p text:style-name="P183"><text:span text:style-name="T136">Вопрос: куда ведёт чёрный экран?</text:span></text:p>
      <text:p text:style-name="P8"/>
      <text:p text:style-name="P185">***</text:p>
      <text:p text:style-name="P8"/>
      <text:p text:style-name="P194">Дата: <text:span text:style-name="T125">12.04.1003 А.С.</text:span></text:p>
      <text:p text:style-name="P196"><text:span text:style-name="T137">Эксперимент: заклинание Воплощения Индрэ</text:span></text:p>
      <text:p text:style-name="P196"><text:span text:style-name="T137">Испытуемая</text:span>: <text:span text:style-name="T137">Рэйнбоу Дэш</text:span></text:p>
      <text:p text:style-name="P194"><text:span text:style-name="T140">Синопсис: описание пробуждения испытуемой</text:span></text:p>
      <text:p text:style-name="P192">Замечания: <text:span text:style-name="T137">испытуемая отказалась дать описание сна </text:span></text:p>
      <text:p text:style-name="P8"/>
      <text:p text:style-name="P184"><text:span text:style-name="T140">Испытуемая п</text:span>осле пробуждения ве<text:span text:style-name="T140">дёт</text:span> себя <text:span text:style-name="T138">странно</text:span>. Наблюда<text:span text:style-name="T140">ется</text:span> покраснение щёк, задранный хвост, <text:span text:style-name="T140">бегающие глаза, стоящие вертикально крылья</text:span>. <text:span text:style-name="T151">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span></text:p>
      <text:p text:style-name="P200"/>
      <text:p text:style-name="P201">***</text:p>
      <text:p text:style-name="P200"/>
      <text:p text:style-name="P195">Дата: <text:span text:style-name="T125">12.04.1003 А.С.</text:span></text:p>
      <text:p text:style-name="P199">Эксперимент: заклинание Воплощения Индрэ</text:p>
      <text:p text:style-name="P197"><text:span text:style-name="T131">Испытуемая</text:span>: <text:span text:style-name="T139">Эпплджек</text:span></text:p>
      <text:p text:style-name="P195"><text:span text:style-name="T141">Синопсис: запись с</text:span>н<text:span text:style-name="T131">а со слов испытуемой</text:span></text:p>
      <text:p text:style-name="P190">Замечания: <text:span text:style-name="T137">з</text:span>амечаний нет</text:p>
      <text:p text:style-name="P190"><text:soft-page-break/></text:p>
      <text:h text:style-name="P212" text:outline-level="2">Четвёртый сон РД. Объединяющий</text:h>
      <text:p text:style-name="P187"/>
      <text:p text:style-name="P187">Рэйнбоу Дэш встала и посмотрела на застывшее внизу тело.</text:p>
      <text:p text:style-name="P182">“Значит, всё. Вот как это бывает.”</text:p>
      <text:p text:style-name="P187">Она расправила левое крыло.</text:p>
      <text:p text:style-name="P182">“По-крайней мере, я снова могу летать. Пусть и в Мире Зелёных Лугов”.</text:p>
      <text:p text:style-name="P18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8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8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87">От множества проносящихся перед глазами сцен у РД начала раскалываться голова. Она отчаянно забила крыльями, набирая высоту.</text:p>
      <text:p text:style-name="P18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7">&lt;</text:span><text:span text:style-name="T38">Именно эту сферу (уменьшеную до глобуса) покажет Анакорн Максу во время беседы</text:span><text:span text:style-name="T17">&gt;</text:span> Казалось, сфера хочет разлететься на тысячи подобных сфер, но какая-то сила удерживает их вместе…</text:p>
      <text:p text:style-name="P191"/>
      <text:p text:style-name="P190"/>
      <text:p text:style-name="P195">Дата: <text:span text:style-name="T125">12.04.1003 А.С.</text:span></text:p>
      <text:p text:style-name="P199">Эксперимент: заклинание Воплощения Индрэ</text:p>
      <text:p text:style-name="P197"><text:span text:style-name="T131">Испытуемая</text:span>: <text:span text:style-name="T139">Флаттершай</text:span></text:p>
      <text:p text:style-name="P195"><text:span text:style-name="T144">Синопсис: запись с</text:span>н<text:span text:style-name="T131">а со слов испытуемой</text:span></text:p>
      <text:p text:style-name="P190">Замечания: <text:span text:style-name="T142">после пробуждения испытуемая убежала в лес. Для получения описания сна испытуемую пришлось после обнаружения отпаивать чаем с печеньем.</text:span></text:p>
      <text:p text:style-name="P190"/>
      <text:p text:style-name="P189"><text:span text:style-name="T143">Я</text:span> брела по Пустоши, волоча левое крыло. <text:span text:style-name="T143">Я</text:span> попадала во множество передряг <text:span text:style-name="T143">и </text:span>раньше, но сейчас всё было очень <text:span text:style-name="T143">скверно</text:span>. Похоже, <text:span text:style-name="T143">я</text:span> кончилась, как летун. Остатки лучевой кости махательного сустава торчали из безобразной раны. <text:span text:style-name="T143">В</text:span> радиусе дня полёта не было <text:span text:style-name="T146">медика</text:span>, чтобы срастить их. Да что там <text:span text:style-name="T146">медика</text:span> <text:span text:style-name="T17">—</text:span> не было даже самого паршивого тайника с обезболивающим и накрыльным протезом. Так бы <text:span text:style-name="T146">я</text:span> смогла, зафиксировав левое крыло, добраться на одном <text:span text:style-name="T146">рабочем</text:span> до своих. </text:p>
      <text:p text:style-name="P187">Острая боль уже давно превратилась в тупую, лишь изредка напоминая о себе, когда крыло встречало неровности почвы.</text:p>
      <text:p text:style-name="P18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87"><text:soft-page-break/>До <text:span text:style-name="T146">с</text:span>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87">Тут <text:span text:style-name="T146">я</text:span> заметила, что перестала чувствовать боль. <text:span text:style-name="T146">Я</text:span> выгнула шею и, присмотревшись, обнаружила две маленькие дырочки на крыле.</text:p>
      <text:p text:style-name="P187">Проклятье! Когда же он успел меня зацепить? <text:span text:style-name="T17">–</text:span> холодея, подумала <text:span text:style-name="T146">я</text:span>.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87"/>
      <text:p text:style-name="P8"/>
      <text:p text:style-name="P8"/>
      <text:p text:style-name="P195">Дата: <text:span text:style-name="T125">12.04.1003 А.С.</text:span></text:p>
      <text:p text:style-name="P199">Эксперимент: заклинание Воплощения Индрэ</text:p>
      <text:p text:style-name="P197"><text:span text:style-name="T131">Испытуемая</text:span>: <text:span text:style-name="T139">Пинки Пай</text:span></text:p>
      <text:p text:style-name="P195"><text:span text:style-name="T144">Синопсис: описание пробуждения испытуемой</text:span></text:p>
      <text:p text:style-name="P190">Замечания: <text:span text:style-name="T145">получить описание сна оказалось невозможным вследствие неадекватного поведения испытуемой. </text:span></text:p>
      <text:p text:style-name="P190"/>
      <text:p text:style-name="P188"/>
      <text:p text:style-name="P8"/>
      <text:p text:style-name="P8"/>
      <text:p text:style-name="P8"/>
      <text:p text:style-name="P8"/>
      <text:p text:style-name="P8"/>
      <text:p text:style-name="P8"/>
      <text:p text:style-name="P8"/>
      <text:p text:style-name="P8"/>
      <text:p text:style-name="P8"/>
      <text:p text:style-name="P8"/>
      <text:p text:style-name="P128">&lt;<text:span text:style-name="T46">Это уже видит Макс в своём сне — он проследит за Рэрити и остальными</text:span>&gt;</text:p>
      <text:p text:style-name="P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7">Внезапно он открыл глаза и посмотрел на экран. В глазах его отражалась цепочка пони, как у прыгнувшей за миг до того в экран пони.</text:p>
      <text:p text:style-name="P7">Рябь экрана разглаживалась, он постепенно становился непрозрачно-матовым. Так же угасало отражение светящейся цепочки в глазах у юноши.</text:p>
      <text:p text:style-name="P103"/>
      <text:h text:style-name="P210" text:outline-level="2">Сон Рэрити</text:h>
      <text:p text:style-name="P5"/>
      <text:p text:style-name="P5">… в огромном пустом пространстве, а меня окружают звёзды, <text:span text:style-name="T1">–</text:span> рассказывала Рэрити, когда мы с пегаской вломились в библиотеку.</text:p>
      <text:p text:style-name="P5"><text:soft-page-break/><text:span text:style-name="T1">–</text:span> Привет Макс, - кивнула она мне.</text:p>
      <text:p text:style-name="P5">Рэрити перевела взгляд с меня на взъерошенную пегаску и недоверчиво сморщила носик.</text:p>
      <text:p text:style-name="P5"><text:span text:style-name="T1">–</text:span> Боже, какие страсти! - прошептала она.</text:p>
      <text:p text:style-name="P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text:span text:style-name="T1">–</text:span> Ну так вот, <text:span text:style-name="T1">–</text:span> продолжила Рэрити, <text:span text:style-name="T1">–</text:span> в этом космосе вдруг появилась звёздочка...</text:p>
      <text:p text:style-name="P5"/>
      <text:p text:style-name="P5"><text:span text:style-name="T17">&lt;</text:span><text:span text:style-name="T37">Вкратце суть сна Рэрити.</text:span></text:p>
      <text:p text:style-name="P5"><text:span text:style-name="T37">Она проснулась в мире Терры веб-дизайнером. И мир Эквестрии ей только снился </text:span><text:span text:style-name="T40">—</text:span><text:span text:style-name="T37"> и быстро начал забываться. Т.е. мир Эквестрии - всего лишь сон терранского парня (девушки?)</text:span></text:p>
      <text:p text:style-name="P5"><text:span text:style-name="T37">к экрану - очередь из пони (пони пропадают из Эквестрии). В очереди близко к экрану </text:span><text:span text:style-name="T40">—</text:span><text:span text:style-name="T37"> Селестия. Рэрити </text:span><text:span text:style-name="T40">—</text:span><text:span text:style-name="T37"> без очереди (у неё </text:span><text:span text:style-name="T40">—</text:span><text:span text:style-name="T37"> билет-пропуск от Индрэ).</text:span></text:p>
      <text:p text:style-name="P5"><text:span text:style-name="T37">Рэрити проснулась парнем, т.к. в Эквестрии </text:span><text:span text:style-name="T40">—</text:span><text:span text:style-name="T37"> матриархат, роль терранских мужчин там несут кобылы.</text:span></text:p>
      <text:p text:style-name="P5"><text:span text:style-name="T37">В конце-концов Макс проснётся на Земле, всё это ему приснится и он быстро забудет этот сон. По стопам этого сна он напишет книгу</text:span><text:span text:style-name="T17">&gt;</text:span></text:p>
      <text:p text:style-name="P5"/>
      <text:p text:style-name="P11">***</text:p>
      <text:p text:style-name="P5"/>
      <text:p text:style-name="P5"><text:span text:style-name="T17">&lt;</text:span><text:span text:style-name="T37">Влад рассказывает Максу о своём сне </text:span><text:span text:style-name="T40">—</text:span><text:span text:style-name="T37"> как он был поняхой, а потом проснулся в мире Терры</text:span><text:span text:style-name="T17">&gt;</text:span></text:p>
      <text:p text:style-name="P22"/>
      <text:p text:style-name="P5"><text:span text:style-name="T17">– </text:span>... я слишком приблизилась к экрану и меня стало тянуть к нему. Пони, ждущий своей очереди, еле увернулся от меня <text:span text:style-name="T17">—</text:span> так быстро я неслась к экрану, <text:span text:style-name="T17">–</text:span> возбуждённо говорила Рэрити, <text:span text:style-name="T17">–</text:span> но тут… <text:span text:style-name="T17">–</text:span> она запнулась.</text:p>
      <text:p text:style-name="P5"><text:span text:style-name="T17">–</text:span> Да? Что “тут”? <text:span text:style-name="T17">–</text:span> Твайлайт была вся внимание.</text:p>
      <text:p text:style-name="P5"><text:span text:style-name="T17">–</text:span> Тут я проснулась.</text:p>
      <text:p text:style-name="P5"><text:span text:style-name="T17">–</text:span> О, понятно. Я была вынуждена прервать ваше сновидение, так как Макс очень плохо выглядел. <text:span text:style-name="T17">–</text:span> <text:span text:style-name="T1">о</text:span>бъяснила Твайлайт. <text:span text:style-name="T17">–</text:span> В твоих манекенах в бутике больше жизни, чем тогда было в нём <text:span text:style-name="T17">–</text:span> она указала копытом на меня. <text:span text:style-name="T17">–</text:span> Но даже то, что ты успела увидеть, очень интересно. Сфера из светящихся пони <text:span text:style-name="T17">–</text:span> это, конечно же, Эгрегор Эквестрии. Место, откуда берутся и куда уходят все пони</text:p>
      <text:p text:style-name="P5">(<text:span text:style-name="T17">&lt;</text:span><text:span text:style-name="T37">согласовать с тем, что говорил Анакорн о Р/Д</text:span><text:span text:style-name="T17">&gt;</text:span>). </text:p>
      <text:p text:style-name="P5">Об этом Эгрегоре пишется в книге <text:span text:style-name="T17">&lt;</text:span><text:span text:style-name="T37">Изменчивой Магии</text:span><text:span text:style-name="T17">&gt;</text:span>. То, что Рэрити удалось его увидеть <text:span text:style-name="T17">—</text:span> невероятно! До неё это удалось всего лишь четырём величайшим магам Эквестрии. Теперь я понимаю силу заклинания Двойного Сна!</text:p>
      <text:p text:style-name="P5"><text:span text:style-name="T1">Т</text:span>вайлайт в возбуждении ходила кругами по читальному залу.</text:p>
      <text:p text:style-name="P5"><text:span text:style-name="T17">–</text:span> Та цепочка пони, уходящих в экран… Рэрити, опиши, пожалуйста, что ты видела за экраном? Как можно более детально.</text:p>
      <text:p text:style-name="P5">Единорожка наморщила лоб, вспоминая.</text:p>
      <text:p text:style-name="P5"><text:span text:style-name="T1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2"/>
      <text:p text:style-name="P5"><text:soft-page-break/><text:span text:style-name="T17">&lt;</text:span><text:span text:style-name="T37">обоснование сна для Р/Д. РД видит несколько вариантов историй с Mane6 </text:span><text:span text:style-name="T40">—</text:span><text:span text:style-name="T37"> и с собой + Леро </text:span><text:span text:style-name="T40">—</text:span><text:span text:style-name="T37"> намёк на несовместимые фанфики</text:span></text:p>
      <text:p text:style-name="P5"><text:span text:style-name="T37">Пинки видит кошмар (кексики) и сходит с ума. И ещё она видит как Селестия стала Матрицей (подпрограммой Нексуса)</text:span><text:span text:style-name="T17">&gt;</text:span></text:p>
      <text:p text:style-name="P5"/>
      <text:p text:style-name="P5"><text:span text:style-name="T17">–</text:span> Хммм… <text:span text:style-name="T17">–</text:span> Твайлайт в задумчивости остановилась перед одной из полок. <text:span text:style-name="T1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text:span text:style-name="T17">–</text:span> И самое главное… <text:span text:style-name="T17">–</text:span> Рэрити задумчиво потерла висок. <text:span text:style-name="T17">–</text:span> В той очереди, совсем близко к экрану стояла она…</text:p>
      <text:p text:style-name="P5"><text:span text:style-name="T17">–</text:span> Кто <text:span text:style-name="T17">—</text:span> она? <text:span text:style-name="T17">–</text:span> повернулась Твайлайт.</text:p>
      <text:p text:style-name="P5"><text:span text:style-name="T17">–</text:span> Её Высочество, принцесса Селестия...</text:p>
      <text:p text:style-name="P102"/>
      <text:p text:style-name="P100"/>
      <text:p text:style-name="P100"/>
      <text:p text:style-name="P100"/>
      <text:p text:style-name="P100"/>
      <text:p text:style-name="P100"/>
      <text:p text:style-name="P100"/>
      <text:p text:style-name="P100"/>
      <text:p text:style-name="P100"/>
      <text:p text:style-name="P100"/>
      <text:p text:style-name="P85">&lt;<text:span text:style-name="T37">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56"/>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Если бы… Макс, может быть, знание об этой неведомой угрозе сидит так глубоко в тебе, что ты сам <text:soft-page-break/>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56"/>
      <text:p text:style-name="P56"/>
      <text:p text:style-name="P55">&lt;<text:span text:style-name="T3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7">–</text:span> М-м-м. В описании заклинания Свирл упоминал гармонию. Я и подумал, а что, если это кат-то связано с тобой и твоими друзьями?</text:p>
      <text:p text:style-name="P3"><text:span text:style-name="T17">–</text:span> Хм. Ты так думаешь? <text:span text:style-name="T17">–</text:span> Единорожка вытащила с помощью магии засаленый том из угловой полки с знакомым названием: “Основы магического искусства”.</text:p>
      <text:p text:style-name="P3"><text:span text:style-name="T17">–</text:span> М-м-м… “...на укрепление гармонии нашего континуума...”.</text:p>
      <text:p text:style-name="P3">Твайлайт начала в возбуждении ходить по читальному залу.</text:p>
      <text:p text:style-name="P43">–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55"/>
      <text:p text:style-name="P55">&gt;</text:p>
      <text:p text:style-name="P54"/>
      <text:p text:style-name="P54"/>
      <text:p text:style-name="P50"/>
      <text:p text:style-name="P105"><text:soft-page-break/>.<text:span text:style-name="T37">..Макс! Запрошенный тобой </text:span><text:span text:style-name="T40">&lt;</text:span><text:span text:style-name="T37">синхрофазотрон</text:span><text:span text:style-name="T40">&gt; </text:span><text:span text:style-name="T3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20"><text:span text:style-name="T61">&lt;</text:span><text:span text:style-name="T43">Макс помогает починить Эпплджек повозку.</text:span><text:span text:style-name="T61">&gt;</text:span></text:p>
      <text:p text:style-name="P50"/>
      <text:p text:style-name="P148">&lt;<text:span text:style-name="T3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48"><text:span text:style-name="T38">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47">Ты</text:span><text:span text:style-name="T46"> что! Нельзя любить фаэри! Она похитит твоё сердце и ты будешь искать её до смерти</text:span><text:span text:style-name="T47">)</text:span><text:span text:style-name="T46"> — Пинки </text:span><text:span text:style-name="T47">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48">&lt;<text:span text:style-name="T47">В разговоре с Луной после исчезновения Селестии Макс узнаёт, что она (Селестия) холодна к сексу. </text:span>&gt;</text:p>
      <text:p text:style-name="P10"/>
      <text:p text:style-name="P10">***</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7">–</text:span> Элементы-шмелементы, <text:span text:style-name="T17">–</text:span> проворчал Спайк, выкарабкиваясь из-под Твайлайт, <text:span text:style-name="T17">–</text:span> привет, Макс (мы с ним виделись пару раз в Кантерлоте). Ты как, не ушиблась? <text:span text:style-name="T17">–</text:span> Дракончик повернулся к единорожке <text:span text:style-name="T17">&lt;</text:span><text:span text:style-name="T38">аликорнице?</text:span><text:span text:style-name="T17">&gt;</text:span>.</text:p>
      <text:p text:style-name="P2"><text:span text:style-name="T17">–</text:span> Да нет, всё в порядке, Спайк. <text:span text:style-name="T1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7">–</text:span> Вообще-то говоря, мне каже<text:span text:style-name="T85">т</text:span>ся, внешняя сила <text:span text:style-name="T1">—</text:span> это я. Я точно произошёл не в Эквестрии и вообще не в этом мире.</text:p>
      <text:p text:style-name="P2"><text:span text:style-name="T17">–</text:span> Да, логично, <text:span text:style-name="T17">–</text:span> сказала в нос Твайлайт. <text:span text:style-name="T17">–</text:span> Могла бы и сама догадаться.</text:p>
      <text:p text:style-name="P2"><text:span text:style-name="T17">–</text:span> Но проблема в том, что я не знаю, ак помочь вам. Может, я какая-то неправильная сила? <text:span text:style-name="T17">–</text:span> Я поправил платок на носу Твайлайт.</text:p>
      <text:p text:style-name="P2"><text:span text:style-name="T17">–</text:span> Заклинания Свирла Бородатого обычно срабатывают без ошибок.</text:p>
      <text:p text:style-name="P2"><text:span text:style-name="T17">–</text:span> Если их правильно вызывают, <text:span text:style-name="T17">–</text:span> пробурчал возвратившийся Спайк, укладываясь в корзинку.</text:p>
      <text:p text:style-name="P2"><text:span text:style-name="T17">–</text:span> Что он имел ввиду?</text:p>
      <text:p text:style-name="P2"><text:soft-page-break/><text:span text:style-name="T17">–</text:span> Нууу, - Твайлайт смутилась, <text:span text:style-name="T17">–</text:span> заклинание сработало со второй попытки. В первый раз, с <text:span text:style-name="T4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7">–</text:span> Единорожка опустила голову.</text:p>
      <text:p text:style-name="P2"/>
      <text:p text:style-name="P2"><text:span text:style-name="T17">&lt;</text:span><text:span text:style-name="T37">Селестия проснётся на Терре в облике кибермозга, т.к. в своём мире она на ступень выше пони (а кибермозг на Терре на ступень выше людей)</text:span><text:span text:style-name="T17">&gt;</text:span></text:p>
      <text:p text:style-name="P2"><text:span text:style-name="T17">–</text:span> Да, печально получилось <text:span text:style-name="T17">&lt;</text:span><text:span text:style-name="T38">и всего-то</text:span><text:span text:style-name="T1">?</text:span><text:span text:style-name="T17">&gt;</text:span>. Но вернёмся к заклинанию. Во второй раз вы вызвали его правильно <text:span text:style-name="T1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7">–</text:span> Нет, она мне ничего не говорила. Но, видишь ли, ваше королевство и вы сами описаны в моём мире в детском сериале.</text:p>
      <text:p text:style-name="P2"><text:span text:style-name="T17">–</text:span> Мы? Описаны? <text:span text:style-name="T17">–</text:span> Твайлайт от удивления открыла рот. <text:span text:style-name="T1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7">–</text:span> Вряд ли кто-то из людей побывал здесь до меня. До вас ведь никто не вызывал это заклинание Свирла?</text:p>
      <text:p text:style-name="P2"><text:span text:style-name="T17">–</text:span> Нет. Собрание столь сильных магов запомнилось бы.</text:p>
      <text:p text:style-name="P2"><text:span text:style-name="T1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7">–</text:span> Вам нравятся рассказы про Эквестрию? <text:span text:style-name="T17">–</text:span> Твайлайт улыбнулась.</text:p>
      <text:p text:style-name="P2"><text:span text:style-name="T1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7">–</text:span> Брони?</text:p>
      <text:p text:style-name="P2"><text:span text:style-name="T1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7">–</text:span> Ого! У нас есть поклонники! Интересно было бы поговорить об этом с твоим другом.</text:p>
      <text:p text:style-name="P2"><text:span text:style-name="T17">–</text:span> Его нет. Он погиб полгода назад.</text:p>
      <text:p text:style-name="P2"><text:span text:style-name="T17">–</text:span> О, мои соболезнования! <text:span text:style-name="T17">–</text:span> Твайлайт подошла ко мне и положила переднюю ногу мне на плечо (когда я сидел, она вполне могла достать до него). <text:span text:style-name="T17">–</text:span> Друзей терять очень тяжко.</text:p>
      <text:p text:style-name="P2"><text:span text:style-name="T17">–</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17">–</text:span> Подумать только! <text:span text:style-name="T1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7">–</text:span> Нууу, я не думаю, что это описан наша Терра. У нас ничего подобного не водится.</text:p>
      <text:p text:style-name="P2"><text:span text:style-name="T17">–</text:span> Да? Ну ладно. В конце-концов, это всего лишь миф. Свирл Бородатый, правда, упоминал о двух случаях встреч с существами, похожими на вас. <text:span text:style-name="T1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7">–</text:span> Печенье испёк Спайк. Он на удивление искусный повар, когда на него находит вдохновение.</text:p>
      <text:p text:style-name="P2"><text:span text:style-name="T1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7">–</text:span> Я помню, ваша магия Элементов Гармонии обладает большой силой.</text:p>
      <text:p text:style-name="P2"><text:span text:style-name="T17">–</text:span> Да. <text:span text:style-name="T17">–</text:span> <text:span text:style-name="T1">к</text:span>ивнула Твайлайт. <text:span text:style-name="T1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7">–</text:span> Для восстановления гармонии, говришь, <text:span text:style-name="T17">–</text:span> я почесал затылок.</text:p>
      <text:p text:style-name="P2"><text:span text:style-name="T17">–</text:span> Ну да, это так. Большие возмущения гармонии можно исправить только с помощью… Ой!..</text:p>
      <text:p text:style-name="P2"><text:span text:style-name="T17">–</text:span> Угу, вот именно. Сейчас имеем “большое возмущение гармонии”.</text:p>
      <text:p text:style-name="P2">Твайлайт прижала копыта к вискам.</text:p>
      <text:p text:style-name="P2"><text:span text:style-name="T1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тому же они биологически бессмертны.</text:p>
      <text:p text:style-name="P21"/>
      <text:p text:style-name="P2"><text:span text:style-name="T17">&lt;</text:span><text:span text:style-name="T37">Во время удара магией гармонии Макс впервые видит звёздного аликорна. Тот ему показывает, что </text:span><text:soft-page-break/><text:span text:style-name="T37">мир Террыи мир Эквестрии взаимосвязаны (инь-янь)</text:span><text:span text:style-name="T17">&gt;</text:span></text:p>
      <text:p text:style-name="P21"/>
      <text:p text:style-name="P2"><text:span text:style-name="T17">–</text:span> Хорошо, у тебя есть какие-то встречные предложения?</text:p>
      <text:p text:style-name="P2">Твайлайт задумчиво прошлась вдоль книжной полки.</text:p>
      <text:p text:style-name="P2"><text:span text:style-name="T1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7">–</text:span> Для духа я слишком материален.</text:p>
      <text:p text:style-name="P2"><text:span text:style-name="T17">–</text:span> Я знаю. Но ничего более подходящего в голову не приходит. Приходи завтра после обеда. Хорошо?</text:p>
      <text:p text:style-name="P2"><text:span text:style-name="T17">–</text:span> Хорошо, Твайлайт. Приду. Спокойной ночи!</text:p>
      <text:p text:style-name="P2"><text:span text:style-name="T17">–</text:span> Спокойной ночи, Макс!</text:p>
      <text:p text:style-name="P2"/>
      <text:h text:style-name="P213" text:outline-level="2"/>
      <text:p text:style-name="P20"/>
      <text:p text:style-name="P20"/>
      <text:p text:style-name="P20"/>
      <text:p text:style-name="P20"/>
      <text:p text:style-name="P2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21"/>
      <text:p text:style-name="P28">&lt;<text:span text:style-name="T38">самолёт в эквестрию проваливается во время </text:span><text:span text:style-name="T3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61">&gt;</text:span></text:p>
      <text:p text:style-name="P65">&lt;<text:span text:style-name="T1">О рейде пони-рейнджеров Максу рассказывает Луна во время его возвращения в Кантерлот после исчезновения Селестии.</text:span>&gt;</text:p>
      <text:p text:style-name="P50"/>
      <text:p text:style-name="P68">&lt;<text:span text:style-name="T3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8"/>
      <text:p text:style-name="P2"><text:span text:style-name="T17">–</text:span> Ты могла бы нести меня телекинезом. Я, после того, как узнал о ваших способностях, удивлялся, почему ты этого не сделала?</text:p>
      <text:p text:style-name="P2"><text:span text:style-name="T17">–</text:span> Шутишь? <text:span text:style-name="T17">–</text:span> Селестия скосила на меня фиалковый глаз, продолжая колдовать с мешочком. <text:span text:style-name="T17">–</text:span> Ты бы потом не захотел бы видеть меня от перенесенного унижения.</text:p>
      <text:p text:style-name="P39"><text:span text:style-name="T17">&lt;Селестия </text:span>хочет любым способом (34) расположить к себе Макса, чтоб получить союзника в борьбе за спасение Эквестрии<text:span text:style-name="T17">&gt;</text:span></text:p>
      <text:p text:style-name="P2"/>
      <text:p text:style-name="P2"><text:span text:style-name="T17">–</text:span> А дальше всё было хуже, намного хуже...</text:p>
      <text:p text:style-name="P2"/>
      <text:p text:style-name="P1"/>
      <text:p text:style-name="P106">&lt;Сон Макса (вызванный Твайлайт) — он в Эквусе будущего — с исчезнувшей магией, вымирающей <text:soft-page-break/>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10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10">***</text:p>
      <text:p text:style-name="P21"/>
      <text:p text:style-name="P2"><text:span text:style-name="T17">&lt;Луна - </text:span><text:span text:style-name="T3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7">&gt;</text:span></text:p>
      <text:p text:style-name="P21"/>
      <text:h text:style-name="P211" text:outline-level="2">Рейд пони-рэйнджеров</text:h>
      <text:p text:style-name="P2">&lt;Магия изо всех окраин Эквестрии бежит к её центру — в Вечнодикий лес&gt;</text:p>
      <text:p text:style-name="P37">(леденящий душу триллер, музыка тревожная)</text:p>
      <text:p text:style-name="P13">&lt;<text:span text:style-name="T3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7">–</text:span> Тьфу ты, б-бестия! <text:span text:style-name="T17">–</text:span> Мэдтроттер принялся протирать окровавленное лезвие. <text:span text:style-name="T17">–</text:span> Впервые такую тварь встречаю.</text:p>
      <text:p text:style-name="P2"><text:span text:style-name="T17">–</text:span> Не думаю, что она появится ещё. <text:span text:style-name="T17">–</text:span> Калрус вслушивался в лесной шум. Уши его поворачивались по <text:soft-page-break/>ветру. <text:span text:style-name="T17">–</text:span> Ты её хорошенько угостил. По первому разряду!</text:p>
      <text:p text:style-name="P2"><text:span text:style-name="T17">–</text:span> У нас, в Аппалузе, это называется “салют легионера”, <text:span text:style-name="T17">–</text:span> усмехнулся Хорст. <text:span text:style-name="T17">–</text:span> Мало кто из врагов его переживает.</text:p>
      <text:p text:style-name="P2"><text:span text:style-name="T17">–</text:span> Первым дежуришь ты, Мэдди. Потом я. Калрус <text:span text:style-name="T17">—</text:span> последним, <text:span text:style-name="T17">–</text:span> решил я. <text:span text:style-name="T1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7">–</text:span> Что за чертовщина? <text:span text:style-name="T17">–</text:span> Мэдтроттер трогал копытом лежащую на земле плеть лианы, которая медленно уползала в чащу, сворачиваясь в колючий клубок.</text:p>
      <text:p text:style-name="P2"><text:span text:style-name="T17">–</text:span> Не нравится мне это, <text:span text:style-name="T17">–</text:span> пробормотал Калрус, стряхивая с крыла зелёную плеть, свесившуюся с дерева и попытавшуюся обвить его махательный сустав. <text:span text:style-name="T1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7">–</text:span> Да уж, <text:span text:style-name="T17">–</text:span> Мэдтроттер обнажил алебарду и закрепил её на ноге остриём вверх. <text:span text:style-name="T1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0">***</text:p>
      <text:p text:style-name="P2"><text:span text:style-name="T17">–</text:span> Шанту?</text:p>
      <text:p text:style-name="P2"><text:span text:style-name="T17">–</text:span> Ваше Высочество? Мы никогда не встречали такое существо раньше и я…</text:p>
      <text:p text:style-name="P2"><text:span text:style-name="T1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36">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p text:style-name="P10">***</text:p>
      <text:p text:style-name="P2"><text:span text:style-name="T17">&lt;</text:span><text:span text:style-name="T38">Добавить кокатрикса, мантикору и древесных волков. Тентаклианы переименовать в пландерсиды</text:span><text:span text:style-name="T1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7">–</text:span> Что за ерунда? <text:span text:style-name="T1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7">–</text:span> Не знаю, что за ерунда, но теперь становится ясно, откуда тут те черепа. <text:span text:style-name="T17">–</text:span> Я вытер накрыльный нож о траву и показал на две продолговатости, тускло белевшие в траве у самого ствола граба. <text:span text:style-name="T1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7">–</text:span> Пхе, будет несколько <text:span text:style-name="T17">—</text:span> выберешь для них самый подходящий! <text:span text:style-name="T17">–</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17">&lt;</text:span><text:span text:style-name="T37">короткий</text:span><text:span text:style-name="T1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7">–</text:span> Ходят слухи, Стар <text:span text:style-name="T1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7">–</text:span> Мечтательно разглагольствовал Калрус.</text:p>
      <text:p text:style-name="P2"><text:span text:style-name="T17">–</text:span> Смотри, как бы ты сам после такой встречи не стал чудным материалом для <text:s/>чудовища, <text:span text:style-name="T17">–</text:span> проворчал Мэдтроттер. <text:span text:style-name="T1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7">–</text:span> Странно, кто-то ходил к замку после того, как он был заброшен, <text:span text:style-name="T17">–</text:span> пробормотал Мэдтроттер. <text:span text:style-name="T1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7">–</text:span> Дискорд! Что их убило? <text:span text:style-name="T17">–</text:span> присвистнул обошедший Хорста с другой стороны Калрус.</text:p>
      <text:p text:style-name="P2"><text:span text:style-name="T17">–</text:span> Что бы их ни убило, нам с этим знакомиться ни к чему, <text:span text:style-name="T17">–</text:span> пробормотал Мэдтроттер озираясь. <text:span text:style-name="T1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7">–</text:span> Это королевский конвой. Такие были на службе у принцесс ещё лет двадцать назад, до Раздора.</text:p>
      <text:p text:style-name="P2"><text:span text:style-name="T17">–</text:span> Такое впечатление, что… <text:span text:style-name="T1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7">–</text:span> ...тут была засада <text:span text:style-name="T1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7">—</text:span> туда мы и помчались, сопровождаемые хлопками и свистом вращающихся шаров.</text:p>
      <text:p text:style-name="P10">***</text:p>
      <text:p text:style-name="P2"><text:span text:style-name="T17">–</text:span> Откуда там останки пегасов? Кто мог поймать их там? Они могут уйти от любой засады.</text:p>
      <text:p text:style-name="P2"><text:span text:style-name="T17">–</text:span> Не знаю, как насчёт летунов, принцессса, но когда мы осматривали кости, на нас было совершено нападение...</text:p>
      <text:p text:style-name="P2"><text:span text:style-name="T17">–</text:span> Вот как? На королевскую стражу в центре Эквестрии? Кто же это был?</text:p>
      <text:p text:style-name="P2"><text:span text:style-name="T17">–</text:span> Лианы, принцесса. <text:span text:style-name="T17">–</text:span> Кимеринн отчеканил последнюю фразу, глядя прямо перед собой. <text:span text:style-name="T1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7">– </text:span>сорок. Мы назвали их <text:span text:style-name="T17">&lt;</text:span><text:span text:style-name="T37">???</text:span><text:span text:style-name="T17">&gt;</text:span></text:p>
      <text:p text:style-name="P2">Луна обошла Кимеринна. </text:p>
      <text:p text:style-name="P2"><text:soft-page-break/><text:span text:style-name="T17">–</text:span> У вас рассечен бок. И колотая рана на шее.</text:p>
      <text:p text:style-name="P2"><text:span text:style-name="T17">–</text:span> Не уследил за лианой, Ваше Высочество. Ерунда. Калрус вовремя отсёк плеть. <text:span text:style-name="T17">–</text:span> Голубые глаза Кимеринна смотрели прямо сквозь Луну, не мигая.</text:p>
      <text:p text:style-name="P2"><text:span text:style-name="T1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7">–</text:span> Я ценю вашу службу и хочу достойно наградить вас. Спрашивайте.</text:p>
      <text:p text:style-name="P2"><text:span text:style-name="T17">–</text:span> Мне… мне ничего не нужно, Ваше Высочество. <text:span text:style-name="T1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7">–</text:span> Кимеринн, вы окажете своей принцессе услугу, если согласитесь <text:s/>принять от неё награду! <text:span text:style-name="T17">–</text:span> Если бы он понял… Как когда-то понял Амарок… Аликорны <text:span text:style-name="T17">—</text:span> тоже живые существа. И они очень одиноки…</text:p>
      <text:p text:style-name="P2"><text:span text:style-name="T17">–</text:span> Хорошо, Ваше Высочество. <text:span text:style-name="T17">–</text:span> Кимеринн смотрел не мигая в точку прямо перед собой. <text:span text:style-name="T17">–</text:span> Я хочу… в награду… обращаться к вам на “ты”!</text:p>
      <text:p text:style-name="P2">Туман застилал глаза Луне. Она смотрела на него <text:span text:style-name="T1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7">–</text:span> Ну что же… Я рада оказать такую услугу… Тебе…</text:p>
      <text:p text:style-name="P2"><text:span text:style-name="T17">–</text:span> Принцесса…</text:p>
      <text:p text:style-name="P2"><text:span text:style-name="T17">–</text:span> Луна, мой дорогой. Для тебя <text:span text:style-name="T17">—</text:span> Луна…</text:p>
      <text:p text:style-name="P2">...</text:p>
      <text:p text:style-name="P2"/>
      <text:h text:style-name="P211" text:outline-level="2">Рейд пони-рэйнджеров-2 (<text:span text:style-name="T3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7">&lt;</text:span><text:span text:style-name="T37">гидрорысью</text:span><text:span text:style-name="T17">&gt;</text:span> и нападением <text:span text:style-name="T17">&lt;</text:span><text:span text:style-name="T37">тентаклиан</text:span><text:span text:style-name="T17">&gt;</text:span> казался мне ещё опаснее. А если этот корабль обследовать как следует…</text:p>
      <text:p text:style-name="P2"><text:span text:style-name="T17">–</text:span> Заночуем внутри. - <text:span text:style-name="T1">р</text:span>ешил я.</text:p>
      <text:p text:style-name="P2"><text:span text:style-name="T17">&lt;</text:span><text:span text:style-name="T37">Нужен ли тут самолёт? Нужен артефакт из Fallout Equestria - летучий корабль</text:span>?<text:span text:style-name="T17">&gt;</text:span></text:p>
      <text:p text:style-name="P2">Утро встретило нас туманом. Я пытался рассмотреть руины замка на противоположном берегу.</text:p>
      <text:p text:style-name="P2"><text:span text:style-name="T17">–</text:span> Идти опасно. Засаду прозевать <text:span text:style-name="T17">—</text:span> как два пера об мостовую. Хорст, я слетаю в разведку. Не нравится мне это болото.</text:p>
      <text:p text:style-name="P2"><text:span text:style-name="T1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0">***</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7">–</text:span> Поворачивайте, уходите от болота! <text:span text:style-name="T1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0">***</text:p>
      <text:p text:style-name="P2"><text:span text:style-name="T1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7">– </text:span>Схватил бы за крыло <text:span text:style-name="T17">—</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17">–</text:span> И пришлось бы тебе за меня во дворце отдуваться.</text:p>
      <text:p text:style-name="P2"><text:span text:style-name="T17">–</text:span> Нашел что-нибудь интересное в развалинах?</text:p>
      <text:p text:style-name="P2"><text:span text:style-name="T17">–</text:span> А как же! Странное такое. Похожее на обезьяну. Но стройнее и грациознее. И оно было одето…</text:p>
      <text:p text:style-name="P2"><text:span text:style-name="T17">–</text:span> Одето?</text:p>
      <text:p text:style-name="P2"><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7">–</text:span> Ещ одно неизвестное чудовище! <text:s/>Что-то их тут много развелось.</text:p>
      <text:p text:style-name="P2">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7">–</text:span> Вы ведь в неопасное место идёте, да?</text:p>
      <text:p text:style-name="P2"><text:span text:style-name="T17">–</text:span> Да, Силк Мэйн, в неопасное.</text:p>
      <text:p text:style-name="P2"><text:span text:style-name="T1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7">–</text:span> Силк, не волнуйся, если будет опасно, мы сразу же повернём. (И пойдём другой дорогой <text:span text:style-name="T1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7">—</text:span> ничтожны.</text:p>
      <text:p text:style-name="P2"><text:span text:style-name="T17">–</text:span> Возвращаемся, Мэдди, <text:span text:style-name="T17">–</text:span> решил я. <text:span text:style-name="T1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211"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7">–</text:span> Пони умеют переносить тяготы, Макс. <text:span text:style-name="T1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7">&lt;</text:span><text:span text:style-name="T3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2"><text:span text:style-name="T17">&lt;</text:span><text:span text:style-name="T3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7">&gt;</text:span></text:p>
      <text:p text:style-name="P2"/>
      <text:p text:style-name="P2"/>
      <text:p text:style-name="P2"/>
      <text:p text:style-name="P2"><text:span text:style-name="T17">–</text:span> Тия, я…</text:p>
      <text:p text:style-name="P2"><text:span text:style-name="T17">–</text:span> Не говори ничего! Твайлайт нашла в архиве северного крыла полузаконченное заклинание <text:span text:style-name="T17">C</text:span>вирла Бородатого. “Защита от неведомой угрозы” <text:span text:style-name="T17">—</text:span> так он назвал его. Синопсис восстановить не удалось <text:span text:style-name="T17">—</text:span> Свирл записал его на некачественной бумаге. Треть заклинания Твайли восстановила экстраполяцией <text:span text:style-name="T1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7">—</text:span> всего лишь появился ты! <text:span text:style-name="T17">–</text:span> это слово Селестия выдохнула мне в лицо, буквально ткнув меня носом. <text:span text:style-name="T17">–</text:span> И всё это время я думала <text:span text:style-name="T17">—</text:span> кто ты? Наше спасение, или всего лишь горькая шутка судьбы? И я до сих пор не знаю. </text:p>
      <text:p text:style-name="P2">Ты извини, Макс, я разнервничалась/ <text:span text:style-name="T17">–</text:span> Селестия отвернулась от меня. Я протянул руку и осторожно поправил локон переливающейся гривы. <text:span text:style-name="T1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7">–</text:span> Я не смогу сделать тебя счастливой, Тия, <text:span text:style-name="T17">–</text:span> я покачал головой. <text:span text:style-name="T17">– </text:span>Я не знаю, чем вам помочь. Скорее всего, я попал сюда случайно.</text:p>
      <text:p text:style-name="P2"><text:span text:style-name="T17">–</text:span> Я так и думала, <text:span text:style-name="T17">–</text:span> кивнула головой Селестия. <text:span text:style-name="T1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43"><text:soft-page-break/></text:p>
      <text:p text:style-name="P68">Она вытянула шею и начала по очереди сгибать-разгибать ноги, разминая суставы.</text:p>
      <text:p text:style-name="P68"><text:span text:style-name="T17">–</text:span> Слишком поздно, <text:span text:style-name="T17">–</text:span> пробормотала она, глядя через панорамное окно на ночное небо. <text:span text:style-name="T17">–</text:span> Даже, скорее, рано. Сестра скоро вернётся.</text:p>
      <text:p text:style-name="P2"/>
      <text:p text:style-name="P2"><text:span text:style-name="T17">–</text:span> Макс, <text:span text:style-name="T17">–</text:span> обернулась она ко мне, <text:span text:style-name="T1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211" text:outline-level="2">В библиотеке замка Селестии</text:h>
      <text:p text:style-name="P149"/>
      <text:p text:style-name="P3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7">&lt;</text:span><text:span text:style-name="T37">название книги</text:span><text:span text:style-name="T1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7">&lt;</text:span><text:span text:style-name="T37">название библиотеки</text:span><text:span text:style-name="T17">&gt;</text:span>, пытаясь найти хоть какую-нибудь зацепку. Но всё тщётно.</text:p>
      <text:p text:style-name="P2">Если верить заклинанию, я <text:span text:style-name="T17">—</text:span> внешняя сила, и если меня хорошо попросить <text:span text:style-name="T17">&lt;</text:span><text:span text:style-name="T37">см. выше - ночь с Селестией</text:span><text:span text:style-name="T1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211" text:outline-level="2">Понивилль</text:h>
      <text:p text:style-name="P2"/>
      <text:h text:style-name="P211"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127">...</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12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211" text:outline-level="2">Первый сеанс двойного сна. Рэрити</text:h>
      <text:p text:style-name="P2"/>
      <text:p text:style-name="P2"><text:span text:style-name="T17">&lt;</text:span><text:span text:style-name="T3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7">Сон одновременно смотрели Рэрити, Пинки и РД. Флатти и ЭйДжей не успели подойти вовремя, т.к. жили за городом.</text:span><text:span text:style-name="T1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7">–</text:span> Кровать для тебя маловата, Макс, <text:span text:style-name="T17">–</text:span> извиняющимся тоном сообщила Твайлайт. <text:span text:style-name="T17">–</text:span> Мы сдвинули два матраса на полу. Вы с Рэрити должны поместиться.</text:p>
      <text:p text:style-name="P2"><text:span text:style-name="T17">–</text:span> Может, и поместимся. Но, вообще, я во сне верчусь.</text:p>
      <text:p text:style-name="P2"><text:span text:style-name="T17">–</text:span> Не страшно, ты не успеешь… <text:span text:style-name="T17">–</text:span> её слова были заглушены звоном входного колокольчика. Хлопнула дверь и в читальный зал вошла светлая единорожка.</text:p>
      <text:p text:style-name="P2"><text:span text:style-name="T1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7">—</text:span> всё это придавало Рэрити неожиданный шарм.</text:p>
      <text:p text:style-name="P2"><text:span text:style-name="T17">–</text:span> Рэрити, ты выглядишь… Замечательно выглядишь! <text:span text:style-name="T17">–</text:span> растерянно пролепетала Твайлайт.</text:p>
      <text:p text:style-name="P2"><text:span text:style-name="T17">–</text:span> Дааааааа… Замечательно! <text:span text:style-name="T17">–</text:span> наконец-то смог закрыть рот <text:span text:style-name="T1">и втянуть слюни </text:span>Спайк.</text:p>
      <text:p text:style-name="P2"><text:span text:style-name="T1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7">–</text:span> смущённо сказала Рэрити, глядя мимо меня своими фиолетовыми глазами.</text:p>
      <text:p text:style-name="P2"><text:span text:style-name="T17">–</text:span> Спасибо, Рэрити. Ты выглядишь потрясно. <text:span text:style-name="T1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17">–</text:span> Ну что же, если готовы <text:span text:style-name="T1">—</text:span> ложитесь на матрас и расслабьтесь. Вы должны касаться друг-друга. <text:span text:style-name="T1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7">–</text:span> Готовы? <text:span text:style-name="T17">–</text:span> Спросила Твайлайт.</text:p>
      <text:p text:style-name="P2"><text:span text:style-name="T17">–</text:span> Я готова. <text:span text:style-name="T17">–</text:span> <text:span text:style-name="T1">о</text:span>тозвалась Рэрити.</text:p>
      <text:p text:style-name="P2"><text:span text:style-name="T17">–</text:span> Готов. <text:span text:style-name="T1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211" text:outline-level="2">Сон Макса</text:h>
      <text:p text:style-name="P149"/>
      <text:p text:style-name="P2"><text:span text:style-name="T17">&lt;</text:span><text:span text:style-name="T3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9"><text:span text:style-name="T17">–</text:span> Готова, <text:span text:style-name="T17">–</text:span> процедила она.</text:p>
      <text:p text:style-name="P39">В сон отправились сразу три пони <text:span text:style-name="T17">—</text:span> Рэрити, Рэйнбоу Дэш и Пинки. Пинки после пробуждения Макса пробуждается безумной <text:span text:style-name="T17">—</text:span> Твайлайт пытается её лечить</text:p>
      <text:p text:style-name="P2"><text:span text:style-name="T37">Эгрегор Эквестрии </text:span><text:span text:style-name="T40">—</text:span><text:span text:style-name="T37"> Селестия </text:span><text:span text:style-name="T40">—</text:span><text:span text:style-name="T37"> на кончике главного рога Анакорна</text:span><text:span text:style-name="T17">&gt;</text:span></text:p>
      <text:p text:style-name="P10">***</text:p>
      <text:p text:style-name="P2"><text:span text:style-name="T17">–</text:span> Вставай, Макс! <text:span text:style-name="T17">–</text:span> Маленькое копыто надавливало мне на грудь, делая энергичные круговые движения.</text:p>
      <text:p text:style-name="P2"><text:span text:style-name="T17">–</text:span> Твайлайт? <text:span text:style-name="T17">–</text:span> Взгляд сфокусировался на лавандовой единорожке, озабоченно осматривающей меня и продолжающей массаж в области сердца.</text:p>
      <text:p text:style-name="P2"><text:span text:style-name="T17">–</text:span> Мне не понравился цвет твоей мордочки. Ты стал слишком бледный. Я решила прервать твой сон. Как ты себя ...</text:p>
      <text:p text:style-name="P2"><text:span text:style-name="T17">–</text:span> … чувствуешь, дорогая Рэрити?! Я могу чем-нибудь помочь? Вот, выпей воды! <text:span text:style-name="T17">–</text:span> <text:span text:style-name="T1">д</text:span>ракончик метался вокруг светлой единорожки, в волнении заламывая лапки.</text:p>
      <text:p text:style-name="P2"><text:span text:style-name="T17">–</text:span> Спасибо, Спайк! Ты очень любезен! <text:span text:style-name="T17">–</text:span> Рэрити приподнялась на матрасе и сделала пару глотков из услужливо поднесенного Спайком стакана.</text:p>
      <text:p text:style-name="P2"><text:span text:style-name="T17">–</text:span> Я в порядке. Что-то удалось узнать? <text:span text:style-name="T17">–</text:span> обратился я к Рэрити.</text:p>
      <text:p text:style-name="P2"><text:span text:style-name="T17">–</text:span> Я всё расскажу, <text:span text:style-name="T17">–</text:span> кивнула единорожка. <text:span text:style-name="T1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oft-page-break/><text:span text:style-name="T17">–</text:span> Годится, <text:span text:style-name="T17">–</text:span> кивнула Твайлайт. <text:span text:style-name="T17">–</text:span> Тогда до завтрашнего вечера каждый свободен и занимается своими делами.</text:p>
      <text:p text:style-name="P2"><text:span text:style-name="T17">– </text:span>Да, Макс?</text:p>
      <text:p text:style-name="P2"><text:span text:style-name="T1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7">–</text:span> Я помогу-у-у-у! <text:span text:style-name="T17">–</text:span> <text:span text:style-name="T1">з</text:span>апрыгала на месте Пинки.</text:p>
      <text:p text:style-name="P2"><text:span text:style-name="T17">–</text:span> Я помогу! <text:span text:style-name="T17">–</text:span> <text:span text:style-name="T1">н</text:span>еожиданно вызвалась Рэйнбоу Дэш, до этого безучастно наблюдавшая за нами.</text:p>
      <text:p text:style-name="P2"/>
      <text:p text:style-name="P42"/>
      <text:p text:style-name="P2"/>
      <text:p text:style-name="P2"><text:span text:style-name="T17">–</text:span> Я первая предложила! <text:span text:style-name="T17">–</text:span> возмутилась Пинки.</text:p>
      <text:p text:style-name="P2"><text:span text:style-name="T17">–</text:span> Предложила не ты, а Твайлайт. <text:span text:style-name="T17">–</text:span> <text:span text:style-name="T1">п</text:span>арировала Рэйнбоу Дэш.</text:p>
      <text:p text:style-name="P2"><text:span text:style-name="T17">–</text:span> Не ссорьтесь, <text:span text:style-name="T1">кобылки</text:span>! Давайте сегодня мне показывает Понивилль Пинки, а завтра <text:span text:style-name="T1">—</text:span> ты, Рэйнбоу. <text:span text:style-name="T17">–</text:span> <text:span text:style-name="T1">п</text:span>редложил я. <text:span text:style-name="T17">–</text:span> Годится?</text:p>
      <text:p text:style-name="P2"><text:span text:style-name="T17">–</text:span> Лады. <text:span text:style-name="T17">–</text:span> проворчала пегаска. <text:span text:style-name="T17">–</text:span> Приходи завтра на девять к библиотеке. Нет, лучше на десять.</text:p>
      <text:p text:style-name="P2"><text:span text:style-name="T17">–</text:span> Хорошо, Рэйнбоу Дэш. Договорились.</text:p>
      <text:p text:style-name="P2"><text:span text:style-name="T17">–</text:span> Пошли-пошли-пошли-пошли, <text:span text:style-name="T17">–</text:span> подталкивала меня головой к выходу Пинки. <text:span text:style-name="T1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21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7">–</text:span> <text:span text:style-name="T1">э</text:span>нергия Пинки была неиссякаема.</text:p>
      <text:p text:style-name="P2"><text:span text:style-name="T17">–</text:span> Ффух! Дай отдышаться.</text:p>
      <text:p text:style-name="P2"><text:span text:style-name="T17">–</text:span> Устал? <text:span text:style-name="T17">–</text:span> <text:span text:style-name="T1">у</text:span>частливо спросила Пинки.</text:p>
      <text:p text:style-name="P2"><text:span text:style-name="T1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7">–</text:span> Да? Тогда пойдём перекусим.</text:p>
      <text:p text:style-name="P2">Манерный пони-оффициант выслушал наши пожелания и удалился.</text:p>
      <text:p text:style-name="P2"><text:span text:style-name="T17">–</text:span> А какой у тебя был образ жизни?</text:p>
      <text:p text:style-name="P2"><text:span text:style-name="T17">–</text:span> В основном, <text:span text:style-name="T1">э</text:span>сидячий.</text:p>
      <text:p text:style-name="P2"><text:soft-page-break/><text:span text:style-name="T1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7">–</text:span> А у нас сидячая работа в порядке вещей.</text:p>
      <text:p text:style-name="P2"><text:span text:style-name="T17">–</text:span> Ужас-ужас! <text:span text:style-name="T17">–</text:span> Пинки прижала копыта передних ног к голове. <text:span text:style-name="T1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7">&lt;</text:span><text:span text:style-name="T37">Рэйнбоу объясняет Максу, почему Пинки расплатилась за него </text:span><text:span text:style-name="T38">—</text:span><text:span text:style-name="T37"> и вспоминает, что когда-то уже объясняла нечто подобное (Леро)</text:span></text:p>
      <text:p text:style-name="P2"><text:span text:style-name="T37">У Твайлайт после видения гибели Кимеринна появились морщинки возле глаз</text:span><text:span text:style-name="T17">&gt;</text:span></text:p>
      <text:p text:style-name="P2"/>
      <text:h text:style-name="P21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7">–</text:span> Привет! Куда это ты собрался? <text:span text:style-name="T17">–</text:span> <text:span text:style-name="T1">п</text:span>розвучало из листвы, как только я взялся за ручку двери. С ветки на землю спланировала Рэйнбоу Дэш.</text:p>
      <text:p text:style-name="P2"><text:span text:style-name="T17">–</text:span> Она ещё спит. Вчера пересидела за книгами. Не стоит её будить. <text:span text:style-name="T17">–</text:span> пегаска <text:span text:style-name="T1">к</text:span>ивнула на дверь. <text:span text:style-name="T17">–</text:span> Ну, пошли?</text:p>
      <text:p text:style-name="P2"><text:span text:style-name="T17">–</text:span> Пошли, Рэйнбоу Дэш. А куда?</text:p>
      <text:p text:style-name="P2"><text:span text:style-name="T17">–</text:span> Слушай, зови меня Дэш. А то и мне придётся звать тебя полным именем, а я этого не выношу.</text:p>
      <text:p text:style-name="P2"><text:span text:style-name="T17">–</text:span> Договорились, Дэш. Так куда мы идём?</text:p>
      <text:p text:style-name="P2"><text:span text:style-name="T17">–</text:span> К <text:span text:style-name="T17">&lt;</text:span><text:span text:style-name="T37">водопаду</text:span><text:span text:style-name="T17">&gt;</text:span>. Там здоровски красивое место.</text:p>
      <text:p text:style-name="P2"><text:span text:style-name="T17">–</text:span> А я думал, ты хочешь показать мне Понивилль.</text:p>
      <text:p text:style-name="P2"><text:span text:style-name="T17">–</text:span> Да ладно, <text:span text:style-name="T17">–</text:span> засмеялась пегаска, скосив на меня смущёную мордочку, <text:span text:style-name="T1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7">–</text:span> Макс, <text:span text:style-name="T17">–</text:span> нарушила молчание Дэш, <text:span text:style-name="T1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7">–</text:span> Дежа вю? Ты об этом?</text:p>
      <text:p text:style-name="P2"><text:span text:style-name="T17">– </text:span>Что? Какое ещё дежавю?</text:p>
      <text:p text:style-name="P2"><text:span text:style-name="T17">–</text:span> Ложные воспоминания. Ты помнишь о чём-то, чего на самом деле никогда не было.</text:p>
      <text:p text:style-name="P2"><text:soft-page-break/><text:span text:style-name="T17">–</text:span> Хм. Может, и дежавю… Может… А если всё же было? Но ты не помнишь когда и как?</text:p>
      <text:p text:style-name="P2"><text:span text:style-name="T17">–</text:span> Дэш, не говори загадками. Если хочешь услышать внятный ответ, задавай внятный вопрос.</text:p>
      <text:p text:style-name="P2"><text:span text:style-name="T17">–</text:span> Не готова я… задать внятный вопрос. <text:span text:style-name="T17">–</text:span> <text:span text:style-name="T1">п</text:span>робормотала пегаска. <text:span text:style-name="T17">–</text:span> Нам туда.</text:p>
      <text:p text:style-name="P2">Дэш указала на тропку, уводящую от путей в молодой берёзово-кленовый лесок.</text:p>
      <text:p text:style-name="P2"><text:span text:style-name="T17">–</text:span> Ну-у-у, так мы до вечера не дойдём. <text:span text:style-name="T17">–</text:span> <text:span text:style-name="T1">н</text:span>едовольно заметила Дэш через пару минут. <text:span text:style-name="T17">–</text:span> Пробежимся?</text:p>
      <text:p text:style-name="P2"><text:span text:style-name="T17">–</text:span> Из меня бегун тот ещё. <text:s/>Я проплыть могу больше, чем пробежать.</text:p>
      <text:p text:style-name="P2"><text:span text:style-name="T1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7">–</text:span> Всё, Дэш. Я больше не могу.</text:p>
      <text:p text:style-name="P2"><text:span text:style-name="T17">–</text:span> Ты шутишь? Мы и полмили не пробежали.</text:p>
      <text:p text:style-name="P2"><text:span text:style-name="T17">–</text:span> Понимаешь, бег <text:span text:style-name="T1">—</text:span> не моя сильная сторона. Никогда не умел долго бегать.</text:p>
      <text:p text:style-name="P2"><text:span text:style-name="T17">–</text:span> Как же ты жил тогда? <text:span text:style-name="T17">–</text:span> недоумённо уставилась на меня пегаска. <text:span text:style-name="T17">– </text:span><text:span text:style-name="T1">Летать-то ты тоже не умеешь?</text:span></text:p>
      <text:p text:style-name="P2"><text:span text:style-name="T1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7">–</text:span> Ничего себе “скорее исключение, чем правило”, <text:span text:style-name="T17">–</text:span> удивлённо повторила Дэш. <text:span text:style-name="T17">–</text:span> Да у нас это такое же исключение, как нелетающий пегас! Какое уж там “правило”! Дискорд, что же нам делать? Так мы не успеем…</text:p>
      <text:p text:style-name="P2"><text:span text:style-name="T17">–</text:span> Мы можем вернуться. А это место ты покажешь мне в другой раз. Выберемся туда в двухдневный поход.</text:p>
      <text:p text:style-name="P2"><text:span text:style-name="T17">–</text:span> Нет уж! Никаких “вернуться”. Если вернёмся, то никогда уже там не побываем. <text:span text:style-name="T17">–</text:span> <text:span text:style-name="T1">с</text:span>ерьёзно заявила Дэш. <text:span text:style-name="T17">–</text:span> Уж поверь мне. Вот что. У тебя передние лапы <text:span text:style-name="T1">—</text:span> те, которые с пальцами, <text:span text:style-name="T1">—</text:span> сильные?</text:p>
      <text:p text:style-name="P2"><text:span text:style-name="T17">&lt;</text:span><text:span text:style-name="T37">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text:span text:style-name="T17">–</text:span> Сможешь меня удержать?</text:p>
      <text:p text:style-name="P2"><text:span text:style-name="T17">–</text:span> Ты про руки, что ли? Смогу. А зачем?</text:p>
      <text:p text:style-name="P2"><text:span text:style-name="T1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7">–</text:span> <text:span text:style-name="T1">н</text:span>ачала оправдываться Дэш.</text:p>
      <text:p text:style-name="P2"><text:span text:style-name="T1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7">–</text:span> Ну да, не сообразила сразу насчёт баланса, <text:span text:style-name="T17">–</text:span> рассмеялась пегаска, вставая на ноги. <text:span text:style-name="T1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text:soft-page-break/>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7">–</text:span> Ю-у-у-у-ху-у-у-у!!! <text:span text:style-name="T1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7">&lt;</text:span><text:span text:style-name="T37">Дэш расплачивается за Макса в кафе. Когда тот спрашивает, почему она и Пинки платят за него, Дэш, вместо ответа, говорит:</text:span></text:p>
      <text:p text:style-name="P2"><text:span text:style-name="T40">–</text:span><text:span text:style-name="T37"> Пинки? </text:span><text:span text:style-name="T40">–</text:span><text:span text:style-name="T37"> Дэш сморщила нос. </text:span><text:span text:style-name="T40">–</text:span><text:span text:style-name="T37"> Я скажу ей, чтоб больше не </text:span><text:span text:style-name="T40">платила.</text:span><text:span text:style-name="T17">&gt;</text:span></text:p>
      <text:p text:style-name="P2"><text:span text:style-name="T17">Хотя</text:span> за то немногое время, что мы провели вместе, я понял, что ожидать от голубой пегаски предсказуемости <text:span text:style-name="T1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7">—</text:span> скажем, 35 <text:span text:style-name="T17">– </text:span>40 метров (на 50 я без дыхательной подготовки давно не замахиваюсь, а о 75-ти уже даже и не вспоминаю), но в такой воде <text:span text:style-name="T1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7">–</text:span> Ф-р-р-р. Тьфу! Бр-р-р.</text:p>
      <text:p text:style-name="P2">Дэш выплюнула меня на берег и сама упала рядом.</text:p>
      <text:p text:style-name="P2"><text:span text:style-name="T17">–</text:span> Что ж? Ты? Не? Сказал? Что? <text:s/>Не? Умеешь? Плавать? <text:span text:style-name="T17">–</text:span> <text:span text:style-name="T1">в</text:span> промежутках между вздохами процедила Дэш.</text:p>
      <text:p text:style-name="P2"><text:span text:style-name="T17">–</text:span> С чего ты взяла? Я умею.</text:p>
      <text:p text:style-name="P2"><text:span text:style-name="T17">–</text:span> Ты ушёл под воду! И не выныривал! <text:span text:style-name="T17">–</text:span> <text:span text:style-name="T1">о</text:span>т возмущения пегаска даже забыла дышать.</text:p>
      <text:p text:style-name="P2"><text:span text:style-name="T17">–</text:span> Я не выныривал, потому что решил поплавать под водой. Я, вообще, это дело люблю.</text:p>
      <text:p text:style-name="P2"><text:span text:style-name="T17">–</text:span> Что??! И ты не предупредил меня?!! Знаешь, как я испугалась?!! Ни одна пони без магии столько под водой не продержится!!</text:p>
      <text:p text:style-name="P2"><text:span text:style-name="T1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7">–</text:span> Да. Это я виновата. Я дура. Извини, <text:span text:style-name="T1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7">&lt;</text:span><text:span text:style-name="T37">В Кантерлоте Макс присутствует на церемонии прощания с Кимеринном</text:span><text:span text:style-name="T1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text:soft-page-break/>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7">–</text:span> Ух ты! <text:span text:style-name="T1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7">–</text:span> Как тут…</text:p>
      <text:p text:style-name="P2"><text:span text:style-name="T17">–</text:span> Красиво, правда? <text:span text:style-name="T17">–</text:span> Дэш отследила мой взгляд и кивнула.</text:p>
      <text:p text:style-name="P2"><text:span text:style-name="T17">–</text:span> Красиво <text:span text:style-name="T1">—</text:span> это не то <text:span text:style-name="T1">чувство</text:span>. Тут чудесно! Просто слов нет…</text:p>
      <text:p text:style-name="P2"><text:span text:style-name="T1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7">–</text:span> А сейчас? Сейчас у тебя есть такое чувство?</text:p>
      <text:p text:style-name="P2"><text:span text:style-name="T17">–</text:span> Сейчас мне хочется, чтобы ты это видел. Не знаю почему. То есть, не совсем чтобы не знаю. <text:span text:style-name="T17">–</text:span> Дэш отпрянула и посмотрела мне в глаза. <text:span text:style-name="T1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7">–</text:span> Это исключено, Дэш. Я никак не мог повстречаться с тобой в своём мире.</text:p>
      <text:p text:style-name="P2"><text:span text:style-name="T17">–</text:span> Да? Странно. Откуда же это чувство, будто я тебя знаю? <text:span text:style-name="T17">–</text:span> <text:span text:style-name="T1">п</text:span>робормотала пегаска. <text:span text:style-name="T1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7">–</text:span> Тебе надо просушить шерсть. Снимай-ка одежду! <text:span text:style-name="T17">–</text:span> <text:span text:style-name="T1">с</text:span>командовала Дэш.</text:p>
      <text:p text:style-name="P2"><text:span text:style-name="T1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7">–</text:span> Куда это ты спрятался? <text:span text:style-name="T17">–</text:span> <text:span text:style-name="T1">з</text:span>аросли вербы раздвинулись, пропуская пегаску.</text:p>
      <text:p text:style-name="P2"><text:span text:style-name="T17">–</text:span> Оп-па! <text:span text:style-name="T1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7">–</text:span> Ты чего? <text:span text:style-name="T17">–</text:span> <text:span text:style-name="T1">в</text:span> конце-концов озадаченно спросила она. <text:span text:style-name="T17">–</text:span> Что-то не так?</text:p>
      <text:p text:style-name="P2"><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7">–</text:span> А с кем не так? Со мной? С тобой? Или вообще? <text:span text:style-name="T17">–</text:span> <text:span text:style-name="T1">д</text:span>опытывалась пегаска.</text:p>
      <text:p text:style-name="P2"><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2"><text:span text:style-name="T17">–</text:span> Ну и?</text:p>
      <text:p text:style-name="P2"><text:span text:style-name="T17">–</text:span> Гм… Думаю, это правило можно распространить и на любых других разумных существ… Просто в <text:soft-page-break/>моём мире их нет, потому подразумеваются только люди.</text:p>
      <text:p text:style-name="P2"><text:span text:style-name="T17">–</text:span> А какой смысл в этом правиле? Какую цель оно преследует?</text:p>
      <text:p text:style-name="P2"><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7">–</text:span> Вот видишь, ты меня правильно поняла. Описанные тобой табу у нас, кстати, тоже есть.</text:p>
      <text:p text:style-name="P2"><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7">&lt;</text:span><text:span text:style-name="T37">Аликорны </text:span><text:span text:style-name="T40">—</text:span><text:span text:style-name="T37"> элементали. Они воплощают в себе какую-либо сторону чаяний и настроений сообщества пони. Анакорн </text:span><text:span text:style-name="T40">—</text:span><text:span text:style-name="T37"> супераликорн, элементаль всего мира</text:span><text:span text:style-name="T17">&gt;</text:span></text:p>
      <text:p text:style-name="P21"/>
      <text:p text:style-name="P2"><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попросили спеть на празднике <text:span text:style-name="T17">&lt;</text:span><text:span text:style-name="T40">zxcbzxcvb</text:span><text:span text:style-name="T17">&gt;</text:span>.</text:p>
      <text:p text:style-name="P2">Я не ответил.</text:p>
      <text:p text:style-name="P2">Пегаска подошла поближе и села, прижавшись тёплым боком ко мне.</text:p>
      <text:p text:style-name="P2"><text:span text:style-name="T17">–</text:span> Ты молчишь. Я опять рассердила тебя, да? У меня постоянно с этим проблемы. <text:span text:style-name="T17">–</text:span> Дэш напряжённо смотрела в одну точку прямо перед собой. Её шерсть не могла скрыть мелко дрожи. <text:span text:style-name="T1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7">–</text:span> У тебя оригинальный способ исповедаться, Дэш, <text:span text:style-name="T17">–</text:span> наконец закашлялся я. <text:span text:style-name="T17">–</text:span> Затащить в укромное местечко, попытаться утопить, а под конец сорвать штаны и… <text:span text:style-name="T17">–</text:span> тут Дэш сама прыснула от смеха.</text:p>
      <text:p text:style-name="P2">Вдоволь отсмеявшись, Дэш ткнула меня носом в грудь и спросила:</text:p>
      <text:p text:style-name="P2"><text:span text:style-name="T17">–</text:span> И?</text:p>
      <text:p text:style-name="P2"><text:span text:style-name="T17">–</text:span> Что “и”?</text:p>
      <text:p text:style-name="P2"><text:span text:style-name="T17">–</text:span> Ты сказал: “ А под конец сорвать штаны и…” <text:span text:style-name="T17">–</text:span> вот я и хочу знать, что “и”?</text:p>
      <text:p text:style-name="P2">Я смутился.</text:p>
      <text:p text:style-name="P2"><text:soft-page-break/><text:span text:style-name="T17">–</text:span> Да ничего… Не бери в голову.</text:p>
      <text:p text:style-name="P2"><text:span text:style-name="T17">–</text:span> А я хочу брать! Какой ты всё-таки… <text:span text:style-name="T17">–</text:span> Дэш встала, потянувшись сначала передней половиной, потом задней.</text:p>
      <text:p text:style-name="P2"><text:span text:style-name="T17">–</text:span> Какой?</text:p>
      <text:p text:style-name="P2"><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7">–</text:span> Короче, решай. <text:span text:style-name="T17">–</text:span> <text:span text:style-name="T1">е</text:span>ё нос почти касался моего. <text:span text:style-name="T1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7">–</text:span> Дэш, ты..?</text:p>
      <text:p text:style-name="P2"><text:span text:style-name="T17">–</text:span> Да, Дискорд тебя забери! Я предлагаю тебе ЗА-НЯТЬ-СЯ СЕК-СОМ со мной! <text:span text:style-name="T17">–</text:span> <text:span text:style-name="T1">п</text:span>очти зло отчеканила пегаска. <text:span text:style-name="T1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7">–</text:span> Дэш!</text:p>
      <text:p text:style-name="P2"><text:span text:style-name="T17">–</text:span> Да? <text:span text:style-name="T1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7">–</text:span> Ничего себе!</text:p>
      <text:p text:style-name="P2"><text:span text:style-name="T17">–</text:span> А ты как думал, откуда взялись пони-пегасы и пони-единороги?</text:p>
      <text:p text:style-name="P2"><text:span text:style-name="T17">–</text:span> Я думал, они всегда были.</text:p>
      <text:p text:style-name="P2"><text:span text:style-name="T17">–</text:span> Не всегда. Пегасы произошли от земных пони и грифонов. Пони-единороги <text:span text:style-name="T17">–</text:span> от земных пони и диких единорогов.</text:p>
      <text:p text:style-name="P2"><text:span text:style-name="T17">–</text:span> А что это за дикие единороги?</text:p>
      <text:p text:style-name="P2"><text:span text:style-name="T17">–</text:span> Сейчас они почти не встречаются. У них хвосты как у льва <text:span text:style-name="T1">—</text:span> с кисточкой на конце. И раздвоенные копыта.</text:p>
      <text:p text:style-name="P2"><text:span text:style-name="T17">–</text:span> А аликорны от кого произошли? От пегасов и единорогов?</text:p>
      <text:p text:style-name="P2"><text:span text:style-name="T17">–</text:span> Нет, <text:span text:style-name="T17">–</text:span> отрицательно покачала головой Дэш. <text:span text:style-name="T17">–</text:span> Никто не знает, как появились аликорны. Одно я знаю точно: если единорог спарится с пегасом, аликорна не получится.</text:p>
      <text:p text:style-name="P2"><text:span text:style-name="T17">–</text:span> Что ж, спасибо, что просветила. Однако…</text:p>
      <text:p text:style-name="P2"><text:span text:style-name="T17">–</text:span> Что?</text:p>
      <text:p text:style-name="P2"><text:span text:style-name="T17">–</text:span> Ты лежишь на мне.</text:p>
      <text:p text:style-name="P2"><text:span text:style-name="T17">–</text:span> Ну да, лежу, <text:span text:style-name="T17">–</text:span> Дэш ехидно улыбнулась и заёрзала животом. <text:span text:style-name="T17">–</text:span> А что?</text:p>
      <text:p text:style-name="P2"><text:span text:style-name="T17">–</text:span> А то, что в таком положении я до тебя не достану! У тебя слишком высоко расположена... ммм… <text:soft-page-break/>анатомия.</text:p>
      <text:p text:style-name="P2"><text:span text:style-name="T17">–</text:span> Потерпи чуть-чуть, <text:span text:style-name="T17">–</text:span> пегаска хихикнула и снова заёрзала животом, прижав его ко мне. <text:span text:style-name="T1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7">–</text:span> Эт-то магия-а-а-а.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предплечье. Дыхание у неё стало прерывистым.</text:p>
      <text:p text:style-name="P2"><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2"><text:span text:style-name="T17">–</text:span> Дэш, <text:span text:style-name="T17">–</text:span> рассмеялся я, <text:span text:style-name="T17">–</text:span> отпусти ухо!</text:p>
      <text:p text:style-name="P2"><text:span text:style-name="T17">–</text:span> Отпускаю, <text:span text:style-name="T17">–</text:span> шепнула пегаска мне в ухо. <text:span text:style-name="T17">–</text:span> А ты вытаскивай из меня палец и займись делом.</text:p>
      <text:p text:style-name="P2">С этими словами пегаска встала.</text:p>
      <text:p text:style-name="P10">***</text:p>
      <text:p text:style-name="P2">Последние полчаса мы просто лежали на пляже и нежились под вечерним солнцем, когда Дэш вскочила на ноги.</text:p>
      <text:p text:style-name="P2"><text:span text:style-name="T17">–</text:span> Мы опаздываем! Рэрити назначила на восемь часов вечера у Твайлайт!</text:p>
      <text:p text:style-name="P2"><text:span text:style-name="T17">&lt;</text:span><text:span text:style-name="T37">Р/Д отправляется в сон до Рэрити и там вспоминает Леро/Листа.</text:span><text:span text:style-name="T17">&gt;</text:span></text:p>
      <text:p text:style-name="P2">Пока я одевался, пегаска в нетерпении рыла копытом землю.</text:p>
      <text:p text:style-name="P2"><text:span text:style-name="T17">–</text:span> Оделся? Хватайся! <text:span text:style-name="T17">–</text:span> Дэш подпрыгнула и зависла у меня над головой, давая схватиться за ноги.</text:p>
      <text:p text:style-name="P2">И мы понеслись…</text:p>
      <text:p text:style-name="P2"/>
      <text:h text:style-name="P211" text:outline-level="2"><text:soft-page-break/></text:h>
      <text:p text:style-name="P149"/>
      <text:p text:style-name="P149"/>
      <text:p text:style-name="P149"/>
      <text:p text:style-name="P149"/>
      <text:p text:style-name="P149"/>
      <text:p text:style-name="P149"/>
      <text:p text:style-name="P149"/>
      <text:p text:style-name="P149"/>
      <text:p text:style-name="P2"><text:span text:style-name="T17">&lt;</text:span><text:span text:style-name="T37">Подходя к замку Принцесс, Дэш рассказывает Максу обо сне, который она утаила - с Леро.</text:span><text:span text:style-name="T17">&gt;</text:span> </text:p>
      <text:p text:style-name="P2"/>
      <text:p text:style-name="P2"><text:span text:style-name="T17">&lt;</text:span><text:span text:style-name="T37">Кто следующий готов рассказывать?</text:span></text:p>
      <text:p text:style-name="P39">Пинки дёрнулась на месте, но промолчала.</text:p>
      <text:p text:style-name="P2"><text:span text:style-name="T40">–</text:span><text:span text:style-name="T37"> Я расскажу, - шагнула вперёд радужная пегаска. </text:span><text:span text:style-name="T40">–</text:span><text:span text:style-name="T37"> Хотя вряд ли ты узнаешь что-то полезное. Там галиматья какая-то…</text:span><text:span text:style-name="T17">&gt;</text:span></text:p>
      <text:p text:style-name="P2"/>
      <text:p text:style-name="P2"><text:span text:style-name="T17">&lt;</text:span><text:span text:style-name="T37">Сон РД:</text:span></text:p>
      <text:p text:style-name="P39">...Неприятный зудящий звук, включается картинка. /сюжет из праздника падающих листьев (РД наблюдает саму себя) <text:span text:style-name="T17">–</text:span> original story <text:span text:style-name="T1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7">—</text:span> Эгрегора Эквестрии. Сфера рябит и дрожит, её изображение двоится, троится и множится.</text:p>
      <text:p text:style-name="P39">После рассказа РД рассказывает Пинки. При расказе становится ясно её безумие <text:span text:style-name="T17">—</text:span> она становится Пинкаминой из-за её сна <text:span text:style-name="T17">—</text:span> “Кексиков”. Также она видит во сне центр Эгрегора Эквестрии <text:span text:style-name="T17">—</text:span> Селестию. И она видит, как Селестия превращается в набор цифр и уходит в экран <text:span text:style-name="T17">—</text:span> в мир Терры.</text:p>
      <text:p text:style-name="P39">После чего происходит исчезновение Селестии. Макс + Шестёрка (без Пинки и Рэрити <text:span text:style-name="T1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7">В мире Терры они ищут Селестию. В конце-концов Макс находит её в кибермозге </text:span><text:span text:style-name="T40">—</text:span><text:span text:style-name="T3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40">—</text:span><text:span text:style-name="T37"> Эгрегором Эквестрии. После чего пееренос на Землю на 10 лет назад. Начало написания “Последнего фанфика”.</text:span><text:span text:style-name="T17">&gt;</text:span></text:p>
      <text:p text:style-name="P21"/>
      <text:p text:style-name="P2"><text:span text:style-name="T17">–</text:span> Ну ладно, посижу ночью над книгами. Кто следующий? <text:span text:style-name="T17">– </text:span>Твайлайт посмотрела на Пинки, но та только тёрла копытом висок и морщила лоб, словно пытаясь что-то вспомнить.</text:p>
      <text:p text:style-name="P2"><text:span text:style-name="T17">–</text:span> Я расскажу, - шагнула вперёд радужная пегаска. <text:span text:style-name="T17">–</text:span> Хотя вряд ли ты узнаешь что-то полезное. Там дискордовщина какая-то…</text:p>
      <text:p text:style-name="P2"/>
      <text:h text:style-name="P211" text:outline-level="2"/>
      <text:p text:style-name="P10">***</text:p>
      <text:p text:style-name="P2"><text:span text:style-name="T17">–</text:span> А дальше ты спихнула меня с него и стала приводить его в чувство. <text:span text:style-name="T17">–</text:span> <text:span text:style-name="T1">з</text:span>акончила рассказа Рэйнбоу <text:soft-page-break/>Дэш.</text:p>
      <text:p text:style-name="P2"><text:span text:style-name="T17">–</text:span> Хм. Несколько эпизодов, включая рекурсивный сон. И опять сфера из светящихся точек. <text:span text:style-name="T17">–</text:span> <text:span text:style-name="T1">о</text:span>тметила Твайлайт.</text:p>
      <text:p text:style-name="P2"><text:span text:style-name="T17">–</text:span> Что такое “рекурсивный сон”?</text:p>
      <text:p text:style-name="P2"><text:span text:style-name="T1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7">–</text:span> Пинки, что с тобой? <text:span text:style-name="T17">–</text:span> Твайлайт склонилась над розовой пони. <text:span text:style-name="T17">–</text:span> У тебя волосы распрямились. И поседели.</text:p>
      <text:p text:style-name="P2"><text:span text:style-name="T17">–</text:span> Как поседели?! <text:span text:style-name="T17">–</text:span> <text:span text:style-name="T1">в</text:span>оскликнула Рэрити, тоже склоняясь над Пинки. <text:span text:style-name="T17">–</text:span> Дорогая, но ты слишком молода для седины! Я могу порекомендовать тебе очень хороший лосьон…</text:p>
      <text:p text:style-name="P2"><text:span text:style-name="T17">–</text:span> Дайте ей рассказать сон, <text:span text:style-name="T17">–</text:span> протиснулась между подруг РД. <text:span text:style-name="T17">–</text:span> Что ты…</text:p>
      <text:p text:style-name="P2"><text:span text:style-name="T17">–</text:span> А<text:span text:style-name="T1">АА</text:span>!!! <text:span text:style-name="T17">–</text:span> Пинки тонко вскрикнула и затряслась, глядя на РД полными ужаса глазами.</text:p>
      <text:p text:style-name="P2"><text:span text:style-name="T17">–</text:span> Ты чего? <text:span text:style-name="T1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7">–</text:span> Пинки, дорогая, успокойся, <text:span text:style-name="T17">–</text:span> успокоительно проворковала Рэрити, заслонив РД и принявшись обтирать ей лоб влажным полотенцем, <text:span text:style-name="T17">–</text:span> что бы это ни было, оно уже прошло. Ты проснулась.</text:p>
      <text:p text:style-name="P2"><text:span text:style-name="T17">–</text:span> Если тебе тяжело вспоминать сон, не мучайся, <text:span text:style-name="T17">–</text:span> обратилась Твайлайт.</text:p>
      <text:p text:style-name="P2"><text:span text:style-name="T17">–</text:span> Мне не тяжело, - пробормотала Пинки. Вид Рэрити её явно успокаивал. <text:span text:style-name="T1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7">–</text:span> Постой-постой, Пинки. Кто <text:span text:style-name="T1">—</text:span> она? Какое облако? Какая открытая дверь? <text:span text:style-name="T17">–</text:span> <text:span text:style-name="T1">з</text:span>апуталась Твайлайт.</text:p>
      <text:p text:style-name="P2"><text:span text:style-name="T17">–</text:span> Там была дверь. Неподалёку от шара. Или окно <text:span text:style-name="T1">—</text:span> не помню. В него прыгали пони из шара. И туда улетела Она в виде облака цифр. <text:span text:style-name="T17">–</text:span> Пинки растерялась и наморщила лоб, пытаясь вспомнить.</text:p>
      <text:p text:style-name="P2"><text:span text:style-name="T17">–</text:span> А кто такая “Она”? <text:span text:style-name="T17">–</text:span> не выдержала Дэш.</text:p>
      <text:p text:style-name="P2"><text:span text:style-name="T17">– </text:span><text:span text:style-name="T1">ААА</text:span>!!! <text:span text:style-name="T17">–</text:span> Пинки бросила взгляд на РД и забилась в истерике. <text:span text:style-name="T17">–</text:span> Дэш, пожалуйста, я не хотела! Это не я, я не могла! Просто не могла, пойми! Прости меня! <text:span text:style-name="T17">–</text:span> Розовая кобылка в беспамятстве опустилась на пол, закрывая глаза копытами.</text:p>
      <text:p text:style-name="P2"><text:span text:style-name="T17">–</text:span> Это неестественные страдания. <text:span text:style-name="T17">–</text:span> пробормотала Твайлайт. <text:span text:style-name="T17">–</text:span> Пинки никогда не впадала в отчаяние НАСТОЛЬКО глубоко. И по такому пустячному поводу, как какой-то сон.</text:p>
      <text:p text:style-name="P2"><text:span text:style-name="T17">–</text:span> Бедняжка, <text:span text:style-name="T17">–</text:span> прошептала Рэрити, <text:span text:style-name="T17">–</text:span> у неё сейчас вид как у <text:span text:style-name="T17">&lt;</text:span><text:span text:style-name="T37">сумасшедшей кобылы</text:span><text:span text:style-name="T1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7">–</text:span> Мда. <text:span text:style-name="T17">–</text:span> Твайлайт беспомощно уставилась в закрывшуюся дверь. <text:span text:style-name="T17">–</text:span> Индрэ не предупреждал о таких последствиях <text:span text:style-name="T17">&lt;</text:span><text:span text:style-name="T37">добавить сочувствия</text:span><text:span text:style-name="T17">&gt;</text:span>.</text:p>
      <text:p text:style-name="P2"><text:soft-page-break/></text:p>
      <text:p text:style-name="P2"><text:span text:style-name="T17">&lt;</text:span><text:span text:style-name="T37">После этого случая Тавйлайт решает прекратить сеансы двойного сна. Сеанса с ЭйДжей и Флатти не будет</text:span><text:span text:style-name="T17">&gt;</text:span></text:p>
      <text:p text:style-name="P2"/>
      <text:h text:style-name="P211" text:outline-level="2">Исчезновение Селестии</text:h>
      <text:p text:style-name="P39">Для помощи в открытии коридора в мир Макса, находят в горах Дискорда и упрашивают его помочь.</text:p>
      <text:p text:style-name="P2"><text:span text:style-name="T17">–</text:span> И в твоём мире нет пони-пегасов и пони-единорогов? Есть только земнопони? <text:span text:style-name="T17">–</text:span> допытывалась РД.</text:p>
      <text:p text:style-name="P2"><text:span text:style-name="T1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7">&lt;</text:span><text:span text:style-name="T38">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38">изменить причину удивления</text:span><text:span text:style-name="T1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7">–</text:span> Хм. Узнаю походку Твайлайт. Что-то случилось. <text:span text:style-name="T17">–</text:span> заметила <text:span text:style-name="T1">пегаска</text:span>.</text:p>
      <text:p text:style-name="P2">И впрямь, на запыхавшейся единорожке лица не было.</text:p>
      <text:p text:style-name="P2"><text:span text:style-name="T17">–</text:span> Она исчезла!!! <text:span text:style-name="T17">–</text:span> Твайлайт не могла отдышаться.</text:p>
      <text:p text:style-name="P2"><text:span text:style-name="T17">–</text:span> Кто <text:span text:style-name="T1">—</text:span> она??? <text:span text:style-name="T17">–</text:span> <text:span text:style-name="T1">х</text:span>ором воскликнули мы и переглянулись.</text:p>
      <text:p text:style-name="P2"><text:span text:style-name="T17">–</text:span> Прин-цес-са Се-лес-ти-я! <text:span text:style-name="T17">–</text:span> <text:span text:style-name="T1">п</text:span>о слогам отчеканила Твайлайт. <text:span text:style-name="T17">–</text:span> Только это между нами. Государственная тайна. Нас вызывают в Кантерлот.</text:p>
      <text:p text:style-name="P2"><text:span text:style-name="T17">–</text:span> Ну и дела, <text:span text:style-name="T17">–</text:span> покачала головой Д<text:span text:style-name="T1">эш</text:span>. <text:span text:style-name="T17">–</text:span> Я слетаю за остальными. Мы ещё успеем на вечерний поезд.</text:p>
      <text:p text:style-name="P2"><text:span text:style-name="T1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7">–</text:span> Рада видеть вас, мои дорогие, <text:span text:style-name="T17">–</text:span> поприветствовала Луна кобылок. Я удостоился едва заметного кивка. <text:span text:style-name="T17">–</text:span> А где элементы Щедрости и Веселья?</text:p>
      <text:p text:style-name="P2"><text:span text:style-name="T17">–</text:span> Рэрити осталась ухаживать за Пинки. Та очень больна, <text:span text:style-name="T17">–</text:span> выступила за всех Твайлайт. <text:span text:style-name="T17">–</text:span> Что произошло? Стража сказала нам…</text:p>
      <text:p text:style-name="P2"><text:span text:style-name="T17">–</text:span> Увы, они не солгали. Моя сестра пропала вчера утром. Стража видела её накануне вечером, но утром нашли только примятую постель. Я знаю, <text:span text:style-name="T17">–</text:span> тут Луна повернулась ко мне и с едва заметным сарказмом продолжила, <text:span text:style-name="T1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17">–</text:span> Не могу ничем помочь. Я знаю не больше твоего.</text:p>
      <text:p text:style-name="P2">Луна как будто ожидала такой ответ.</text:p>
      <text:p text:style-name="P2"><text:span text:style-name="T17">–</text:span> В таком случае мне понадобится твоя помощь, <text:span text:style-name="T17">–</text:span> Луна кивнула Твайлайт. <text:span text:style-name="T17">–</text:span> Ты была её ближайшей и лучшей ученицей и, я надеюсь, поможешь понять мне, где она находится сейчас.</text:p>
      <text:p text:style-name="P2"><text:span text:style-name="T17">–</text:span> Приложу все усилия, Ваше Высочество. Но мне понадобится провести некоторое время в библиотеке Кантерлота.</text:p>
      <text:p text:style-name="P2"><text:span text:style-name="T1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211" text:outline-level="2">Поиск решения</text:h>
      <text:p text:style-name="P149"/>
      <text:p text:style-name="P2"><text:span text:style-name="T1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0">***</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1">&lt;<text:span text:style-name="T38">Луна приносит в жертву свою кровь, чтобы путешествие к замку прошло без потерь. Жертва не принимается — Дэш погибает</text:span>&gt;</text:p>
      <text:p text:style-name="P2"><text:span text:style-name="T17">&lt;</text:span><text:span text:style-name="T37">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21"/>
      <text:p text:style-name="P2"><text:span text:style-name="T17">&lt;</text:span><text:span text:style-name="T3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0">—</text:span><text:span text:style-name="T37"> Луна создаёт обратный коридор в срок.</text:span><text:span text:style-name="T17">&gt;</text:span></text:p>
      <text:p text:style-name="P2"/>
      <text:h text:style-name="P21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text:soft-page-break/>“Откуда здесь взялся рухнувший Боинг?” <text:span text:style-name="T17">&lt;</text:span><text:span text:style-name="T38">Дуглас </text:span><text:span text:style-name="T40">—</text:span><text:span text:style-name="T38"> </text:span><text:span text:style-name="T40">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1"/>
      <text:p text:style-name="P2"><text:span text:style-name="T17">&lt;</text:span><text:span text:style-name="T37">высоко летать нельзя из-за молний</text:span><text:span text:style-name="T17">&gt;</text:span></text:p>
      <text:p text:style-name="P21"/>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oft-page-break/><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37">двухмесячной</text:span><text:span text:style-name="T17">&gt;</text:span> давности осталось лишь направление движения.</text:p>
      <text:p text:style-name="P2">И опять, как <text:span text:style-name="T17">&lt;</text:span><text:span text:style-name="T37">два</text:span><text:span text:style-name="T1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37">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0">***</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37">Поиски Селестии — сюжет:</text:span></text:p>
      <text:p text:style-name="P39">Базовое положение: Селестия физически находится на компе Влада в соседнем с максовым доме, в качестве этической подпрограммы к Нексусу.</text:p>
      <text:p text:style-name="P39">Кратко:</text:p>
      <text:p text:style-name="P3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9">Эпизод 1:</text:p>
      <text:p text:style-name="P3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9">…</text:p>
      <text:p text:style-name="P39">Итого:</text:p>
      <text:p text:style-name="P3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9">Эпизод 3.5 (необязательный): День из жизни Дискорда (впечатления от нового мира, интерес путешествия, нежелание возвращаться).</text:p>
      <text:p text:style-name="P39">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211"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0">***</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37">три месяца</text:span><text:span text:style-name="T1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21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pan text:style-name="T17">&lt;\</text:span>Привет, Макс. Рад тебя видеть.</text:p>
      <text:p text:style-name="P31">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oft-page-break/><text:span text:style-name="T17">&lt;\</text:span>Решение:</text:p>
      <text:p text:style-name="P2"><text:span text:style-name="T17">&lt;\&lt;</text:span><text:span text:style-name="T37">Не следует противопоставлять злу ещё большее зло - это только усилит его — </text:span><text:span text:style-name="T38">кодовая фраза</text:span><text:span text:style-name="T4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37">трёх</text:span><text:span text:style-name="T1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37">три месяца</text:span><text:span text:style-name="T1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1"/>
      <text:p text:style-name="P2"><text:span text:style-name="T17">&lt;</text:span><text:span text:style-name="T3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21"/>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211" text:outline-level="2">Безнадёжность</text:h>
      <text:p text:style-name="P21">&lt;<text:span text:style-name="T3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37">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37">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37">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37">пять</text:span><text:span text:style-name="T17">&gt;</text:span>длинную прореху в куртке, <text:span text:style-name="T17">&lt;</text:span><text:span text:style-name="T37">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37">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0">***</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37">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7">&lt;</text:span><text:span text:style-name="T37">уменьшить подозрения — о них должен догадаться Макс</text:span><text:span text:style-name="T1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37">улучшить</text:span><text:span text:style-name="T17">&gt;</text:span>. А тот случай, когда мне пришлось зашивать тебе куртку после нападения убийц <text:span text:style-name="T17">&lt;</text:span><text:span text:style-name="T37">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211" text:outline-level="2">След?</text:h>
      <text:p text:style-name="P149"/>
      <text:p text:style-name="P2"><text:span text:style-name="T17">&lt;</text:span><text:span text:style-name="T37">сначала эпизод - проверка сумки в серверной</text:span><text:span text:style-name="T17">&gt;</text:span></text:p>
      <text:p text:style-name="P2"><text:soft-page-break/><text:span text:style-name="T17">&lt;</text:span><text:span text:style-name="T4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37">“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1"/>
      <text:p text:style-name="P2"><text:span text:style-name="T17">&lt;</text:span><text:span text:style-name="T37">расширить. Перед кафешкой - диалог с Флатти и ЭйДжей. Все думают, что наконец-то нашли Селестию. Все ликуют</text:span><text:span text:style-name="T17">&gt;</text:span></text:p>
      <text:p text:style-name="P21"/>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37">Расширить сцену в кафе. Ожидание, подьём и… падение ожиданий</text:span><text:span text:style-name="T17">&gt;</text:span></text:p>
      <text:p text:style-name="P2"/>
      <text:p text:style-name="P10"><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7">&lt;</text:span><text:span text:style-name="T37">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211" text:outline-level="2">Озарение</text:h>
      <text:p text:style-name="P2"/>
      <text:p text:style-name="P2"><text:span text:style-name="T17">&lt;</text:span><text:span text:style-name="T3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133"/>
      <text:p text:style-name="P13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33"/>
      <text:p text:style-name="P130">Разговор не клеился.</text:p>
      <text:p text:style-name="P13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33"><text:span text:style-name="T1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33"><text:span text:style-name="T1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33"><text:span text:style-name="T17">– </text:span>Ну хорошо. Убедила. В конце-концов, можем поступить так. Вы с Флатти вернётесь обратно а я продолжу поиски здесь.</text:p>
      <text:p text:style-name="P133"><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133"><text:span text:style-name="T17">– </text:span>Вы можете связываться со мной раз в месяц по коридору.</text:p>
      <text:p text:style-name="P133"><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33"><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33">Эпплджек недоверчиво хмыкнула.</text:p>
      <text:p text:style-name="P133"><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33"><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33"><text:span text:style-name="T17">– </text:span>Конечно оставаться. Кто ещё, кроме нас, может найти её?</text:p>
      <text:p text:style-name="P133"><text:span text:style-name="T17">– </text:span>Я думал, ты не сможешь оставить Энджела и всех остальных надолго.</text:p>
      <text:p text:style-name="P133"><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38"><text:span text:style-name="T17">– </text:span>Извини, Флаттершай, забылся.</text:p>
      <text:p text:style-name="P138"><text:span text:style-name="T17">– </text:span>Та ладно, я ж не против, – возразила Эпплджек. – Не парься, Флатти. Было б хуже, если б он <text:s/>назвал меня Эпплджек на людях.</text:p>
      <text:p text:style-name="P138"><text:span text:style-name="T17">– </text:span>Ты так... – запнулась Флаттершай. – Так быстро забыла свою ферму. И...</text:p>
      <text:p text:style-name="P138"><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38"><text:span text:style-name="T17">– </text:span>Как ты можешь так говорить? – расплакалась Флаттершай.</text:p>
      <text:p text:style-name="P138"><text:span text:style-name="T17">– </text:span>Эй, девушки, не ссорьтесь! Мы — одна команда! И надеюсь, останемся ею и в дальнейшем. </text:p>
      <text:list xml:id="list4305995216232358651" text:style-name="L5">
        <text:list-header>
          <text:p text:style-name="P2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38"><text:span text:style-name="T17">– </text:span>А если нет? – Эпплджек смотрела мне мне прямо в глаза.</text:p>
      <text:list xml:id="list192651957369431" text:continue-numbering="true" text:style-name="L5">
        <text:list-header>
          <text:p text:style-name="P203">Я молча пожал плечами. Эпплджек уверенно продолжила.</text:p>
        </text:list-header>
      </text:list>
      <text:p text:style-name="P138"><text:span text:style-name="T1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38"><text:span text:style-name="T17">– </text:span>Спасибо, ЭйДжей.</text:p>
      <text:p text:style-name="P138"><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652285382730" text:continue-numbering="true" text:style-name="L5">
        <text:list-header>
          <text:p text:style-name="P203">Флаттершай пробормотала нечто, показавшееся мне знакомым.</text:p>
        </text:list-header>
      </text:list>
      <text:p text:style-name="P138"><text:span text:style-name="T17">– </text:span>Флатти, ты что-то сказала? Я не расслышал.</text:p>
      <text:p text:style-name="P138"><text:span text:style-name="T17">– </text:span>Намерение Изменяет Реальность.</text:p>
      <text:p text:style-name="P138"><text:span text:style-name="T17">– </text:span>Эээ. А где ты слышала эту фразу, если не секрет?</text:p>
      <text:p text:style-name="P138"><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651420209163" text:continue-numbering="true" text:style-name="L5">
        <text:list-header>
          <text:p text:style-name="P203">У меня как будто вспыхнула лампочка в мозгу. Кирпичики быстро выстраивались в целостную картину. Я ринулся в прихожую.</text:p>
        </text:list-header>
      </text:list>
      <text:p text:style-name="P138"><text:span text:style-name="T17">– </text:span>Флатти, ЭйДжей, буду через час. Ждите!</text:p>
      <text:p text:style-name="P133"/>
      <text:h text:style-name="P209" text:outline-level="2">Почти.</text:h>
      <text:p text:style-name="P146"/>
      <text:p text:style-name="P138">В офисе меня встретил лыбящийся Стас.</text:p>
      <text:p text:style-name="P13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38">Я уставился на Стаса и он, захлёбываясь от торопливости, начал <text:span text:style-name="T17">расказывать</text:span>.</text:p>
      <text:p text:style-name="P13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38">– Ты его уничтожил?</text:p>
      <text:p text:style-name="P138">– Кого?</text:p>
      <text:p text:style-name="P138">– Этический модуль. Селестию.</text:p>
      <text:p text:style-name="P13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8">– Ты его уничтожил?</text:p>
      <text:p text:style-name="P13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8">– То есть, на домашнем компьютере Влада модуль работает и дальше?</text:p>
      <text:p text:style-name="P138">– Ага. К нему-то у меня доступа нету. Но в кластер к Нексусу он больше не пролезет.</text:p>
      <text:p text:style-name="P138">– Спасибо, Стас. Ты молодец.</text:p>
      <text:p text:style-name="P138">Ниточка, чуть было не прервавшаяся в офисе, повела в квартиру Влада.</text:p>
      <text:p text:style-name="P138"><text:soft-page-break/></text:p>
      <text:h text:style-name="P209" text:outline-level="2">Дискорд</text:h>
      <text:p text:style-name="P149"/>
      <text:p text:style-name="P146">Девушки поспешно собирались, пока я растолковывал им задачу.</text:p>
      <text:p text:style-name="P146"><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46"><text:span text:style-name="T17">– </text:span>Это тот твой приятель, который разбился с полгода назад? – спросила Эпплджек.</text:p>
      <text:p text:style-name="P146"><text:span text:style-name="T17">– </text:span>Да, это он.</text:p>
      <text:p text:style-name="P146"><text:span text:style-name="T17">– </text:span>А как мы попадём в его квартиру? Там сейчас кто-то живёт? – Флаттершай прыгала на одной ноге, натягивая кед.</text:p>
      <text:p text:style-name="P146"><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4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47">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3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14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37">Плохо написано!</text:span><text:span text:style-name="T17">&gt;</text:span></text:p>
      <text:p text:style-name="P147">Я поднёс брелок пропуска к домофону, но дверь подъезда не открылась. Замигала красная лампочка и зажужжал зуммер.</text:p>
      <text:p text:style-name="P147">Я выругался.</text:p>
      <text:p text:style-name="P147"><text:span text:style-name="T17">– </text:span>Макс, что случилось? У нас проблемы?</text:p>
      <text:p text:style-name="P147"><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47"><text:span text:style-name="T17">– </text:span>Так что, будем ломать дверь? – Эпплджек критически осмотрелась, подмечая бабулек на лавочке и зевак во внутреннем скверике.</text:p>
      <text:p text:style-name="P147"><text:span text:style-name="T17">– </text:span>Нет нужды. Лучше станьте-ка сзади меня так, чтобы заслонить от этих бабулек и от вооон той камеры наблюдения.</text:p>
      <text:list xml:id="list246204271528402895" text:style-name="L6">
        <text:list-header>
          <text:p text:style-name="P2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8"><text:soft-page-break/>Раздался лёгкий «кряк» и дверь подалась.</text:p>
      <text:p text:style-name="P169"><text:span text:style-name="T17">– </text:span>Девушки, заходим.</text:p>
      <text:p text:style-name="P13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3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8">Прихожая встретила нас толстым слоем пыли. Мы тихонько прошли внутрь и я закрыл дверь изнутри.</text:p>
      <text:p text:style-name="P133"><text:span text:style-name="T1">Компьютер</text:span> стоял там же, где и обычно <text:span text:style-name="T1">— в личном кабинете Влада на столе у окна.</text:span></text:p>
      <text:p text:style-name="P169"><text:span text:style-name="T17">– </text:span>Макс, тут окно разбито! И верёвка какая-то висит. – крикнула Флаттершай из кухни.</text:p>
      <text:p text:style-name="P169"><text:span text:style-name="T17">– </text:span>Оставь, Флатти, не сейчас! – отмахнулся я.</text:p>
      <text:p text:style-name="P175">Лампочка питания на ноутбуке горела, <text:s/>но подключенный монитор оставался тёмным. Я постучал по пробелу, но безрезультатно.</text:p>
      <text:p text:style-name="P169"><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169"><text:span text:style-name="T17">– </text:span>Монитор выключен. – <text:s/>раздалось из угла. Кресло с высокой спинкой повернулось, открыв нашим взорам Дискорда. </text:p>
      <text:p text:style-name="P16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69">Он приподнял панамку, дурашливо здороваясь.</text:p>
      <text:p text:style-name="P169"><text:span text:style-name="T17">– </text:span>Оп-па! – пробормотала Эпплджек. – Нежданчик!</text:p>
      <text:p text:style-name="P169"><text:span text:style-name="T17">– </text:span>Ты, я вижу, времени не терял, – моя рука под прикрытием стола медленно тянулась к тяжёлой фарфоровой кружке, стоящей на краю.</text:p>
      <text:p text:style-name="P150"><text:span text:style-name="T1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50"><text:span text:style-name="T17">– </text:span>А почему ты вообще решил искать нас тут? – спросила Эпплджек. – Приехал бы домой. Мы б тебя чаем напоили.</text:p>
      <text:p text:style-name="P150"><text:span text:style-name="T17">– </text:span>Видишь ли, дорогая Эй-Джей, я с самого начала знал, где находится наша уважаемая принцесса, а времени в обрез, так что...</text:p>
      <text:p text:style-name="P157">В проёме дверей появилась Флаттершай.</text:p>
      <text:p text:style-name="P150"><text:span text:style-name="T17">– </text:span>С кем это вы тут разговариваете?</text:p>
      <text:list xml:id="list6842971187605913581" text:style-name="L7">
        <text:list-header>
          <text:p text:style-name="P2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57">Оглушённый Дискорд попытался было отъехать на кресле в сторону, но я припёр его стулом к стенке.</text:p>
      <text:p text:style-name="P150">– Жанна, Флатти, хватайте ноут и на выход! Я с ним разберусь! Не теряйте вре...!</text:p>
      <text:p text:style-name="P150"><text:soft-page-break/>– ТЫ ИДИО...!!!</text:p>
      <text:p text:style-name="P150">Дискорд <text:s/>зорал одновременно со мной, прикрываясь от меня руками, когда раздался оглушительный</text:p>
      <text:p text:style-name="P150">...</text:p>
      <text:p text:style-name="P151">БАХ!!!</text:p>
      <text:p text:style-name="P150">…</text:p>
      <text:p text:style-name="P150">Эпплджек с <text:s/>нервным всхлипом опустила толстенный том «Энтерпрайз-паттернов» , издание девятое, дополненное.</text:p>
      <text:p text:style-name="P169">На лице Дискорда появилось удивлённо-мечтательное выражение и он вырубился.</text:p>
      <text:p text:style-name="P169"/>
      <text:h text:style-name="P211" text:outline-level="2">Селестия</text:h>
      <text:p text:style-name="P169"/>
      <text:p text:style-name="P14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9">Включенный монитор показал схематическое изображение Селестиии, </text:p>
      <text:p text:style-name="P170">&gt;\<text:span text:style-name="T1">Привет, Селестия. Это Макс. Как себя чувствуешь?</text:span></text:p>
      <text:p text:style-name="P170">&lt;\<text:span text:style-name="T1">Макс? МАКС??? МА-А-А-АКС!!! НАКОНЕЦ-ТО! КАК Я РАДА ТЕБЯ СЛЫШАТЬ! </text:span></text:p>
      <text:p text:style-name="P170">&gt;\<text:span text:style-name="T1">Я рад, что нашёл тебя, Тия.</text:span></text:p>
      <text:p text:style-name="P17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70">&gt;\<text:span text:style-name="T1">Тия, я сейчас подключу микрофон и колонки, и мы сможем общаться более удобно.</text:span></text:p>
      <text:p text:style-name="P169">…</text:p>
      <text:p text:style-name="P169">– Привет опять. Как ты меня слышишь?</text:p>
      <text:p text:style-name="P16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70">– <text:span text:style-name="T1">Могу себе представить. Как-то раз я провёл три часа камере сенсорной депривации. Мне не понравилось.</text:span></text:p>
      <text:p text:style-name="P169">– Эммм... Ваше Высочество, вы в порядке? Мы так рады, что наконец-то нашли Вас! – вклинилась в разговор Эпплджек.</text:p>
      <text:p text:style-name="P169">– Кто тут? Макс, кто ещё с тобой?</text:p>
      <text:p text:style-name="P170"><text:span text:style-name="T1">– Со мной Эпплджек и Флаттершай. Мы пришли сюда полгода </text:span>&lt;<text:span text:style-name="T3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70">– <text:span text:style-name="T1">Девочки? Я рада вас слышать. А Твайлайт нет рядом?</text:span></text:p>
      <text:p text:style-name="P16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69">При этих словах Дискорд замычал и задёргался. Эпплджек нахмурилась и проверила верёвки, привязывающие его к спинке стула.</text:p>
      <text:p text:style-name="P16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69">– Ноутбук — так называется место, где я нахожусь сейчас? А кто это мычит?</text:p>
      <text:p text:style-name="P169"><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69">– О, духи предков, но зачем??? Почему у него кляп во рту?</text:p>
      <text:p text:style-name="P169">– Мы связали его. Он нас предал. И тебя. И Эквестрию. Всех.</text:p>
      <text:p text:style-name="P169">При этих словах Эпплджек и Флаттершай непонимающе уставились на меня, а Дискорд протестующе замычал.</text:p>
      <text:p text:style-name="P169">Я начал рассказывать о своих догадках, и непонимающее выражение на лицах девушек сменилось удивлением.</text:p>
      <text:p text:style-name="P16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69">– А зачем тогда ты приложила его книгой? – непонимающе уставился я на неё.</text:p>
      <text:p text:style-name="P169">– Потому что ты напал на него. Я и подумала — тебе виднее. И подсобила.</text:p>
      <text:p text:style-name="P169">Флаттершай отрицающе мотнула головой.</text:p>
      <text:p text:style-name="P169">– Не может Дискорд быть предателем. Он мой друг.</text:p>
      <text:p text:style-name="P169">Дискорд благодарственно замычал и закивал головой.</text:p>
      <text:p text:style-name="P16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69">Дискорд завёл глаза на лоб и обречённо завыл.</text:p>
      <text:p text:style-name="P169">– Макс, постой. Дай мне поговорить с ним. – сказала Селестия. – Не могу поверить, что Дискорд на такое пошёл.</text:p>
      <text:p text:style-name="P169">– Ну хорошо. Поговори. Послушаем, что он скажет.</text:p>
      <text:p text:style-name="P169">Я красноречиво покачал кулак перед его носом и вытащил кляп.</text:p>
      <text:p text:style-name="P169">...</text:p>
      <text:p text:style-name="P158">– Ффы, тьфу, пффф, пфу! <text:span text:style-name="T17">&lt;</text:span><text:span text:style-name="T37">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158">– Это я-то устраиваю цирк?!! ДА ТЫ НА СЕБЯ ПОСМОТРИ, КЛОУН!!! На людей кидаешься, чашками бросаешься, вон, мне нос разбил! Дерёшься...</text:p>
      <text:p text:style-name="P158">Я угрожающе поднёс тряпку к лицу Дискорда.</text:p>
      <text:p text:style-name="P158">– Ещё одно слово в таком тоне, и ты заткнёшься, а мы уйдём в Эквестрию без тебя!</text:p>
      <text:p text:style-name="P15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58">Дискорд демонстративно закрыл рот и посвистывая уставился в потолок.</text:p>
      <text:p text:style-name="P158">Разговор зашёл в тупик.</text:p>
      <text:p text:style-name="P161"/>
      <text:p text:style-name="P162">На мониторе высветился текст:</text:p>
      <text:p text:style-name="P16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62"/>
      <text:p text:style-name="P162"><text:soft-page-break/>Из колонок послышался лёгкий шорох.</text:p>
      <text:p text:style-name="P158">– Дик, сейчас не время для ссор. – голос Селестии был мягким, но настойчивым. – Мы в одной лодке.</text:p>
      <text:p text:style-name="P158">– Тебе легко говорить! Тебе не разбивали нос и не оскорбляли угрозами!</text:p>
      <text:p text:style-name="P158">– Ты должен понимать, что у Макса были все основания так себя вести. Твоё поведение вызвало подозрения у него, ведь он мало тебя знает. </text:p>
      <text:p text:style-name="P158">К уговорам Селестии присоединилась Флаттершай.</text:p>
      <text:p text:style-name="P158">– Дискорд, миленький, прости его. Макс хороший. Он просто не знал, что ты тоже хороший...</text:p>
      <text:p text:style-name="P158">У Дискорда покраснели уши и он засмущался и заворчал.</text:p>
      <text:p text:style-name="P15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58">Я пропустил «дятла» мимо ушей.</text:p>
      <text:p text:style-name="P16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59">***</text:p>
      <text:p text:style-name="P15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5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5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58">Потому разбрасываться такой возможностью не стоит. Если уж тебе повезло оказаться в новом мире — исследуй его сполна!..</text:p>
      <text:p text:style-name="P159">***</text:p>
      <text:p text:style-name="P164">&lt;<text:span text:style-name="T38">сюда можно вставить похождения Дискорда — вторая неопубликованная глава. Первая — секс с Селестией</text:span>&gt;</text:p>
      <text:p text:style-name="P159">***</text:p>
      <text:p text:style-name="P162">– Развяжите мне, наконец, руки! Или хотя бы одну. Плечами жестикулировать неудобно.... </text:p>
      <text:p text:style-name="P162">Я развязал Дискорду левую руку.</text:p>
      <text:p text:style-name="P16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62">Дискорд принялся разминать затёкшее запястье.</text:p>
      <text:p text:style-name="P16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62">– Какое письмо, Корди? – вскинулась до этого зачарованно слушавшая Дискорда Флаттершай.</text:p>
      <text:p text:style-name="P162">– Ну ваше же! Вы с Эпплджек написали мне о своих мытарствах тут. Вежливо так написали, спасибо...</text:p>
      <text:p text:style-name="P162">Флаттершай покрылась пунцовыми пятнами.</text:p>
      <text:p text:style-name="P162">– Я... Мы... – тут она совсем стушевалась.</text:p>
      <text:p text:style-name="P162">– Так а почему ты сказал, что никто не уйдёт в Эквестрию? – наконец перебила Дискорда скучавшая до этого Эпплджек.</text:p>
      <text:p text:style-name="P162">Дискорд уставился на неё долгим взглядом, а потом хлопнул себя по лбу.</text:p>
      <text:p text:style-name="P16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31">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3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7">&gt;</text:span></text:p>
      <text:p text:style-name="P162">– И что? – продолжила его мысль Эпплджек.</text:p>
      <text:p text:style-name="P162">– Эквестрийские <text:span text:style-name="T17">&lt;</text:span><text:span text:style-name="T37">три месяца</text:span><text:span text:style-name="T17">&gt;</text:span> КО-РО-ЧЕ местных. – с нажимом повторил Дискорд. – По моим подсчётам, на два дня.</text:p>
      <text:p text:style-name="P162">– И?!! – до меня уже дошло, но Эпплджек продолжала тупить.</text:p>
      <text:p text:style-name="P162">– Короче, времени у нас осталось что-то около пятнадцати минут. Или около того. – заявил Дискорд, поднеся к глазам запястье с массивными часами.</text:p>
      <text:p text:style-name="P162">– СКОЛЬКО??? – воскликнули хором я и девушки.</text:p>
      <text:p text:style-name="P162">Дискорд открыл было рот, но его слова заглушил звонок в дверь.</text:p>
      <text:p text:style-name="P162">– ОТКРОЙТЕ, ПОЛИЦИЯ! Вам даётся полминуты, чтобы открыть дверь. Через тридцать секунд дверь будет выбита!</text:p>
      <text:p text:style-name="P16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62">Блядь!</text:p>
      <text:p text:style-name="P162">– На крышу, живо!!! Через окно на кухне! – зашипел Дискорд, отчаянно дёргая узлы свободной рукой.</text:p>
      <text:p text:style-name="P162">Эпплджек, одной рукой сгребя в охапку ноутбук, второй увлекая Флаттершай, кинулась на кухню.</text:p>
      <text:p text:style-name="P162">– А толку? Куда мы с крыши денемся? – спросил я растерянно. Дискорд только раздражённо зарычал в ответ.</text:p>
      <text:p text:style-name="P158">Дверь содрогнулась от мощного удара. Послышался стук падающей штукатурки. Я сломя голову кинулся на кухню.</text:p>
      <text:p text:style-name="P158">– Развяжи меня, идиот!!! – гаркнул вдогонку Дискорд.</text:p>
      <text:p text:style-name="P15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58">– Давай на крышу! Я догоню! – рявкнул он, освобождая вторую руку.</text:p>
      <text:p text:style-name="P158">От второго удара дверная коробка крякнула и наполовину въехала в коридор. </text:p>
      <text:p text:style-name="P158"><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58">Верёвка в кухонном окне дёргалась от движений лезущих по ней Флатти и Эпплджек. Я словил её рукой и стал на подоконник.</text:p>
      <text:p text:style-name="P158">Чёрт!</text:p>
      <text:p text:style-name="P15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58">Но нет, триста тысяч чертей, раз девушки смогли – я тоже смогу!</text:p>
      <text:p text:style-name="P15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5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58">Я успел сократить расстояние до Эпплджек наполовину, когда девушки нашли решение.</text:p>
      <text:p text:style-name="P15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5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58">Я выдохнул.</text:p>
      <text:p text:style-name="P15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5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58">Чёрт! Чёрт! Чёрт! Чёрт!</text:p>
      <text:p text:style-name="P158">Бля!!!...</text:p>
      <text:p text:style-name="P158">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158"/>
      <text:h text:style-name="P211" text:outline-level="2"><text:soft-page-break/>Назад, в Эквестрию</text:h>
      <text:p text:style-name="P158"/>
      <text:p text:style-name="P158">Долго паниковать не пришлось. </text:p>
      <text:p text:style-name="P158">Я почувствовал сильный рывок за шиворот и захват поперёк груди. </text:p>
      <text:p text:style-name="P158">– ОТПУСТИ ДЕВЧОНКУ!!! – загрохотало мне в ухо. Я открыл глаза.</text:p>
      <text:p text:style-name="P15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58">Я чуть поднял глаза и уставился в чешуйчатую морду дракона.</text:p>
      <text:p text:style-name="P158">– Отпусти Эпплджек. Я её держу. – повторил Дискорд. – Мне сбалансироваться надо. Вы не такие уж и лёгкие.</text:p>
      <text:p text:style-name="P15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58">Наконец это ему удалось, и дальнейший подъём на крышу происходил в молчании.</text:p>
      <text:p text:style-name="P15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5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58">Флаттершай оторвала заплаканное лицо от моей ветровки.</text:p>
      <text:p text:style-name="P158">– Да-да, ты прав, Корди. Я готова.</text:p>
      <text:p text:style-name="P158">На длинной шее Дискорда разместились Эпплджек и Флаттершай. Я, для сохранения баланса, разместился позади крыльев.</text:p>
      <text:p text:style-name="P158">Дискорд расправил крылья и начал короткую пробежку к краю.</text:p>
      <text:p text:style-name="P16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58">И мы полетели навстречу закату.</text:p>
      <text:p text:style-name="P15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58">Впереди по курсу увеличивалась громада моей высотки. Дискорд летел прямо на разрыв в ограждении, который я проделал <text:span text:style-name="T17">&lt;</text:span><text:span text:style-name="T37">полгода</text:span><text:span text:style-name="T17">&gt;</text:span> назад своим проходом в Эквестрию.</text:p>
      <text:p text:style-name="P15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58">– Пристегните ремни! – проревел Дискорд, резко ускоряясь. – Будет весело!!!</text:p>
      <text:p text:style-name="P1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58">– ЙУУУУУУУХХХУУУУУ!!! – заорал Дискорд, сложил крылья и врезался в шар.</text:p>
      <text:p text:style-name="P163">&lt;<text:span text:style-name="T3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214" text:outline-level="1"><text:soft-page-break/>Беседа за столиком в ночи</text:h>
      <text:p text:style-name="P135">Из-за заинтересованности Эквуса в Максе, тому не приходится прилагать усилий для 34 — на что ему указывает Анакорн</text:p>
      <text:p text:style-name="P13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3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3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133"><text:span text:style-name="T1">– </text:span>Анакорн. <text:span text:style-name="T1">– о</text:span>трекомендовался он. <text:span text:style-name="T17">– </text:span><text:span text:style-name="T1">Демиург.</text:span></text:p>
      <text:p text:style-name="P133"><text:span text:style-name="T1">– </text:span>П-привет. Макс. <text:span text:style-name="T1">– в</text:span> смятении представился я.</text:p>
      <text:p text:style-name="P13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38"/>
      <text:p text:style-name="P133"><text:span text:style-name="T1">&lt;</text:span><text:span text:style-name="T3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38"/>
      <text:p text:style-name="P13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33"><text:span text:style-name="T1">Юноша</text:span> закинул ногу за ногу и пытливо смотрел на меня, играя карандашём .</text:p>
      <text:p text:style-name="P133"><text:soft-page-break/>Я совсем запутался.</text:p>
      <text:p text:style-name="P133"><text:span text:style-name="T1">– </text:span>Какая проблема? Какое решение? Кто ты <text:span text:style-name="T1">вообще</text:span>?</text:p>
      <text:p text:style-name="P133"><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13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3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38">– Стоп, не торопись. – у меня голова пошла кругом от информации. – Я ничего не понял. Какие-такие проблемы? Какие варианты? Зачем его поддерживать?</text:p>
      <text:p text:style-name="P138">Анакорн недовольно поморщился, но продолжил.</text:p>
      <text:p text:style-name="P13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3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3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3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38">На голограмме появилась солнечная система Эквуса. Почему-то в центре системы был сам Эквус. Вокруг него вращались солнце и луна.</text:p>
      <text:p text:style-name="P138">Анакорн плюхнулся обратно в кресло и схватился за голову. Потом, немного успокоившись, продолжил.</text:p>
      <text:p text:style-name="P13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38">Анакорн отпил из стакана и продолжил.</text:p>
      <text:p text:style-name="P13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3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38">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3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38">Анакорн постучал по столику указкой. Солнечная система увеличилась, оставив в поле зрения только шар Эквуса.</text:p>
      <text:p text:style-name="P13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3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3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9">старом аналоговом телевизоре.</text:span></text:p>
      <text:p text:style-name="P140">Ко мне наконец-то пришло понимание ситуации.</text:p>
      <text:p text:style-name="P14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38">Анакорн смутился.</text:p>
      <text:p text:style-name="P13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38">(<text:span text:style-name="T3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38"><text:span text:style-name="T35">– Сам ты раздолбай! – произнёс, наконец, Свирл</text:span>)</text:p>
      <text:p text:style-name="P138">… И создали вы его достаточно топорно — видишь, он трещит по швам.</text:p>
      <text:p text:style-name="P138">– Хмм. То есть, это брони создали Эквус?</text:p>
      <text:p text:style-name="P138"><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38">Я вспомнил события последнего года <text:span text:style-name="T17">&lt;</text:span>упомянуть в эпизоде на Терре, что МЛП-сериал закрылся год назад<text:span text:style-name="T17">&gt;</text:span></text:p>
      <text:p text:style-name="P13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38">Анакорн с такой силой сжал карандаш, что он хрустнул.</text:p>
      <text:p text:style-name="P13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3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3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3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35">– </text:p>
      <text:p text:style-name="P13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40">– Верни Рэйнбоу!!!</text:p>
      <text:p text:style-name="P140">Обломки карандаша выпали из кулака Анакорна на столик.</text:p>
      <text:p text:style-name="P140">– Э-э-э… м-м-м… ну-у-у... Нельзя сказать, что это совсем невыполнимо… Но, прямо скажу, задачка не для студента!</text:p>
      <text:p text:style-name="P140">– А ты студент?</text:p>
      <text:p text:style-name="P14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4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4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4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4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4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40">– Нет. Плата остаётся неизменной. Тут мы квиты. У меня тоже мало шансов помочь тебе — я не имею ни малейшего понятия, как это сделать.</text:p>
      <text:p text:style-name="P140">Ставшие почти прозрачными стены комнаты снова обрели материальность. Анакорн пожал плечами и протянул мне руку через столик.</text:p>
      <text:p text:style-name="P14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4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4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40">Я задумался.</text:p>
      <text:p text:style-name="P14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40">Анакорн почесал в затылке.</text:p>
      <text:p text:style-name="P140">– А кьютимарки? Как, <text:span text:style-name="T17">&lt;</text:span><text:span text:style-name="T40">чёрт</text:span><text:span text:style-name="T17">&gt;</text:span> меня побери, объяснить кьютимарки?</text:p>
      <text:p text:style-name="P140">– А кьютимарки ты сам даришь пони, когда распознаёшь их жизненное предназначение.</text:p>
      <text:p text:style-name="P14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40">Я пожал плечами.</text:p>
      <text:p text:style-name="P140">– А по-другому я не могу объяснить их появление. К сожалению.</text:p>
      <text:p text:style-name="P17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71">– Хорошо. Уболтал. Кьютимарки беру на себя. Так и знал, что мне самое трудное достанется!</text:p>
      <text:p text:style-name="P17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71">Анакорн проследил мой взгляд.</text:p>
      <text:p text:style-name="P171">– Нечего так смотреть. Если я стану применять магию вместо ловкости, теряется весь смысл упражнения... О, глянь-ка на Эквус!</text:p>
      <text:p text:style-name="P17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7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71"/>
      <text:p text:style-name="P173">Да, т<text:span text:style-name="T6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74"/>
      <text:p text:style-name="P17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73"/>
      <text:p text:style-name="P171">Я опять задумался. В голове было пусто. Хотя, если подумать с точки зрения программиста, можно... Наверное можно, раз все предыдущее прокатило...</text:p>
      <text:p text:style-name="P172">– <text:span text:style-name="T3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72">– Не понял? Это как? Как ты совместишь разрушенную магическими войнами Эквестрию с романтически-сексуальным раем для попаданцев?</text:p>
      <text:p text:style-name="P172"><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72">Анакорн долго мусолил карандаш, а потом вдруг заржал.</text:p>
      <text:p text:style-name="P172"><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72"><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72">Анакорн примирительно похлопал меня по плечу.</text:p>
      <text:p text:style-name="P172"><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72">Я подозрительно посмотрел на Анакорна.</text:p>
      <text:p text:style-name="P172"><text:span text:style-name="T17">– </text:span>Какой ещё, нафиг, «мой фанфик»? Я никакого фанфика не писал. И не собираюсь, вообще-то.</text:p>
      <text:p text:style-name="P172">Анакорн ехидно ухмыльнулся и откинулся в кресле, переплетя пальцы за затылком.</text:p>
      <text:p text:style-name="P172"><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71"><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71"><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71"><text:span text:style-name="T17">– </text:span>Факн щит<text:note text:id="ftn13" text:note-class="footnote"><text:note-citation>13</text:note-citation><text:note-body><text:p text:style-name="P1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71">Анакорн развёл руками.</text:p>
      <text:p text:style-name="P171"><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7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7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71">Анакорн, глядя на мои терзания, понимающе кивнул и продолжил.</text:p>
      <text:p text:style-name="P13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38">– Гм! Я бы попросил тебя не касаться моих отношений с Рэйнбоу!</text:p>
      <text:p text:style-name="P13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38">У меня сердце буквально ухнуло куда-то вниз, в область желудка.</text:p>
      <text:p text:style-name="P13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13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38">– Та ладно, не утешай. Я не маленький ребёнок. Долг платежом красен. Сделаю то, что ты хочешь. Как сумею.</text:p>
      <text:p text:style-name="P13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38">Анакорн наблюдал за мной без улыбки. По его нейтральному выражению лица невозможно было <text:soft-page-break/>догадаться, о чём он думает.</text:p>
      <text:p text:style-name="P138">– Ну вот и отлично. Рад, что мы наконец-то пришли к сделке.</text:p>
      <text:p text:style-name="P14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41">– Пора закругляться. Ты начинаешь сгорать. Надо утрясти последние детали, пока ещё есть пару минут.</text:p>
      <text:p text:style-name="P138">– Валяй. Я тебя внимательно слушаю.</text:p>
      <text:p text:style-name="P13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7">Такова природа низкоэнергетических монад</text:span>.</text:p>
      <text:p text:style-name="P138">– А я разве сплю?</text:p>
      <text:p text:style-name="P138">– Сейчас — нет. Но как только мы закроем сделку — проснёшься. Потому что нет иного способа вернуть тебя в реальный мир.</text:p>
      <text:p text:style-name="P138">– Эээ, постой. А как я в Эквестрию и обратно возвращался?</text:p>
      <text:p text:style-name="P13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38">Так вот, возвращать тебя обратно в твой мир я не буду. </text:p>
      <text:p text:style-name="P138">Во-первых, может возникнуть временная <text:span text:style-name="T17">&lt;</text:span><text:span text:style-name="T37">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3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3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3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3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38">– Ты ещё увидишь пару снов на прощание. Удачи!</text:p>
      <text:p text:style-name="P138"/>
      <text:p text:style-name="P139">***</text:p>
      <text:p text:style-name="P139"/>
      <text:p text:style-name="P138">&lt;<text:span text:style-name="T37">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38"/>
      <text:p text:style-name="P138">– Привет, Макс. – образ Селестии снова реял передо мной, как <text:span text:style-name="T17">&lt;</text:span><text:span text:style-name="T37">полгода</text:span><text:span text:style-name="T17">&gt;</text:span> назад. – Я хочу поблагодарить тебя за всё.</text:p>
      <text:p text:style-name="P138"><text:soft-page-break/>– Пожалста. – ответил я безучастно. – Всегда рад. Только Вам не нужно было ТАК распинаться, чтобы заручиться моей помощью.</text:p>
      <text:p text:style-name="P138">Селестия на мгновение смутилась, но продолжила.</text:p>
      <text:p text:style-name="P138">&lt;<text:span text:style-name="T37"> - Ты морочила мне яйца, чтобы заинтересовать? Всё, как Свирл указал?</text:span></text:p>
      <text:p text:style-name="P13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35">Я покачал головой.</text:p>
      <text:p text:style-name="P138"><text:span text:style-name="T3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38">– <text:s text:c="2"/>За благополучие Эквестрии я бы и не ТАК разопнулась.<text:span text:style-name="T17"> Я</text:span><text:span text:style-name="T3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4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58">Селестия кивнула, соглашаясь, и образ её начал меркнуть.</text:p>
      <text:p text:style-name="P163">– <text:span text:style-name="T1">Окей. Будь счастлив и... спасибо тебе за всё, Макс.</text:span></text:p>
      <text:p text:style-name="P158">…</text:p>
      <text:p text:style-name="P16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58">Он нахлобучил на себя невесть откуда взявшуюся двууголку.</text:p>
      <text:p text:style-name="P158">– Как вам это нравится, господа?! Дискорд — спаситель Эквестрии! А ведь звучит!!! Разрешите откланяться!..</text:p>
      <text:p text:style-name="P158"/>
      <text:list xml:id="list8136716643731847436" text:style-name="L8">
        <text:list-header>
          <text:p text:style-name="P205">(<text:span text:style-name="T47">Луна — как повелительница снов, слышала разговор Макса с Анакорном</text:span>)</text:p>
          <text:p text:style-name="P206"/>
        </text:list-header>
      </text:list>
      <text:p text:style-name="P159">***</text:p>
      <text:p text:style-name="P133"><text:soft-page-break/><text:span text:style-name="T1">–</text:span> Ты?..</text:p>
      <text:p text:style-name="P133"><text:span text:style-name="T1">–</text:span> Ты??!</text:p>
      <text:p text:style-name="P133"><text:span text:style-name="T1">–</text:span> Ты мне снишься??</text:p>
      <text:p text:style-name="P133"><text:span text:style-name="T1">–</text:span> Это ты мне снишься!!</text:p>
      <text:p text:style-name="P133"><text:span text:style-name="T1">–</text:span> Неважно… Пусть мы друг-другу снимся… Ты как, Дэш?</text:p>
      <text:p text:style-name="P13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33"><text:span text:style-name="T1">–</text:span> И я в порядке. Вот, возвращаюсь в свой мир. Ну, не совсем в свой. Почти в свой.</text:p>
      <text:p text:style-name="P133"><text:span text:style-name="T1">–</text:span> Навсегда?</text:p>
      <text:p text:style-name="P133"><text:span text:style-name="T1">–</text:span> Скорее всего, да.</text:p>
      <text:p text:style-name="P133"><text:span text:style-name="T1">–</text:span> Это плохо. Я хотела тебе сказать…</text:p>
      <text:p text:style-name="P133"><text:span text:style-name="T1">–</text:span> Не надо, Дэш. Не стоит терзать себя. Мне тоже очень хотелось остаться. Но так надо. Мне очень жаль…</text:p>
      <text:p text:style-name="P13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3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3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3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3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33"><text:span text:style-name="T1">–</text:span> И тебя, и Твайлайт, и Рэрити, и Селестию, и всех-всех-всех… Таковы правила.</text:p>
      <text:p text:style-name="P133"><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133">Я опустил руку на шею Дэш и ощутил теплоту и лёгкое покалывание в пустоте.</text:p>
      <text:p text:style-name="P133"><text:span text:style-name="T17">–</text:span> Мне кажется, Дэш, <text:span text:style-name="T1">м</text:span>ы найдём способ связаться. Рано или поздно.</text:p>
      <text:p text:style-name="P133"><text:span text:style-name="T1">–</text:span> И лучше рано, чем поздно! Я не люблю ждать!</text:p>
      <text:p text:style-name="P133"><text:span text:style-name="T1">–</text:span> Да, Дэш. <text:span text:style-name="T1">–</text:span> её образ начал таять. <text:span text:style-name="T1">–</text:span> Да, я помню. Я всё ещё помню…</text:p>
      <text:p text:style-name="P133"/>
      <text:h text:style-name="P211" text:outline-level="2">Земля</text:h>
      <text:p text:style-name="P136">Музыкальная тема из бегущего по лезвию бритвы — <text:span text:style-name="T17">Mission impossible</text:span></text:p>
      <text:p text:style-name="P137">&lt;Ужас возвращения из тёплого волшебного мира друзей в холодную скучную реальность.&gt;</text:p>
      <text:p text:style-name="P13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31"><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13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3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3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32">Доставая из стола ключи от машины, опять наткнулся взглядом на эскиз.</text:p>
      <text:p text:style-name="P13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32">Назову-ка я фантазию «Последний фанфик».</text:p>
      <text:p text:style-name="P132"/>
      <text:p text:style-name="P132"/>
      <text:p text:style-name="P132"/>
      <text:p text:style-name="P133"/>
      <text:p text:style-name="P133"/>
      <text:p text:style-name="P133"/>
      <text:p text:style-name="P133"/>
      <text:p text:style-name="P133"/>
      <text:p text:style-name="P133"/>
      <text:p text:style-name="P133"/>
      <text:p text:style-name="P13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33"/>
      <text:p text:style-name="P13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33"><text:soft-page-break/></text:p>
      <text:p text:style-name="P133"/>
      <text:p text:style-name="P133"/>
      <text:p text:style-name="P133"/>
      <text:p text:style-name="P13"/>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38">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37">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2"/>
      <text:p text:style-name="P2"/>
      <text:p text:style-name="P2"/>
      <text:p text:style-name="P2"/>
      <text:p text:style-name="P2"/>
      <text:p text:style-name="P2"/>
      <text:p text:style-name="P12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15T19:26:50.022495804</dc:date>
    <meta:editing-duration>P68DT4H27M26S</meta:editing-duration>
    <meta:editing-cycles>3292</meta:editing-cycles>
    <meta:generator>LibreOffice/5.0.2.2$Linux_X86_64 LibreOffice_project/00m0$Build-2</meta:generator>
    <meta:document-statistic meta:table-count="0" meta:image-count="0" meta:object-count="0" meta:page-count="142" meta:paragraph-count="2901" meta:word-count="65400" meta:character-count="435068" meta:non-whitespace-character-count="369359"/>
  </office:meta>
</office:document-meta>
</file>